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egoe UI" svg:font-family="'Segoe UI'"/>
    <style:font-face style:name="Segoe UI1" svg:font-family="'Segoe UI'" style:font-family-generic="swiss"/>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projekt</text:p>
      <text:p text:style-name="Subtitle">Peter Triesberger</text:p>
      <text:h text:style-name="Heading_20_2" text:outline-level="2"><text:a xlink:type="simple" xlink:href="../normal_chapters.odt#ChID:1%7Cregion">Prolog</text:a></text:h>
      <text:section text:style-name="Sect1" text:name="ScID:4">
        <text:p text:style-name="Text_20_body"><office:annotation>
      <dc:creator>Abschnitt</dc:creator>
      <dc:date>2023-08-07T14:19:43.36</dc:date>
      <text:p>~ Die Aktivisten Olaf, Cordula, Jochen und Kalle nähern sich einem geheimen Meereslabor. ~</text:p>
      <text:p/>
      <text:p><text:a xlink:href="../normal_scenes.odt#ScID:4%7Cregion">→Zusammenfassung</text:a></text:p>
     </office:annotation>Olaf spähte in die dunkle Nacht. Irgendwo da draußen, in einigen Seemeilen Entfernung, verbarg die Dunkelheit das Ziel, einen Ort namenlosen Schreckens. Achteraus, hoch oben über dem Boot, blinkten die roten Lichter des Offshore-Windparks am mondlosen Himmel. Der Wind flaute ab. Olaf spürte, wie der Zug des Großsegels nachließ und unregelmäßig wurde. Knarrend schlug der Baum hin und her. Nicht mehr lange, dachte Olaf, und die <text:span text:style-name="Emphasis">Global Savior</text:span> ist nur noch ein hilfloses Spielzeug der Strömung.</text:p>
        <text:p text:style-name="First_20_line_20_indent">„Zwei Glasen der Hundewache“, hörte er eine Gestalt im Dunkeln sagen. „Zeit, die Kapitänin zu wecken, Moses.“</text:p>
        <text:p text:style-name="First_20_line_20_indent">„Ich?“ fragte Olaf.</text:p>
        <text:p text:style-name="First_20_line_20_indent">„Wer sonst, du Makrele? Und ein bisschen plötzlich, sonst bekommst du den Tampen zu schmecken!“</text:p>
        <text:p text:style-name="First_20_line_20_indent">Das war es, was Olaf an dieser Sache nicht mochte. Alle an Bord tönten herum wie Seebären und waren doch nur Flachlandtiroler vom Bodensee oder sonst woher. Sie hatten nicht den Schimmer einer Ahnung, worauf sie sich da einließen, in einer schrottreifen Segeljacht umherzuschippern, mitten in der Nacht am Rand eines Offshore-Windparks. Seufzend machte er das Ruder fest, öffnete das Steckschott und schwang seine Beine hinab in die Kajüte. Es war stockfinster, doch Licht war verboten heute <text:soft-page-break/>Nacht. Also tastete Olaf sich nach achtern zur Steuerbordkoje. Er spürte einen Lockenkopf.</text:p>
        <text:p text:style-name="First_20_line_20_indent">„Au! Was ist los? Wer ist das?“</text:p>
        <text:p text:style-name="First_20_line_20_indent">„Ich bin’s, Olaf. Ich soll dich wecken, Cordula. Zwei – äh – Glasen der Hundewache.“</text:p>
        <text:p text:style-name="First_20_line_20_indent">„Okay, ich komme nach oben. Sind die Lichter gelöscht?“</text:p>
        <text:p text:style-name="First_20_line_20_indent">„Was sonst?“ Verdrossen kletterte Olaf wieder an Deck, wo sich im rötlichen Widerschein der Windräder die beiden Männer, die er als Jochen und Kalle kannte, am Dingi zu schaffen machten.</text:p>
        <text:p text:style-name="First_20_line_20_indent">„Was tut ihr da?“ fragte Olaf. Ihr wisst doch, dass wir keinen Sprit haben. Außerdem ist der Motor sowieso hinüber.“</text:p>
        <text:p text:style-name="First_20_line_20_indent">„Bist du verrückt, Moses? Nein – du wirst dich jetzt in die Riemen legen und das Schiff vom Windpark freischleppen.“</text:p>
        <text:p text:style-name="First_20_line_20_indent">Gegen seinen Willen musste Olaf lachen. „Ihr habt ja ’nen Knall.“</text:p>
        <text:p text:style-name="First_20_line_20_indent">„Na los, Olaf!“ hörte er die Stimme der Kapitänin hinter sich. „Du hast gehört, was Kalle gesagt hat.“</text:p>
        <text:p text:style-name="First_20_line_20_indent">„Das ist nicht zu schaffen“, verteidigte sich Olaf. Die <text:span text:style-name="Emphasis">Global Savior</text:span> verdrängt drei Tonnen, die schleppst du nicht von Hand gegen die Tide.</text:p>
        <text:p text:style-name="First_20_line_20_indent">Die Kapitänin schien zu überlegen. „Na gut. Dann ankern wir hier und ihr setzt die Aktion im Dingi fort. Es sind ohnehin nur noch zwei Seemeilen bis zum Labor.“</text:p>
        <text:p text:style-name="First_20_line_20_indent">Das Labor! Eine gigantische Offshore-Einrichtung, halb unter Wasser, in der geheime Tierversuche und gentechnische Experimente durchgeführt wurden. Und das heute, im aufgeklärten einundzwanzigsten Jahrhundert! Hatte jedenfalls Kalle gesagt, und Olaf war zunächst Feuer und Flamme gewesen, als er von dem Plan der <text:span text:style-name="Emphasis">Extinction Rebellion</text:span>-Leute <text:soft-page-break/>erfahren hatte, diesem Labor einen Besuch abzustatten, den Frevel zu dokumentieren und an die Öffentlichkeit zu bringen. So war es damals gewesen, in der gemütlichen <text:span text:style-name="Emphasis">Heringsbar</text:span> bei einem duftenden Kräuteromelette und einem Glas heißem, gut gesüßtem Tee. Inzwischen sah die Lage ein wenig anders aus. Die Kapitänin hatte zugegeben, dass sie bisher nur bei anderen Leuten mitgesegelt war, und dass man Olaf vor allem wegen seiner Segelerfahrung angeheuert hatte. Die beiden Aktivisten hatten sich als verschlossene Typen erwiesen, die sich nur an der Oberfläche leutselig gaben und Olaf mit Seemannslatein, oder was sie dafür hielten, aufzogen.</text:p>
        <text:p text:style-name="First_20_line_20_indent">Das Dingi war schon im Wasser. Eine Gestalt saß darin, eine andere reichte etwas unförmiges, Schweres hinab. Einen Seesack?</text:p>
        <text:p text:style-name="First_20_line_20_indent">„Vorsichtig, Kalle!“ Das war Jochens Stimme. „Verdammt! Beinahe wäre es nass geworden!“</text:p>
        <text:p text:style-name="First_20_line_20_indent">Sicher Scheinwerfer und Videokameras, dachte Olaf. <text:span text:style-name="Emphasis">Extinction Rebellion</text:span> war zwar aus dem Rampenlicht verschwunden, nachdem die Weltklima-Allianz die Macht ergriffen hatte, doch man besaß immer noch ein umfangreiches Netzwerk und erstaunliche Ressourcen. Olaf machte das Großfall los und holte das Segel ein. Am Bug sah er schemenhaft die Kapitänin. Die Ankerkette rasselte. Der Wind war jetzt komplett eingeschlafen. Müde und unregelmäßig blinkten die Positionslichter des Windparks. Sie würden also nicht alle zusammen die Aktion zu Ende bringen. Na schön, dann würde er eben bei einem warmen Tee die Stellung halten und sich die Beweise später anschauen. Bei Licht besehen war das Ganze ohnehin eine Schnapsidee. Aber wenn die alten <text:soft-page-break/>Säcke das durchziehen wollten, bitte sehr. Olaf rollte die Fockschot auf.</text:p>
        <text:p text:style-name="First_20_line_20_indent">„He, Moses! erscholl es von unten. „Wo bleibst du denn?“</text:p>
        <text:p text:style-name="First_20_line_20_indent">Olaf beugte sich über die Seereling. „Was gibt’s?“</text:p>
        <text:p text:style-name="First_20_line_20_indent">„Na los, Moses! Komm herab und leg dich in die Riemen!“</text:p>
        <text:p text:style-name="First_20_line_20_indent">Da kam auch schon die Kapitänin und drückte Olaf den Peilkompass mit der phosphoreszierenden Skala in die Hand.</text:p>
        <text:p text:style-name="First_20_line_20_indent">Oh Mist.</text:p>
        <text:p text:style-name="First_20_line_20_indent">Er hätte es wissen müssen.</text:p>
      </text:section>
      <text:p text:style-name="Heading_20_4">* * *</text:p>
      <text:section text:style-name="Sect1" text:name="ScID:5">
        <text:p text:style-name="Text_20_body"><office:annotation>
      <dc:creator>Abschnitt</dc:creator>
      <dc:date>2023-08-07T14:19:43.37</dc:date>
      <text:p>~ Als Olaf die Aktion abbrechen will, kommen Jochen und Kalle um. ~</text:p>
      <text:p/>
      <text:p><text:a xlink:href="../normal_scenes.odt#ScID:5%7Cregion">→Zusammenfassung</text:a></text:p>
     </office:annotation>Wie lange war Olaf jetzt gerudert? Sein Rücken schmerzte höllisch, und an den Händen hatten sich Blasen gebildet. Das kleine Boot schaukelte wie verrückt, immer wieder kam Wasser über. Auf was hatte er er sich nur eingelassen? Vielleicht war es das Vernünftigste, wieder zur <text:span text:style-name="Emphasis">Global Savior</text:span> zurückzurudern und die Sache auf sich beruhen zu lassen. Oder den Verdacht der Polizei zu melden. Das hätten sie gleich machen sollen, das wurde ihm jetzt klar.</text:p>
        <text:p text:style-name="First_20_line_20_indent">„Hört mal her, Leute …“ begann er.</text:p>
        <text:p text:style-name="First_20_line_20_indent">„Was ist?“ knurrte Jochen. „Schwächelst du schon, Moses?“</text:p>
        <text:p text:style-name="First_20_line_20_indent">„Warum kehren wir nicht einfach um und zeigen die Sache bei der Polizei an?“</text:p>
        <text:p text:style-name="First_20_line_20_indent">Kalle lachte im Dunkeln. „Was glaubst du denn, warum dieses Labor überhaupt existiert, Moses? Die Allianz hat ihre Augen überall, denen bleibt nichts verborgen. Denk doch nach: die Satelliten. Die Drohnen. Die Überwachung aller Kommunikation. Die wissen natürlich Bescheid.“</text:p>
        <text:p text:style-name="First_20_line_20_indent">Olaf verstand gar nichts mehr. „Aber dann kann es doch <text:soft-page-break/>nicht illegal sein, oder?“</text:p>
        <text:p text:style-name="First_20_line_20_indent">„Werd erwachsen, Moses! Glaubst du denn noch an die Politik? Die Politiker sind gekauft. Es werden Gesetze gemacht, um uns einzulullen, doch in Wahrheit arbeitet die Allianz nach dem Plan von jemand ganz Anderem.“</text:p>
        <text:p text:style-name="First_20_line_20_indent">Was erzählte der Mann da? Trotz der Kälte spürte Olaf, wie ihm die Ohren heiß wurden. Was waren das für Leute, mit denen er hier im Boot saß? Verschwörungstheoretiker? Verrückte Spinner? Wie weit würden sie gehen, wenn sich Olaf ihnen jetzt widersetzte? Er zog die Riemen ein und bewegte die schmerzenden Finger. Er musste Zeit gewinnen, um sich in der neuen Situation zurechtzufinden.</text:p>
        <text:p text:style-name="First_20_line_20_indent">„Ich brauche eine Pause. Dieses Labor ist weiter weg, als wir dachten. Außerdem glaube ich, wir haben den Kurs verloren. Der Gezeitenstrom hat uns sicher stark versetzt, seit wir die Lichter des Windparks zuletzt sahen.“</text:p>
        <text:p text:style-name="First_20_line_20_indent">Jochen zog etwas aus seiner Jackentasche und hielt es in die Höhe. Es piepte, und eine kleine Anzeige leuchtete auf.</text:p>
        <text:p text:style-name="First_20_line_20_indent">„Wir sind genau auf Kurs“, sagte er. „Pull jetzt weiter, Moses! Nur noch ein paar Minuten.“</text:p>
        <text:p text:style-name="First_20_line_20_indent">Was hatte der Mann da? Das musste ein High-Tech-Gerät sein, ein Peilempfänger, oder ein Satelliten-Dingsbums. Auf jeden Fall etwas, was Zivilpersonen nicht besitzen durften. Auch einfache Aktivisten kamen nicht an so etwas heran, das war sicher. Benommen setzte Olaf seine Arbeit fort. Bald piepte es abermals in Jochens Hand.</text:p>
        <text:p text:style-name="First_20_line_20_indent">„Wir sind da. Bereitmachen!“</text:p>
        <text:p text:style-name="First_20_line_20_indent">Olaf spähte ins Dunkel, konnte aber nicht das Geringste erkennen. Er hörte Kalle im Seesack herumkramen.</text:p>
        <text:p text:style-name="First_20_line_20_indent">„Die Zünder sind okay“, sagte Kalle leise zu Jochen.</text:p>
        <text:p text:style-name="First_20_line_20_indent"><text:soft-page-break/>„Zünder?“ fragte Olaf. „Aber …“</text:p>
        <text:p text:style-name="First_20_line_20_indent">„Schsch! Mund halten!“</text:p>
        <text:p text:style-name="First_20_line_20_indent">„Moment mal“, sagte Olaf. „Ihr habt einen Anschlag vor, stimmt’s? Das war aber nicht abgemacht. Damit will ich nichts …“</text:p>
        <text:p text:style-name="First_20_line_20_indent">„Halt jetzt sofort die Klappe, du Vollpfosten! Du willst nicht wissen, was passiert, wenn wir dieser Sache hier kein Ende bereiten. Also lass uns jetzt unseren Job erledigen und achte darauf, dass wir nicht abtreiben!“</text:p>
        <text:p text:style-name="First_20_line_20_indent">„Nicht abtreiben? Wovon redest du, Mann? Ich sehe ja überhaupt nichts!“</text:p>
        <text:p text:style-name="First_20_line_20_indent">Das Boot erzitterte unter einem dumpfen Schlag. Sie waren mit etwas kollidiert.</text:p>
        <text:p text:style-name="First_20_line_20_indent">„Gut so, Moses!“ ließ sich Kalle vernehmen. „Jetzt so bleiben!“</text:p>
        <text:p text:style-name="First_20_line_20_indent">Das Boot schwankte zur Seite, als Jochen etwas Schweres emporwuchtete. Jetzt war alles klar: Olaf hatte sich von Terroristen missbrauchen lassen, die gegen die neue Ordnung kämpften. Und dabei Tote und Verletzte riskierten. Das durfte Olaf nicht zulassen. Er musste die Menschen im Labor warnen.</text:p>
        <text:p text:style-name="First_20_line_20_indent">„Heda!“ brüllte er aus vollem Hals. „Ahoi!“</text:p>
        <text:p text:style-name="First_20_line_20_indent">„Bist du verrückt? Klappe halten, aber sofort!“</text:p>
        <text:p text:style-name="First_20_line_20_indent">Dann ging alles sehr schnell. Irgendwo hoch über ihnen leuchtete es hell auf. Ein Schrei ertönte, und das Boot machte einen Satz, als Jochen über Bord ging. Er strampelte heftig, Salzwasser spritzte Olaf ins Gesicht. Kalle fluchte, dann kippte Olaf hintenüber in die Plicht, während Kalle einen Satz machte und gurgelnd aus seinem Blickfeld verschwand. Das Licht ging wieder aus und Olaf rappelte sich <text:soft-page-break/>auf.</text:p>
        <text:p text:style-name="First_20_line_20_indent">„Kalle?“ rief er. „Jochen? Hört ihr mich?“</text:p>
        <text:p text:style-name="First_20_line_20_indent">Keine Antwort. Wasser plätscherte am Rumpf des kleinen Dingis.</text:p>
        <text:p text:style-name="First_20_line_20_indent">Vor Olafs Augen tanzten bunte Kreise. Sein Verstand weigerte sich, zu akzeptieren, was die Augen in dem kurzen Moment der Helligkeit gesehen hatten: Eine mächtige gewölbte Wand. Vernietete Stahlplatten. Und dann war da etwas aus dem Wasser gekommen. Etwas hatte sich um Kalles Körper geschlungen. Etwas milchig-Durchscheinendes, ein Tentakel, besetzt mit Hunderten runder Saugnäpfe. Olaf hatte so etwas schon einmal gesehen. Es war der Arm eines Kraken gewesen. Eines Riesenkraken.</text:p>
        <text:p text:style-name="First_20_line_20_indent">Olaf kämpfte gegen das Grauen an. Mit fliegenden Fingern griff er nach den Riemen. Einer entglitt ihm, der andere schlug dröhnend gegen etwas Hartes. Wieder flammten Scheinwerfer auf. Hinter der gleißenden Lichtquelle ertönte eine eiskalte Stimme:</text:p>
        <text:p text:style-name="First_20_line_20_indent">„Keine Bewegung!“</text:p>
      </text:section>
      <text:h text:style-name="Heading_20_2" text:outline-level="2"><text:a xlink:type="simple" xlink:href="../normal_chapters.odt#ChID:17%7Cregion">Kapitel 1</text:a></text:h>
      <text:section text:style-name="Sect1" text:name="ScID:68">
        <text:p text:style-name="Text_20_body"><office:annotation>
      <dc:creator>Abschnitt</dc:creator>
      <dc:date>2023-08-07T14:19:43.38</dc:date>
      <text:p>~ Richter nimmt eine illegale Schnapsbrennerei hoch. ~</text:p>
      <text:p/>
      <text:p><text:a xlink:href="../normal_scenes.odt#ScID:68%7Cregion">→Zusammenfassung</text:a></text:p>
     </office:annotation>„Da drüben, das ist der Hof.“ Geduckt schlich der Polizist über den regendurchweichten Kartoffelacker. Kommissar Linus Richter stapfte hinterher und strengte seine Augen an, um in der frühen Morgendämmerung etwas zu erkennen. Aus den Nebelschwaden ragten zwei reetgedeckte Dächer empor. Wohngebäude und Stall, vermutete Richter. Beim Näherkommen erkannte er außerdem mehrere flache Schuppen mit <text:soft-page-break/>Blechdächern. Einige hohe Bäume im Hintergrund, vermutlich Pappeln. Wenig Deckung. Lieferwagen im Hof. Schwere Erdklumpen hafteten an Richters Gummistiefeln. Er schlug den Ledermantel auf und zog seine Waffe aus dem Schulterhalfter.</text:p>
        <text:p text:style-name="First_20_line_20_indent">„Wo sind die Leute vom SEK?“, fragte er den Polizisten. „Ist die Zufahrt abgeriegelt?“</text:p>
        <text:p text:style-name="First_20_line_20_indent">Der Polizist hob bedauernd die Hände. „Wir sind nur eine Streifenwagenbesatzung. Zum SEK habe ich den Kontakt verloren, wahrscheinlich ist denen unterwegs der Strom ausgegangen.“</text:p>
        <text:p text:style-name="First_20_line_20_indent">Na toll, dachte Richter. In einer Viertelstunde würde es hell sein. Im Erdgeschoß des Wohngebäudes brannte Licht. Jetzt hörte Richter auch den Generator tuckern.</text:p>
        <text:p text:style-name="First_20_line_20_indent">„Wir können nicht länger warten,“ sagte er. „Ich gehe hinein. Ihr gebt mir Deckung.“</text:p>
        <text:p text:style-name="First_20_line_20_indent">„Aber das sind gefährliche Leute, Kommissar. Illuminaten, Fanatiker. Höchstwahrscheinlich bewaffnet.“</text:p>
        <text:p text:style-name="First_20_line_20_indent">„Wenn es überhaupt Illuminaten sind. Woher stammt die Information?“</text:p>
        <text:p text:style-name="First_20_line_20_indent">„Von den Russen. Und zwar offiziell.“</text:p>
        <text:p text:style-name="First_20_line_20_indent">Die russische Aufklärung mit ihren Drohnen und Satelliten war in der Regel eine verlässliche Quelle. Richter war vor Sonnenaufgang aus dem Bett geklingelt worden. Dieses Mal wollte man endlich diese geheime Bibliothek lokalisiert haben, von wo aus die Sekte der Illuminaten ihre Desinformationen über ganz Norddeutschland verstreute. Nun ja. Diese flachen Gebäude konnten tatsächlich Druckmaschinen beherbergen. Aber eine ganze Bibliothek? Wie auch immer, nun war er hier und konnte sich ein eigenes Bild machen. Die Jungs vom Sondereinsatzkommando hatten sich bestimmt <text:soft-page-break/>abgeseilt und frühstückten irgendwo in aller Ruhe. Die bekamen ihre Quittung später. Richter lud seine <text:span text:style-name="Emphasis">Makarow</text:span> durch und drückte die Türklinke. Abgeschlossen. Hier auf dem Land? Verdächtig.</text:p>
        <text:p text:style-name="First_20_line_20_indent">„Aufbrechen!“ befahl er. Ein zweiter Polizist, der ihnen gefolgt war, nahm Anlauf und ließ seine Schulter gegen die Tür krachen. Er stürzte mitsamt der Tür ins Haus. Richter sprang über den Körper hinweg mitten in die Stube, in der rechten Hand die Pistole, in der linken seine Dienstmarke.</text:p>
        <text:p text:style-name="First_20_line_20_indent">„Faktenkommission!“ rief er. „Hände hoch!“</text:p>
        <text:p text:style-name="First_20_line_20_indent">Auf einem Tisch waren Flaschen aufgereiht, am Boden standen Holzkisten. Stoppelbärtige Männer starrten verblüfft auf Richter und den Polizisten, der sich ächzend aufrappelte. Einer der Verdächtigen griff nach einem Gegenstand, einem Hammer.</text:p>
        <text:p text:style-name="First_20_line_20_indent">„Fallenlassen!“ befahl Richter, und der Mann ließ den Hammer fallen.</text:p>
        <text:p text:style-name="First_20_line_20_indent">Richter wedelte mit der Waffe.</text:p>
        <text:p text:style-name="First_20_line_20_indent">„Dort an die Wand, los!“ Er ging zum Tisch und nahm eine Flasche. Sie hatte ein Etikett mit russischen Hieroglyphen und enthielt eine klare Flüssigkeit. Kartoffelschnaps, vermutete Richter, schwarz gebrannt und als russischer Wodka etikettiert.</text:p>
        <text:p text:style-name="First_20_line_20_indent">„Das fällt in euer Ressort“, sagte Richter zu den Polizisten. „Ich schau mich kurz um und bin dann weg.“</text:p>
        <text:p text:style-name="First_20_line_20_indent">Die Bauern fluchten und jammerten über schlechte Kartoffelpreise und ruinöse Abgabequoten. Richter ignorierte sie und machte die Runde. Es gab einen Keller mit Kartoffelvorrat. Ein ehemaliger Viehstall beherbergte die Destille. Keine Bücher weit und breit. Keine PCs, Kopierer <text:soft-page-break/>oder Drucker. Von wegen Illuminaten, die Russen hatten ihn nur ausgenützt, um sich die Konkurrenz vom Hals schaffen zu lassen. Verdrossen ging er über den morastigen Hof zu den Schuppen. Auch hier keine Bücher. Es gab noch einen Kessel, in dem offenbar „irisches Bier“ aus Kartoffelschalen gebraut wurde. Mehrere Schachteln mit „<text:span text:style-name="Emphasis">Guinness“</text:span>-Etiketten standen auf dem Tisch herum. Na schön, dachte Richter, gegen die Vergiftung des Körpers hätten wir heute einen Schlag gelandet. Aber gegen die Vergiftung des Geistes sind wir wieder einmal erfolglos geblieben. Und nur das zählte für die Fakom-Kommissare. Dafür waren sie da. Das scharfe Schwert, das Lüge und Wahrheit trennt.</text:p>
        <text:p text:style-name="First_20_line_20_indent">Richter versuchte seine Dienststelle zu erreichen, doch es gab keinen Mobilfunkempfang hier. Die Streifenbeamten waren damit beschäftigt, die Personalien der Schwarzbrenner aufzunehmen, also machte sich Richter auf den Heimweg.</text:p>
        <text:p text:style-name="First_20_line_20_indent">Immerhin bin ich mal aus dem Büro herausgekommen, dachte er. Und heute kann ich früher Feierabend machen, um die obligatorische Mieterversammlung zu besuchen. Außerdem müsste ich wieder bei den Eltern vorbei schauen. Vielleicht ist ja ein Umweg drin, wo ich doch schon mal den Dienstwagen habe. Er stieg in den chinesischen <text:span text:style-name="Emphasis">Luster</text:span>-Elektrowagen und checkte den Batterieladestand. Fünfzehn Prozent, zu wenig, um in einem Rutsch zurück nach Groß-Wolfenbüttel zu kommen. Also war ein Ladestopp drin, das hieß, er konnte frühstücken. Sehr gut. Zufrieden rollte er auf die Landstraße hinaus. Seine nächste Spur führte zu einem alten Kloster irgendwo zwischen Hildesheim und Paderborn, und der Tippgeber war ein alter Bekannter ohne Bezug zur Unterwelt. Diese Illuminaten würde er schon noch zu fassen bekommen. <text:soft-page-break/>Das Gesetz hatte einen langen Atem, und das Schwert der Wahrheit war scharf.</text:p>
      </text:section>
      <text:h text:style-name="Heading_20_2" text:outline-level="2"><text:a xlink:type="simple" xlink:href="../normal_chapters.odt#ChID:27%7Cregion">Kapitel 2</text:a></text:h>
      <text:section text:style-name="Sect1" text:name="ScID:84">
        <text:p text:style-name="Text_20_body"><office:annotation>
      <dc:creator>Abschnitt</dc:creator>
      <dc:date>2023-08-07T14:19:43.38</dc:date>
      <text:p>~ Roland kommt dahinter, dass die Bundeskanzlerin nicht mehr lebt. ~</text:p>
      <text:p/>
      <text:p><text:a xlink:href="../normal_scenes.odt#ScID:84%7Cregion">→Zusammenfassung</text:a></text:p>
     </office:annotation>Roland spähte aus dem Fenster des dreizehnten Stocks in die dunkle Nacht.</text:p>
      </text:section>
      <text:p text:style-name="Heading_20_4">* * *</text:p>
      <text:section text:style-name="Sect1" text:name="ScID:85">
        <text:p text:style-name="Text_20_body"><office:annotation>
      <dc:creator>Abschnitt</dc:creator>
      <dc:date>2023-08-07T14:19:43.38</dc:date>
      <text:p>~ neue Szene 1 ~</text:p>
      <text:p/>
      <text:p><text:a xlink:href="../normal_scenes.odt#ScID:85%7Cregion">→Zusammenfassung</text:a></text:p>
     </office:annotation></text:p>
      </text:section>
      <text:p text:style-name="Heading_20_4">* * *</text:p>
      <text:section text:style-name="Sect1" text:name="ScID:86">
        <text:p text:style-name="Text_20_body"><office:annotation>
      <dc:creator>Abschnitt</dc:creator>
      <dc:date>2023-08-07T14:19:43.39</dc:date>
      <text:p>~ neue Szene 2 ~</text:p>
      <text:p/>
      <text:p><text:a xlink:href="../normal_scenes.odt#ScID:86%7Cregion">→Zusammenfassung</text:a></text:p>
     </office:annotation></text:p>
      </text:section>
      <text:h text:style-name="Heading_20_2" text:outline-level="2"><text:a xlink:type="simple" xlink:href="../normal_chapters.odt#ChID:18%7Cregion">Kapitel 3</text:a></text:h>
      <text:section text:style-name="Sect1" text:name="ScID:69">
        <text:p text:style-name="Text_20_body"><office:annotation>
      <dc:creator>Abschnitt</dc:creator>
      <dc:date>2023-08-07T14:19:43.39</dc:date>
      <text:p>~ Leonie erleidet einen Zusammenbruch ~</text:p>
      <text:p/>
      <text:p><text:a xlink:href="../normal_scenes.odt#ScID:69%7Cregion">→Zusammenfassung</text:a></text:p>
     </office:annotation>Die Bundestagsabgeordnete und Kanzlerkandidatin Leonie Schönbrunner trat in den Tagungsraum für das Morgenbriefing. Alle da? Sehr gut. Sie setzte sich ans Kopfende des Besprechungstisches. Roland Haubold schob ihr eine Tasse Kaffe hin. Ohne Milch und Zucker, wie sie es mochte, mit einer Süßstofftablette auf der Untertasse.</text:p>
        <text:p text:style-name="First_20_line_20_indent">„Danke, Roland.“ Sie ließ die Tablette in den Kaffee fallen. „Guten Morgen zusammen. Kommen wir gleich zur ersten Frage: Wie geht es der Bundeskanzlerin heute?“</text:p>
      </text:section>
      <text:section text:style-name="Sect1" text:name="ScID:104">
        <text:p text:style-name="First_20_line_20_indent"><office:annotation>
      <dc:creator>Abschnitt</dc:creator>
      <dc:date>2023-08-07T14:19:43.39</dc:date>
      <text:p>~ Neuer Abschnitt (ID104) ~</text:p>
      <text:p/>
      <text:p><text:a xlink:href="../normal_scenes.odt#ScID:104%7Cregion">→Zusammenfassung</text:a></text:p>
     </office:annotation>In seiner streberhaften Art schlug Roland einen <text:soft-page-break/>Klemmordner auf und hob die Hand.</text:p>
        <text:p text:style-name="First_20_line_20_indent">„Ja, Roland?“</text:p>
        <text:p text:style-name="First_20_line_20_indent">„Die Bundeskanzlerin ist stabil. Die Ärzte haben mir versichert, dass sie den Tag gut überstehen wird.“</text:p>
        <text:p text:style-name="First_20_line_20_indent">Das Problem war nämlich, dass die Regierungschefin nach mehr als fünfundzwanzig Jahren im Amt einen Zusammenbruch erlitten hatte und heimlich in die Charité gebracht worden war, wo man sie unter Ausschluss der Öffentlichkeit am Leben erhielt. Allerdings standen die Chancen gut, dass bald eine neue Kanzlerin auf demokratischem Weg gewählt werden musste. Und die würde Leonie Schönbrunner heißen. Doch das wollte gut vorbereitet sein. Um die hier Lebenden nicht unnötig zu beunruhigen, liefen die Regierungsgeschäfte zunächst weiter, als wäre nichts geschehen. Die Ansprachen der Kanzlerin wurden aus früheren Videoaufnahmen zusammengeschnitten. Die Fakom lieferte dafür das Material und das Know-how.</text:p>
        <text:p text:style-name="First_20_line_20_indent">„Gut.“ Leonie nickte. „Dann zum Tagesordnungspunkt zwei: der Klimakampf. Das Projekt <text:span text:style-name="Emphasis">Sanfte Sonne</text:span>.“</text:p>
        <text:p text:style-name="First_20_line_20_indent">„Läuft nach Plan, Leonie. Zweihundertfünfundsiebzig neue Werke in Deutschland. Die Vertreter der Weltklimaallianz lassen ihre herzlichsten Glückwünsche ausrichten.“</text:p>
        <text:p text:style-name="First_20_line_20_indent">Ausgezeichnet, dachte Leonie. Das nimmt den Druck etwas von uns. Dann können wir uns auf die Regierungsumbildung konzentrieren.</text:p>
        <text:p text:style-name="First_20_line_20_indent">„Schön.“ Sie sah auf ihre Agenda. „Punkt drei: Pandemie. Was gibt’s dazu zu sagen?“</text:p>
        <text:p text:style-name="First_20_line_20_indent">„Wallach hat uns den neuen Impfstoff gegen die <text:span text:style-name="Emphasis">Tau-Epsilon</text:span>-Variante zugesagt. Die Informationskampagne läuft an. Fehlen nur noch Leute für die Impfzentren.“</text:p>
        <text:p text:style-name="First_20_line_20_indent">„Darum sollen sich die Kommunen kümmern. Wofür halten die <text:soft-page-break/>uns denn? Für Zauberer? Was wir tun können, haben wir getan, oder?“</text:p>
        <text:p text:style-name="First_20_line_20_indent">„Sicher, Leonie. Das Parlament wird heute die Verlängerung des Ausnahmezustands einstimmig beschließen.“</text:p>
        <text:p text:style-name="First_20_line_20_indent">„Da das also geklärt wäre, wenden wir uns den parteiinternen Themen zu. Ich habe gehört, dass die Staatsrätin Üzel von der Fakom ohne mein Wissen zu – hm – Konsultationen nach Berlin beordert wurde. Roland, was kannst du mir darüber sagen? Muss ich mir Sorgen über die Faktenkommission machen?“ Leonie nahm einen Schluck Kaffee. Die Süßstofftablette hatte einen grünlich schillernden Schaumfleck an der Oberfläche erzeugt. Seltsam, dachte Leonie, dass mir das noch nie aufgefallen ist. Wir beachten die kleinen Dinge viel zu wenig. Dabei ist das doch das Erfolgsrezept unserer Partei: achtsam sein, auch in den kleinsten Dingen des Alltags.</text:p>
        <text:p text:style-name="First_20_line_20_indent">Aber was war das? Plötzlich überlief es sie heiß und kalt. Schwindel packte sie. Sie ließ die Tasse fallen und griff ächzend nach der Tischkante. Alles drehte sich. Verschwommen sah sie, wie eine Gestalt – Roland? – die Kaffeetasse an sich nahm. Es wurde laut im Raum, dann umfing sie Dunkelheit.</text:p>
      </text:section>
      <text:p text:style-name="Heading_20_4">* * *</text:p>
      <text:section text:style-name="Sect1" text:name="ScID:70">
        <text:p text:style-name="Text_20_body"><office:annotation>
      <dc:creator>Abschnitt</dc:creator>
      <dc:date>2023-08-07T14:19:43.39</dc:date>
      <text:p>~ Leonie wird beurlaubt. ~</text:p>
      <text:p/>
      <text:p><text:a xlink:href="../normal_scenes.odt#ScID:70%7Cregion">→Zusammenfassung</text:a></text:p>
     </office:annotation>Als Leonie wieder zu sich kam, lag sie flach auf dem Rücken. Eine weiße Gestalt beugte sich über sie. Langsam wurde ihr Blick scharf, und sie erkannte die Doktrix Malo Schwammerl mit ihrem grauen Bürstenschnitt. Die wasserblauen Augen blickten gütig aus dem faltigen Gesicht. Neben ihr hing eine <text:soft-page-break/>Tropfflasche. jklkj lkj lkj lkj lj ljk lkj </text:p>
        <text:p text:style-name="First_20_line_20_indent">„Was ist passiert?“ fragte Leonie.</text:p>
        <text:p text:style-name="First_20_line_20_indent">Die Doktrix strich ihr mit der stets trockenen Hand über die Stirn.</text:p>
        <text:p text:style-name="First_20_line_20_indent">„Du hattest einen Kreislaufkollaps, meine Liebe. Deine Blutwerte sind besorgniserregend. Du ernährst dich falsch. Du hast zu wenig Bewegung.“</text:p>
        <text:p text:style-name="First_20_line_20_indent">Schwach winkte Leonie ab. Von der Doktrix hörte sie immerzu dasselbe, dabei war sie ständig auf Achse, rannte von einem Vortragssaal zum anderen, nahm alle Tabletten, die man ihr verschrieb, und anständig essen ging sie auch regelmäßig mit den NGO-Lobbyisten. Nein, das war etwas Neues. Etwas Ungewohntes. Was war geschehen? Egal, jetzt war es vorüber. Sie wollte sich aufrichten, doch sofort begann sich der Raum um sie herum zu drehen. Sie ließ sich zurücksinken und wartete darauf, dass der Schwindel nachließ. Eine undeutliche Gestalt erschien über der Schulter der Doktrix.</text:p>
        <text:p text:style-name="First_20_line_20_indent">„Malo hat recht“, sagte die Gestalt mit der Stimme von Roland Haubold. „Du musst dringend ausspannen. Weißt du was? Du fährst für ein paar Tage nach Hause in deinen Wahlkreis. Ich halte hier die Stellung und informiere dich über die neuesten Entwicklungen.“</text:p>
        <text:p text:style-name="First_20_line_20_indent">„Das halte ich für eine sehr gute Idee“, bekräftigte Malo. „Du wirst sehen, nach drei Tagen im Norden kommst du als neugeborener Mensch zurück.“</text:p>
        <text:p text:style-name="First_20_line_20_indent">Roland hier das Steuer überlassen? Kam nicht in Frage! Leonie wollte widersprechen, bekam aber keinen Ton heraus.</text:p>
        <text:p text:style-name="First_20_line_20_indent">„Ganz ruhig bleiben!“ Malo tätschelte Leonies Kopf. „Du musst jetzt jede Anstrengung vermeiden, sonst nimmt das noch <text:soft-page-break/>ein böses Ende. Denk nur an die Bundeskanzlerin!“</text:p>
        <text:p text:style-name="First_20_line_20_indent">Was hatte die Bundeskanzlerin damit zu tun? Die war mit ihren zweiundsiebzig Jahren eine verbrauchte Frau, aber Leonie war doch erst fünfzig. In den besten Jahren also, mit einer großen Zukunft vor sich. Dennoch … vielleicht hatten die Beiden ja recht. Dieser andauernde Stress machte sie fertig. Ihre Gedanken wurden klarer. Sie sollte sich wirklich wieder einmal in ihrem Wahlkreis sehen lassen. Unter die ganz normalen Menschen gehen. Ausspannen. Sie könnte sich als Ehrengast in kommunale Versammlungen setzen und ein paar Hände schütteln. War da nicht das Chemiewerk in Groß-Wolfenbüttel? <text:span text:style-name="Emphasis">Sanfte Sonne XIV?</text:span> Es sollte in den nächsten Tagen in Betrieb gehen, da würde sich ihre Anwesenheit gut machen. Schließlich war sie eine demokratisch gewählte Vertreterin der Menschen, die dort lebten. Der Gedanke begann ihr zu gefallen. Sie schloss die Augen und nickte.</text:p>
        <text:p text:style-name="First_20_line_20_indent">„Ausgezeichnet“, freute sich Roland. „Ich organisiere gleich eine Limousine und informiere dein Personal in Groß-Wolfenbüttel. Und schone dich. Wir wollen doch keine zwei Spitzenkräfte auf einmal verlieren, oder?“</text:p>
      </text:section>
      <text:h text:style-name="Heading_20_2" text:outline-level="2"><text:a xlink:type="simple" xlink:href="../normal_chapters.odt#ChID:2%7Cregion">Kapitel 4</text:a></text:h>
      <text:section text:style-name="Sect1" text:name="ScID:1">
        <text:p text:style-name="Text_20_body"><office:annotation>
      <dc:creator>Abschnitt</dc:creator>
      <dc:date>2023-08-07T14:19:43.39</dc:date>
      <text:p>~ Die Vorsitzende des Mieterkomitees berichtet über die Erfolge von Regierung und Verwaltung. ~</text:p>
      <text:p/>
      <text:p><text:a xlink:href="../normal_scenes.odt#ScID:1%7Cregion">→Zusammenfassung</text:a></text:p>
     </office:annotation>Aus Platzgründen fand die Mieterversammlung wieder im Stadtzentrum statt, in der evangelischen Kirche <text:span text:style-name="Emphasis">Beatae Mariae Virginis</text:span> am Kornmarkt. Die Schäden der Frühjahrsstürme waren ihr noch deutlich anzusehen, entlang den Außenwänden hatte man zerbrochene Schieferplatten <text:soft-page-break/>angehäuft. Linus Richter schüttelte das Wasser von seinem Regenmantel, zeigte dem Posten den Impfausweis und drückte die schwere Tür zum Hauptschiff auf. Drinnen wurde gerade die Anwesenheit kontrolliert: „Okoli … Paratas … Pretzner … Radic … Rah’fah … Reicholf … Reismüller …“ Mit monotoner Stimme verlas die Protokollführerin die Liste mit den Namen der Mietenden im Bezirk <text:span text:style-name="Emphasis">Schwedenschanze II</text:span>. Altar und Taufstein waren mit Tüchern verhüllt; unter der Kanzel hatte man eine Reihe Stühle für das Komitee aufgestellt, die Ehrengäste saßen wie immer in der ersten Bankreihe. Das Kreuz über dem Altar war durch die üblichen Porträts ersetzt worden: Kamala Harris, Xi Jinping und Wladimir Putin. Von den Seiten des Chors blickten streng und vorwurfsvoll Greta Thunberg und Noah Fasel aus den blattvergoldeten Rahmen auf die Gemeinde herab. Diese machte einen vollzähligen Eindruck, die Reihen waren gut gefüllt: Die Maßnahmen vom letzten Jahr zeigten Wirkung. Richter sah sich nach einem freien Platz um.</text:p>
        <text:p text:style-name="First_20_line_20_indent">„Hey, Linus! Hierher!“ In der vierten Reihe links rückte Henry Mbeko zur Seite, und Richter quetschte sich an den Knien seiner Mitmietenden vorbei, deren Gesichtsausdruck unter den Schutzmasken nur zu erahnen war.</text:p>
        <text:p text:style-name="First_20_line_20_indent">„Richter!“ die Tonlage der Protokollführerin hatte sich verändert.</text:p>
        <text:p text:style-name="First_20_line_20_indent">„Hier!“ rief Richter.</text:p>
        <text:p text:style-name="First_20_line_20_indent">„Schön“, ließ sich die Vorsitzende vernehmen. „Dann können wir wohl beginnen.“ Einige Köpfe drehten sich zu Richter um, der entschuldigend die Hände hob. Die Vorsitzende räusperte sich und zog ihren Strickschal enger.</text:p>
        <text:p text:style-name="First_20_line_20_indent">„Liebe Mietende, willkommen zur einundzwanzigsten <text:soft-page-break/>Vollversammlung des Bezirks <text:span text:style-name="Emphasis">Schwedenschanze II</text:span>. Ich begrüße unsere Ehrengäste: unsere Bezirksbürgermeisterin Paola“ – eine dick eingemummelte Gestalt erhob sich zur Hälfte –, „den Verbindungsoffizier der Weltklimaallianz, Leutnant Sun Zhemin“ – eine militärische Pelzmütze nickte kaum merklich –, „und unsere Bundestagsabgeordnete Leonie Schönbrunner. Ich bitte um Applaus!“</text:p>
        <text:p text:style-name="First_20_line_20_indent">Gedämpftes Klatschen. Die meisten Anwesenden hatten ihre feuchten Handschuhe anbehalten. Leonie wurde zum Auditorium hin von ihren Bodyguards abgeschirmt, doch ihr Gesicht war allen wohl bekannt. Immerhin handelte es sich um eine Ikone der Klimajugend, Weggefährtin von Noah Fasel, dem ersten Märtyrer der Bewegung. Wie alt war sie jetzt wohl? Richter versuchte es im Kopf auszurechnen, doch es gelang ihm nicht. Ziemlich alt jedenfalls.</text:p>
        <text:p text:style-name="First_20_line_20_indent">„Alles klar, Linus?“ flüsterte Henry Mbeko, und knuffte Richter, dem schon der Rücken zu schmerzen begann, in die Seite. „Impfung gut überstanden?“</text:p>
        <text:p text:style-name="First_20_line_20_indent">„Was sonst“, brummte Richter. „Und bei euch? Geht’s Lizeka gut?“</text:p>
        <text:p text:style-name="First_20_line_20_indent">„Bestens, Linus, alles bestens. Komm doch mal bei uns vorbei. Man sieht dich kaum noch.“</text:p>
        <text:p text:style-name="First_20_line_20_indent">„Die Arbeit.“ Richter rollte mit den Schultern, um einem Krampf vorzubeugen.</text:p>
        <text:p text:style-name="First_20_line_20_indent">„Ruhe da vorne!“ zischte es hinter ihnen.</text:p>
        <text:p text:style-name="First_20_line_20_indent">Die Vorsitzende verlas den Jahresbericht. Es gab Erfolge zu vermelden. Die Hauptwasserleitung würde noch in diesem Jahr wieder in Betrieb genommen werden. Eine Lieferung von drei Tonnen Dachziegeln war vom Kreiskomitee genehmigt worden. Der jährliche Stromverbrauch pro Kopf hatte den <text:soft-page-break/>hervorragenden Wert von 246 Kilowattstunden erreicht, so dass Überkapazitäten in den Nachbarbezirk abgegeben werden konnten. „Das ist doch einen Applaus wert, liebe Mitmietende!“</text:p>
        <text:p text:style-name="First_20_line_20_indent">Verhaltener Applaus. Vereinzeltes Murren. Richter drehte sich um, konnte aber nur Augen und gerunzelte Stirnen sehen.</text:p>
        <text:p text:style-name="First_20_line_20_indent">„Außerdem ist das Anwesen im George-Floyd-Weg 19 in kommunalen Besitz übergegangen. Ich freue mich ganz besonders, die Schaffung von fünf neuen Wohneinheiten ankündigen zu können“, schloss die Vorsitzende. Richter hatte den früheren Eigentümer gekannt, der jetzt wegen Schwarzhandels und Schlimmerem einsaß. Fünf Räume hatte der für sich allein beansprucht in seinem Reihenhaus, alle gerammelt voll mit illegal gebranntem Schnaps und gehamsterten Lebensmitteln. Im Keller hatte man tatsächlich einen alten Öltank gefunden, mit sage und schreibe siebentausend Litern Heizöl darin. Bio-Öl sei es gewesen, hatte der Kerl bei der Vernehmung beteuert, „hundert Prozent pflanzlich“, doch das hatte ihm nicht geholfen. Sein Prozess war eine reine Formsache gewesen, und in fünfzehn Jahren würde er als hoffentlich besserer Mensch in die Gemeinschaft zurückkehren. Dass es solche Leute überhaupt noch gab! Mitten in der Katastrophe dachten sie nur an ihren eigenen Vorteil.</text:p>
      </text:section>
      <text:section text:style-name="Sect1" text:name="ScID:32">
        <text:p text:style-name="First_20_line_20_indent"><office:annotation>
      <dc:creator>Abschnitt</dc:creator>
      <dc:date>2023-08-07T14:19:43.40</dc:date>
      <text:p>~ Ein Mieter beschwert sich über die mangelhafte Energieversorgung. ~</text:p>
      <text:p/>
      <text:p><text:a xlink:href="../normal_scenes.odt#ScID:32%7Cregion">→Zusammenfassung</text:a></text:p>
     </office:annotation>Die Stimme der Vorsitzenden drang an sein Ohr.</text:p>
        <text:p text:style-name="First_20_line_20_indent">„Wir kommen jetzt zu euren Fragen. Wir werden sie zunächst sammeln, um anschließend gebündelt darauf einzugehen. Bitte fasst euch kurz.“ Ihr Blick schweifte durch das voll besetze Kirchenschiff. „Keine Fragen? Wunderbar. Nein – dort, ja bitte?“</text:p>
        <text:p text:style-name="First_20_line_20_indent"><text:soft-page-break/>Vor Richter stemmte sich eine bullige Gestalt hoch.</text:p>
        <text:p text:style-name="First_20_line_20_indent">„Die Fernheizung in der Salzdahlumer – äh – Göring-Eckardt-Straße! Wann wird die endlich wieder funktionieren? Wir haben sieben Grad in unserem Raum, meine ganze Familie ist krank.“</text:p>
        <text:p text:style-name="First_20_line_20_indent">Unruhe im Saal. „Impfverweigerer“, zischte jemand. Das war Unsinn, wusste Richter. Der Mann wäre nicht hier, hätten er und seine Mitbewohnenden nicht alle empfohlenen Impfungen. Dass sie trotzdem erkrankten, hatte sie allenfalls falschen Lebensgewohnheiten zu verdanken. Wie sollte das Gesundheitsministerium die Verantwortung für alle hier Lebenden übernehmen, wenn diese sich nicht an die Regeln hielten, ungesundes Zeug aßen, illegal gehandelten Alkohol tranken und keinen Sport trieben?</text:p>
        <text:p text:style-name="First_20_line_20_indent">„Weitere Fragen?“ Die Vorsitzende straffte die Schultern. Eine Hand erhob sich in der zweiten Reihe.</text:p>
        <text:p text:style-name="First_20_line_20_indent">„Ja, Jakob?“</text:p>
        <text:p text:style-name="First_20_line_20_indent">Richter erkannte Jakob Bolz, den zweiten Sprecher des Gemeinde-Klimarats. Der stand auf und drehte sich zum Auditorium um.</text:p>
        <text:p text:style-name="First_20_line_20_indent">„Das kann ich schnell beantworten“, rief er streng. „Ich muss noch einmal darauf hinweisen, dass der Klimarat den Betrieb von Fernheizungen ausdrücklich verurteilt hat. Schaut euch doch um, Freund-innen! Wir ziehen alle an einem Strang, um die Klimakatastrophe aufzuhalten, jedenfalls beinahe alle“ – er warf dem Mann vor Richter einen Blick zu –, „da sind smartere Lösungen gefragt. Wendet euch an euren Vermietenden, wenn die Heizung nicht funktioniert. Laut geltendem Recht habt ihr Anspruch auf fünfzehn Grad in geschlossenen Räumen.“</text:p>
        <text:p text:style-name="First_20_line_20_indent"><text:soft-page-break/>Der Mann aus der Göring-Eckardt-Straße stand immer noch. Purpurrot quoll sein Nackenwulst über den Mantelkragen. Wie kann man heutzutage noch so übergewichtig sein, schoss es Richter durch den Kopf. Der Mann keuchte.</text:p>
        <text:p text:style-name="First_20_line_20_indent">„Das ist nicht zu fassen! Der Vermie- äh, Vermietende sagt, er sei pleite, nachdem seine Solaranlage ausgefallen ist. Ja, Strom haben wir auch nicht!“</text:p>
        <text:p text:style-name="First_20_line_20_indent">„Unsinn!“ rief Bolz. „Alle Wohnungen haben Strom, das geht eindeutig aus unserem Quartalsbericht hervor. Wenn dein Vermietender seinen Verpflichtungen in irgendeiner Weise nicht nachkommen sollte, wäre das ein Fall für die Justiz.“</text:p>
        <text:p text:style-name="First_20_line_20_indent">„Was?“ der Mann vor Richter ballte die Fäuste. „Alle Wohnungen haben Strom? Dann kommt mal in unser Haus! Ihr Funktionäre habt doch überhaupt keine Ahnung, wie wir …“</text:p>
        <text:p text:style-name="First_20_line_20_indent">„Das reicht.“ Richter war ebenfalls aufgestanden und drückte den Fremden auf die Bank zurück. „Schluss jetzt“, raunte er dem Mann ins Ohr. „Ich notiere den Namen des Vermietenden und man wird sich um die Sache kümmern.“</text:p>
        <text:p text:style-name="First_20_line_20_indent">„Aber …“ Der Dummkopf sträubte sich immer noch. Sah er nicht ein, dass er dabei war, sich um Kopf und Kragen zu reden? Was sollte dieser Defätismus?</text:p>
        <text:p text:style-name="First_20_line_20_indent">„Es ist zu deinem Besten, Mann. Keine Miesmacherei, verstanden?“</text:p>
        <text:p text:style-name="First_20_line_20_indent">„Danke für diesen Beitrag“, rief die Vorsitzende. „Weitere Fragen? Keine? Schön, dann hat Leutnant Sun von der Klimaallianz das Wort. Darf ich Sie vor die Kanzel bitten, Herr Leutnant?“</text:p>
      </text:section>
      <text:section text:style-name="Sect1" text:name="ScID:33">
        <text:p text:style-name="First_20_line_20_indent"><office:annotation>
      <dc:creator>Abschnitt</dc:creator>
      <dc:date>2023-08-07T14:19:43.40</dc:date>
      <text:p>~ Der Vertreter der Weltklimaallianz macht Druck. ~</text:p>
      <text:p/>
      <text:p><text:a xlink:href="../normal_scenes.odt#ScID:33%7Cregion">→Zusammenfassung</text:a></text:p>
     </office:annotation>Der Soldat war schon vorne, salutierte vor dem Bild der Drei Großen Klimaretter, machte eine zackige Kehrtwendung und schnippte mit dem Finger. Eine kleine Frau mit <text:soft-page-break/>lackschwarzem Haarschopf wuselte herbei, die Dolmetscherin. Der Leutnant sagte etwas auf Chinesisch, und die Dolmetscherin übersetzte:</text:p>
        <text:p text:style-name="First_20_line_20_indent">„Leutnant Sun überbringt der Bezirksversammlung die herzlichsten Grüße der Delegierten des XXXIII. Kongresses der Weltklimaallianz.“</text:p>
        <text:p text:style-name="First_20_line_20_indent">Das Komitee applaudierte so lange, bis alle Anwesenden im Kirchenschiff eingestimmt hatten. Dann sprach der Leutnant weiter.</text:p>
        <text:p text:style-name="First_20_line_20_indent">„Die Weltklimaallianz weiß die Anstrengungen der Menschen in Deutschland, den Klimawandel zu stoppen, zu würdigen. Deutschlands Rolle als Vorbild für die Weltbevölkerung ist unbestritten.“</text:p>
        <text:p text:style-name="First_20_line_20_indent">Wieder Applaus.</text:p>
        <text:p text:style-name="First_20_line_20_indent">„Die Menschen glauben, die Verantwortung für den Kampf gegen den Klimawandel gehe von den Herrschenden aus. Das stimmt auch. Aus diesem Grund haben sich einst die drei mächtigsten Anführer“ – Leutnant Sun machte eine Geste in Richtung der Porträts der Drei Großen Klimaretter – „zusammengeschlossen und die richtigen Maßnahmen ergriffen.“</text:p>
        <text:p text:style-name="First_20_line_20_indent">Applaus vom Komitee. Eine Windbö ließ die bleiverglasten Kirchenfenster knirschen. Unauffällig blickte Richter nach rechts und links. Die Leute senkten die Köpfe. Alle wussten, was jetzt kommen würde.</text:p>
        <text:p text:style-name="First_20_line_20_indent">Zornig zogen sich die Augenbrauen des Bezirks-Verbindungsoffiziers zusammen, als er mit schriller Stimme fortfuhr.</text:p>
        <text:p text:style-name="First_20_line_20_indent">„Wir leben in einer Welt ohne Kriege“, übersetzte die kleine Chinesin. „Unsere Existenz – der Alten wie der Jungen – hat ein historisch nie dagewesenes Maß an Sicherheit, <text:soft-page-break/>Wohlstand und Geborgenheit erreicht. Doch es schmerzt zu sagen: Die Klimakatastrophe ist bei weitem noch nicht überwunden. Städte werden überflutet, und zwar jetzt. Wälder werden von Stürmen zerstört, heute. Gletscher verschwinden. Ernten verderben. Schädliche Gase werden freigesetzt. Und warum?“</text:p>
        <text:p text:style-name="First_20_line_20_indent">Der Offizier machte eine Pause. Niemand rührte sich.</text:p>
        <text:p text:style-name="First_20_line_20_indent">„Wir alle wissen, warum der Klimawandel noch nicht aufgehalten werden konnte“, übersetzte die kleine Dolmetscherin. „Es ist Sabotage. Selbstsucht. Falsches Denken. Die Menschen sahen, wie ihre weisen Anführer den rechten Weg einschlugen, und glaubten, damit sei schon alles getan. Doch sie unterschätzten das Gift des Liberalismus, des Kapitalismus und des Nationalismus, das in vielen Köpfen fortwirkte. Viele dieser Köpfe konnten durch die Streitkräfte der Weltklimaallianz abgehauen werden, doch bei weitem noch nicht alle. Der Geist des Faschismus wirkt fort, und es liegt in der Verantwortung jeder und jedes Einzelnen, diesen Ungeist aufs entschlossenste zu bekämpfen. Im Anschluss an diese Versammlung werden sich alle Anwesenden zu einem Demonstrationszug formen und ins Zentrum marschieren. Die ganze Welt wird sehen, dass die demokratische Bevölkerung des Bezirks <text:span text:style-name="Emphasis">Schwedenschanze II</text:span> eine zum Äußersten entschlossene Front gegen Zweifler, Klimaleugner und Faschisten bildet.“</text:p>
        <text:p text:style-name="First_20_line_20_indent">Das Komitee klatschte enthusiastisch. „No pasarán!“ schrie Paola, die Bezirksbürgermeisterin. Gebieterisch hob Leutnant Sun Zhemin eine Hand.</text:p>
        <text:p text:style-name="First_20_line_20_indent">„Doch zuvor wird diese Versammlung gemeinsame und verbindliche Maßnahmen erarbeiten, um einen erhöhten Beitrag <text:soft-page-break/>zur Fortführung der Klimarettung zu leisten. Die Augen des XXXIII. Kongresses der Weltklimaallianz sind jetzt auf euch gerichtet. Ich übergebe an die Vorsitzende.“</text:p>
        <text:p text:style-name="First_20_line_20_indent">Nachdem diese Worte übersetzt waren, salutierte Leutnant Sun Zhemin abermals vor den Bildnissen der Großen Drei, und marschierte hinaus. Die Bundestagsabgeordnete Schönbrunner folgte ihm mit ihrem Tross, gestützt auf einen gutaussehenden Leibwächter. Man hörte die Kirchentür zuschlagen.</text:p>
      </text:section>
      <text:section text:style-name="Sect1" text:name="ScID:34">
        <text:p text:style-name="First_20_line_20_indent"><office:annotation>
      <dc:creator>Abschnitt</dc:creator>
      <dc:date>2023-08-07T14:19:43.40</dc:date>
      <text:p>~ Richter verhindert einen Krawall. ~</text:p>
      <text:p/>
      <text:p><text:a xlink:href="../normal_scenes.odt#ScID:34%7Cregion">→Zusammenfassung</text:a></text:p>
     </office:annotation>„Wer macht den Anfang?“ fragte die Vorsitzende.</text:p>
        <text:p text:style-name="First_20_line_20_indent">Richter dachte nach. Was ging noch? Um ihn herum rutschten die Leute unbehaglich auf den Kirchenbänken herum. Kälte kroch durch die feuchte Kleidung. Das war das Tückische an der globalen Erwärmung: Regional konnte es durchaus eiskalt werden, so wie schon die letzten vier Jahre in Deutschland. Das Wetter spielte einfach verrückt. Wenn wir doch nur alle konsequenter wären, dachte Richter. Aber es wollte ihm keine Idee kommen, die nicht schon bei einer der letzten Versammlungen vorgebracht worden wäre.</text:p>
        <text:p text:style-name="First_20_line_20_indent">„Na los, Freund-innen!“ Die Stimme der Vorsitzenden hatte jetzt etwas Flehendes. „Je schneller wir unseren Beschluss fassen, umso schneller sind wir hier weg. Oder wollt ihr bei Nacht demonstrieren?“</text:p>
        <text:p text:style-name="First_20_line_20_indent">Immer noch Stille im Publikum.</text:p>
        <text:p text:style-name="First_20_line_20_indent">„Jakob!“ Sie zeigte auf den zweiten Sprecher des Gemeinde-Klimarats. Der stand auf, rückte seine Brille über der Schutzmaske zurecht, und blätterte in seinem Notizbuch.</text:p>
        <text:p text:style-name="First_20_line_20_indent">„Der jährliche Durchschnitts-Stromverbrauch liegt also bei 246 Kilowattstunden pro Kopf. Das ist immer noch viel mehr als in China während des Langen Marsches. Wir würden ein <text:soft-page-break/>Zeichen setzen, wenn wir uns alle verpflichteten, unter die Zweihunderter-Marke zu kommen. Was denkt ihr?“</text:p>
        <text:p text:style-name="First_20_line_20_indent">Allgemeines Murren. Rechts hinten im Kirschenschiff ertönte eine weibliche Stimme:</text:p>
        <text:p text:style-name="First_20_line_20_indent">„Wenn wir das schaffen, heißt es hinterher wieder, es hätte nur am Wetter gelegen, und wir hätten uns in Wahrheit gar nicht angestrengt. Dann würgen sie uns eine rein. Das mache ich nicht noch einmal mit!“</text:p>
        <text:p text:style-name="First_20_line_20_indent">Allgemeines zustimmendes Murmeln.</text:p>
        <text:p text:style-name="First_20_line_20_indent">„Was Besseres?“ fragte Bolz beleidigt. „Nur zu, ich höre!“</text:p>
        <text:p text:style-name="First_20_line_20_indent">„Dann setzen wir doch ein Zeichen gegen den Faschismus!“ ließ sich jemand vernehmen. „Stellen wir dem Seefried den Laden auf den Kopf. Der hat’s weiß Gott verdient.“</text:p>
        <text:p text:style-name="First_20_line_20_indent">Der Seefried-Getränkemarkt akzeptierte seit einigen Wochen keine <text:span text:style-name="Emphasis">neuen Euro</text:span> mehr für seinen Stoff, nur noch Devisen. Trotzdem, dachte Richter, Krawalle brauchen wir jetzt am Wenigsten. Er drehte sich halb um.</text:p>
        <text:p text:style-name="First_20_line_20_indent">„Kein illegaler Aktivismus. Das wird nicht toleriert!“</text:p>
        <text:p text:style-name="First_20_line_20_indent">„Hört den Sheriff!“ rief jemand höhnisch.</text:p>
        <text:p text:style-name="First_20_line_20_indent">„Genau“, sagte Richter laut. „Wer will, kann seinem Protest mit einer Mahnwache Ausdruck verleihen, so wie das in der Zivilgesellschaft guter Brauch ist. Aber das Gesetz wird eingehalten: kein Hausfriedensbruch. Keine Sachbeschädigung. Keine Körperverletzung. Das ist mein Ernst.“</text:p>
        <text:p text:style-name="First_20_line_20_indent">„Spießer!“ rief jemand. Das tat weh. Richter verstand die Leute. Als Siebzehnjähriger hatte er selbst Kapitalisten und Profiteure gebrandmarkt. Aber jetzt waren doch die Richtigen am Ruder, Herrgott noch mal.</text:p>
        <text:p text:style-name="First_20_line_20_indent">„Wir sind alle erwachsen hier“, sagte er versöhnlich. <text:soft-page-break/>Überlassen wir es der Jugend, Zeichen zu setzen. Handeln wir vernünftig!“</text:p>
        <text:p text:style-name="First_20_line_20_indent">„Die Jugend!“ höhnte jemand. „Bei der ist doch Hopfen und Malz verloren!“</text:p>
        <text:p text:style-name="First_20_line_20_indent">Es wurde lebendig im Kirchenschiff.</text:p>
        <text:p text:style-name="First_20_line_20_indent">„Diese Schlaffis! Kein Engagement!“</text:p>
        <text:p text:style-name="First_20_line_20_indent">„Wir hatten noch Mumm damals –“</text:p>
        <text:p text:style-name="First_20_line_20_indent">Gelächter.</text:p>
        <text:p text:style-name="First_20_line_20_indent">„Ganz recht! Wir brannten unsere Schule nieder für das Klima. Aber heute lesen sie wieder Bücher …“</text:p>
        <text:p text:style-name="First_20_line_20_indent">„Was, dein Kind liest?“</text:p>
        <text:p text:style-name="First_20_line_20_indent">„Meins doch nicht, aber –“</text:p>
        <text:p text:style-name="First_20_line_20_indent">Die Vorsitzende erhob beide Hände. „Schluss jetzt! So kommen wir doch nicht weiter. Es geht um Beschlüsse, meine Freund-innen, um verbindliche demokratische Beschlüsse. Nicht um Vorwürfe und Anschuldigungen. hat jemand eine bessere Idee?“</text:p>
        <text:p text:style-name="First_20_line_20_indent">Linus hob die Hand.</text:p>
      </text:section>
      <text:p text:style-name="Heading_20_4">* * *</text:p>
      <text:section text:style-name="Sect1" text:name="ScID:3">
        <text:p text:style-name="Text_20_body"><office:annotation>
      <dc:creator>Abschnitt</dc:creator>
      <dc:date>2023-08-07T14:19:43.41</dc:date>
      <text:p>~ Richter kehrt in sein Heim zurück. ~</text:p>
      <text:p/>
      <text:p><text:a xlink:href="../normal_scenes.odt#ScID:3%7Cregion">→Zusammenfassung</text:a></text:p>
     </office:annotation>Als Linus Richter am Abend durchnässt und verfroren in sein Appartement zurückkehrte, stand im Sitzungsprotokoll zu lesen:</text:p>
        <text:p text:style-name="First_20_line_20_indent"><text:span text:style-name="Emphasis">Dem XXXIII. Kongress des Weltklimarats wird durch das Komitee der XXI. Mietendenvollversammung Schwedenschanze II folgender Beschluss mitgeteilt: Es wird verschärft gegen zersetzerische Tendenzen vorgegangen, insbesondere gegen die Desinformation, Aufstachelung und Verführung der örtlichen Jugend durch rassistische, nihilistische und leugnerische </text:span><text:soft-page-break/><text:span text:style-name="Emphasis">Kräfte mittels Verbreitung einschlägiger Lektüre. Maßnahmen werden ergriffen. Es findet ein striktes Controlling statt. Über die erzielten Erfolge wird unmittelbar der Bundestagsabgeordneten Leonie Schönbrunner (Partei des Demokratischen Konsenses) berichtet.</text:span></text:p>
        <text:p text:style-name="First_20_line_20_indent"><text:span text:style-name="Emphasis">Gezeichnet: Die Vorstehende.</text:span></text:p>
      </text:section>
      <text:h text:style-name="Heading_20_2" text:outline-level="2"><text:a xlink:type="simple" xlink:href="../normal_chapters.odt#ChID:3%7Cregion">Kapitel 5</text:a></text:h>
      <text:section text:style-name="Sect1" text:name="ScID:2">
        <text:p text:style-name="Text_20_body"><office:annotation>
      <dc:creator>Abschnitt</dc:creator>
      <dc:date>2023-08-07T14:19:43.41</dc:date>
      <text:p>~ Auf dem Weg zu einem Festakt lässt sich Leonie den Klimarettungsplan durch den Kopf gehen. ~</text:p>
      <text:p/>
      <text:p><text:a xlink:href="../normal_scenes.odt#ScID:2%7Cregion">→Zusammenfassung</text:a></text:p>
     </office:annotation>Leise schnurrend glitt die große Elektrolimousine durch den malerischen Vorort, vorbei an den Häuschen mit ihren begrünten Dächern, vorbei an den Vorgärten mit ihren Wohncontainern, vorbei an den majestätischen Windrädern. Die Bundestagsabgeordnete und Kanzlerkandidatin Leonie Schönbrunner kurbelte das Fenster herab und ließ einen kalten Strom frische, saubere Luft herein. Erinnerungen wurden wach. Hier war sie aufgewachsen, hier hatte der Kampf für die Zukunft begonnen. Wer hätte damals geglaubt, dass sie einmal eine Chemiefabrik einweihen würde! Ihre politische Karriere hatte mit dem erbitterten Kampf gegen die Industrie begonnen, die damals, in der alten Zeit noch, ausnahmslos im Dienst der Umweltzerstörung gestanden hatte. Die meisten Unternehmen pumpten wie besessen Treibhausgase in die Atmosphäre, ohne Rücksicht auf Verluste, und diejenigen, die das nicht direkt taten, förderten ein System, welches die Menschen in mannigfaltiger Weise zur Umweltzerstörung ermutigte. Sie ließen sie für sich arbeiten, sie zahlten ihnen Gehälter, sie trieben sie ins Dunkel, um sie alle zu knechten und ewig zu binden. Schon <text:soft-page-break/>Kinder in der Schule bekamen es eingetrichtert: Lernt, seid fleißig und bemüht euch, gute Bürger zu werden. Konsumenten. Verbraucher. Verursacht Plastikmüll und Kohlendioxid in Hülle und Fülle. Um die Probleme, die dadurch entstehen, zu lösen, müsst ihr dann noch mehr lernen, noch bessere Jobs anstreben. Forschen und entwickeln. Ihr müsst immer noch mehr Geld verdienen, um euren Lebensstandard zu halten, denn der Staat lässt sich die Umweltzerstörung über Steuern und Abgaben teuer bezahlen. Man machte sie glauben, es diene dem Anreiz zum Umweltschutz, es sei ein Instrument des Marktes, doch in Wahrheit war es der Staat selbst, der das Interesse am Verbrauch fossilen Brennstoffs hatte, um all die Steuermilliarden einnehmen zu können, mit dem er das perverse System am Laufen hielt.</text:p>
        <text:p text:style-name="First_20_line_20_indent">Alles, was damals den Kindern in der Schule beigebracht wurde, zielte auf Kolonialismus ab, auf Rassismus, auf die gewissenlose Zerstörung ihrer eigenen Lebensgrundlagen. Es sollte sie systematisch von ihren natürlichen Ressourcen entfremden und sie blind machen für die drohende Gefahr der endgültigen Zerstörung allen Lebens auf dieser einzigartigen, kostbaren Erde.</text:p>
        <text:p text:style-name="First_20_line_20_indent">Inspiriert von der charismatischen und genialen Greta Thunberg hatte Leonie damals mitgeholfen, diesen Teufelskreis aufzubrechen. Zuerst hatten sie den Schulunterricht bestreikt. Dann die Schulen angezündet. Lehrer und Eltern gegeißelt. Politiker gedemütigt.</text:p>
        <text:p text:style-name="First_20_line_20_indent">Und dann, über Nacht, kam die neue Ordnung. Die Großmächte China, Russland und USA taten sich zur Weltklimaallianz zusammen und erzwangen mit militärischem Druck einen globalen Kurswechsel und die Beendigung aller destruktiven <text:soft-page-break/>Konflikte. Das Neue Denken hielt Einzug in die deutsche Politik. Der Kampf wurde nun erstmals von oben her geführt. Die alten faschistoid geprägten Geheimdienste wurden zur parteitreuen Faktenkommission umgeschmiedet. Das Internet, Quelle von Desinformation und falscher Indoktrination, wurde abgeschafft. Alkohol wurde verboten, Wohnraum verdichtet. Deutschlands Industrie wurde endlich stillgelegt. Ein gerechtes Wirtschaftssystem trat an die Stelle des menschenfeindlichen Kapitalismus. Alle hier Lebenden erhielten das Anrecht auf ein bedingungsloses Grundeinkommen. Und dann war auch Leonie oben, ohne ihren Mitstreiter Noah Fasel allerdings, der allzu früh auf tragische Weise aus dem Leben geschieden war.</text:p>
        <text:p text:style-name="First_20_line_20_indent">Ach Noah, dachte Leonie, und spürte eine Träne im Augenwinkel, wenn du das hier noch erleben könntest. Auf den Trümmern der alten kapitalistischen Fabriken entsteht eine ganz und gar neue Industrie, ein Chemiewerk zum Wohl und zur Rettung dieses Planeten. Es wird, wie gleichzeitig hunderttausend andere Werke überall auf der Welt, unvorstellbare Mengen einer chemischen Substanz erzeugen, winzige Staubteilchen, die mit Ballons und Raketen hoch hinauf in die Stratosphäre gebracht und dort verteilt werden sollten, um damit den globalen Treibhauseffekt und gleichzeitig den menschengemachten Klimawandel ein für alle Mal zu beenden. Unter einer schützenden, das Sonnenlicht dämpfenden Partikelschicht, einer weltumspannenden Wolke, würden die Menschen endlich wieder frei atmen können.</text:p>
        <text:p text:style-name="First_20_line_20_indent">Endlich sah Leonie ihren Wahlkreis wieder. Seitdem man die Legislaturperiode auf zwanzig Jahre erhöht hatte, und die zeitraubenden Wahlkämpfe weggefallen waren, hatte sie ihre <text:soft-page-break/>alte Heimat nicht mehr gesehen. Und wie schön war es hier, unter all den vertrauten Menschen! Gestern hatte sie einer Mietendenversammlung beigewohnt, war wieder mitten unter den Wählenden mit ihren Sorgen und Nöten gewesen. Sie hatte sich mit eigenen Augen davon überzeugen können, wie sehr die hier Lebenden vom fortschreitenden Klimawandel betroffen waren, und sie würde die klare Botschaft nach Berlin mitnehmen: Nicht nachlassen, keine Opfer scheuen. Weiterkämpfen für den Erhalt unseres Planeten. Heute war also die Chemiefabrik <text:span text:style-name="Emphasis">Sanfte Sonne XIV </text:span>an der Reihe. Es war auch eine Delegation der Volksrepublik China angekündigt, da wurde bestimmt für Sicherheit gesorgt werden. Deshalb hatte sie ihren Leibwächtern Juri und Fjodor heute freigegeben, damit sie Geschenke für ihre Familien besorgen konnten.</text:p>
      </text:section>
      <text:section text:style-name="Sect1" text:name="ScID:31">
        <text:p text:style-name="First_20_line_20_indent"><office:annotation>
      <dc:creator>Abschnitt</dc:creator>
      <dc:date>2023-08-07T14:19:43.41</dc:date>
      <text:p>~ Leonie hat keine Rede vorbereitet und sucht telefonisch Hilfe bei Roland. ~</text:p>
      <text:p/>
      <text:p><text:a xlink:href="../normal_scenes.odt#ScID:31%7Cregion">→Zusammenfassung</text:a></text:p>
     </office:annotation>Und da fuhren sie auch schon auf den Hof der beeindruckenden Anlage. Von einem Lastwagen mit dem Emblem der Weltklimaallianz stiegen Soldaten herab und stellten sich in einer Reihe auf. Die kleinen Frauen dort drüben, das mussten die chinesischen Chemikerinnen sein. Die Limousine hielt an, und Leonie wartete, bis der Chauffeur ihr die Tür öffnete. Eine großgewachsene Frau kam mit ausgebreiteten Armen auf sie zu, das musste die Werksleiterin sein.</text:p>
        <text:p text:style-name="First_20_line_20_indent">„Leonie! Was für eine Freude, dich zu sehen!“ rief die Werksleiterin. Leonie konnte sich nicht an dieses Gesicht erinnern, doch sie lächelte professionell, bevor die andere Frau auf drei Meter herangekommen war und sich beide ihre Schutzmasken umbanden.</text:p>
        <text:p text:style-name="First_20_line_20_indent">„Du möchtest dich bestimmt noch frischmachen vor dem Festakt, nicht wahr?“ sagte die Werksleiterin. „Wir alle sind schon so auf deine Festrede gespannt!“</text:p>
        <text:p text:style-name="First_20_line_20_indent"><text:soft-page-break/>Eine Festrede? Leonie hatte nicht damit gerechnet, den Fakten, die allgemein bekannt waren, noch etwas hinzufügen zu müssen. Doch für eine Vollblutpolitikerin wie sie war das natürlich kein Problem. Sie checkte ihr Smartphone: Akku halb voll, ein Balken Empfang. Gut. Sie steckte es wieder ein. Ein riesiger schwarzer Geländewagen war gerade angekommen, das mussten die Chinesen sein. Die Werksleiterin schielte unruhig hinüber.</text:p>
        <text:p text:style-name="First_20_line_20_indent">„Wo kann ich mich frisch machen?“ fragte Leonie, und die Werksleiterin zeigte in Richtung eines Wohncontainerkomplexes, bevor sie sich umdrehte und auf die Chinesen zueilte. Leonie ging gemessenen Schrittes zu den Containern, bog um eine Ecke und hatte schon das Smartphone am Ohr.</text:p>
        <text:p text:style-name="First_20_line_20_indent">„Geh ran, Selina!“ rief sie. Im Parteibüro war jetzt wahrscheinlich Party. <text:span text:style-name="Emphasis">Ist die Katze aus dem Haus, tanzen die Mäuse auf dem Tisch.</text:span></text:p>
        <text:p text:style-name="First_20_line_20_indent">Schließlich meldete sich die Stimme von Roland Haubold: „Leonie! Was kann ich für dich tun?“</text:p>
        <text:p text:style-name="First_20_line_20_indent">„Roland? Was machst du in meinem Büro? Wo ist Selina?“</text:p>
        <text:p text:style-name="First_20_line_20_indent">„Ach, ich habe deine Leute in Urlaub geschickt. Sie wirkten alle überarbeitet. Aber keine Sorge, Leonie, ich sehe für dich nach dem Rechten.“</text:p>
        <text:p text:style-name="First_20_line_20_indent">Für Leonie war das durchaus Anlass zur Sorge, doch das hatte Zeit. Im Augenblick ging es darum, vor den Chinesen das Gesicht zu wahren. Dann sollte eben Roland ihr helfen.</text:p>
        <text:p text:style-name="First_20_line_20_indent">„Warum hat man mir nicht gesagt, dass ich hier eine Rede halten soll? Wie sehe ich jetzt aus?“</text:p>
        <text:p text:style-name="First_20_line_20_indent">„Eine Rede halten? Davon war nie die Rede, Ehrenwort. Du sollst dich doch vom Stress erholen.“ Roland hatte einen <text:soft-page-break/>Hang zum Kalauern, den Leonie normalerweise amüsant fand, doch jetzt nicht. „Lass mir sofort etwas Passendes aufs Phone schicken, hörst du? Und keine Ermahnungen jetzt!“</text:p>
        <text:p text:style-name="First_20_line_20_indent">„Schon nachgesehen, Leonie. Also für Chemiefabriken habt ihr hier nichts vorbereitet, aber wir könnten meinen Appell zum Schutz der Wölfe etwas abwandeln. Das wird gut ankommen, garantiert. Ist das Fernsehen da?“</text:p>
        <text:p text:style-name="First_20_line_20_indent">Leonie spähte um die Containerecke. „Weiß ich nicht.“ Sie sah eine Gruppe Männer in schwarzen Anzügen, die zusammen mit Werksleiterin einem Gebäude zustrebten. Von irgendwoher war quiekende Marschmusik zu hören. Die Soldaten standen stramm.</text:p>
      </text:section>
      <text:section text:style-name="Sect1" text:name="ScID:30">
        <text:p text:style-name="First_20_line_20_indent"><office:annotation>
      <dc:creator>Abschnitt</dc:creator>
      <dc:date>2023-08-07T14:19:43.42</dc:date>
      <text:p>~ Ein Anschlag findet statt. Leonie wird entführt. ~</text:p>
      <text:p/>
      <text:p><text:a xlink:href="../normal_scenes.odt#ScID:30%7Cregion">→Zusammenfassung</text:a></text:p>
     </office:annotation>„Ich muss jetzt los, Roland. So eine Pleite. Dass mir das nicht wieder vorkommt!“</text:p>
        <text:p text:style-name="First_20_line_20_indent">„Keine Sorge, Leonie“, hörte sie Roland noch sagen, dann fühlte sie sich plötzlich von starken Händen gepackt. Ein Sack stülpte sich über ihren Kopf, es wurde schwarz um sie.</text:p>
        <text:p text:style-name="First_20_line_20_indent">„Keine Dummheiten, Leonie“, sagte eine heisere Stimme dicht an ihrem Ohr. „Wir machen jetzt einen kleinen Ausflug miteinander.“</text:p>
        <text:p text:style-name="First_20_line_20_indent">„Habt ihr das Phone?“ fragte jemand anderes. „Gut, nicht ausschalten! Und fort jetzt!“</text:p>
        <text:p text:style-name="First_20_line_20_indent">Leonie wurde gestoßen. Sie war wie gelähmt. Ihre Zunge klebte am Gaumen, und alle Nackenhaare sträubten sich. Die Arme wurden ihr auf den Rücken gedreht, etwas festes, scharfkantiges schlang sich um ihre Handgelenke. Kabelbinder, dachte sie. Wie wir sie früher auch benutzten, für unsere Entführungen. Himmel!</text:p>
        <text:p text:style-name="First_20_line_20_indent">„Los, los!“ Leonie wurde am Ärmel gezerrt und strauchelte.</text:p>
        <text:p text:style-name="First_20_line_20_indent">Dann gab es einen Knall. Der Boden verschwand unter ihren <text:soft-page-break/>Füßen, und sie schlug der Länge nach auf dem Boden auf. Sie schnappte nach Luft unter der dichten Kapuze.</text:p>
        <text:p text:style-name="First_20_line_20_indent">„Verflucht!“ hörte sie die raue Stimme. „Was war das?“</text:p>
        <text:p text:style-name="First_20_line_20_indent">„Die Fabrik brennt!“ rief jemand.</text:p>
        <text:p text:style-name="First_20_line_20_indent">Jetzt folgte eine Welle weiterer Explosionen. Schreie ertönten.</text:p>
        <text:p text:style-name="First_20_line_20_indent">„War das jemand von euch?“ fragte die heisere Stimme. „Ich bring ihn um!“</text:p>
        <text:p text:style-name="First_20_line_20_indent">„Natürlich nicht. Ist jemand von euch verletzt?“</text:p>
        <text:p text:style-name="First_20_line_20_indent">„Wir sind okay. Die Alte bewegt sich auch noch.“</text:p>
        <text:p text:style-name="First_20_line_20_indent">„Gut. Die Aktion geht weiter wie geplant. Los jetzt!“</text:p>
        <text:p text:style-name="First_20_line_20_indent">Leonie wurde hochgehoben und in ein enges Gehäuse gequetscht. Einen Kofferraum? Sie hörte etwas über sich zuschlagen, dann verstummten die Geräusche. Kurz darauf setzte Gerüttel ein. Sie wurde weggefahren. Sie war entführt worden. Terroristen mit unbekannten Zielen hatten Leonie Schönbrunner, hochangesehene Bundestagsabgeordnete der Regierungspartei <text:span text:style-name="Emphasis">Demokratischer Konsens</text:span>, Kämpferin der ersten Stunde, entführt.</text:p>
      </text:section>
      <text:h text:style-name="Heading_20_2" text:outline-level="2"><text:a xlink:type="simple" xlink:href="../normal_chapters.odt#ChID:4%7Cregion">Kapitel 6</text:a></text:h>
      <text:section text:style-name="Sect1" text:name="ScID:6">
        <text:p text:style-name="Text_20_body"><office:annotation>
      <dc:creator>Abschnitt</dc:creator>
      <dc:date>2023-08-07T14:19:43.42</dc:date>
      <text:p>~ Nach dem Anschlag wird Richter die Ermittlung übertragen. ~</text:p>
      <text:p/>
      <text:p><text:a xlink:href="../normal_scenes.odt#ScID:6%7Cregion">→Zusammenfassung</text:a></text:p>
     </office:annotation>Ein dumpfer Schlag erschütterte das Amtsgebäude am Lessingplatz. Die Fensterscheiben knirschten in ihren Rahmen. Erschrocken drehte sich Kommissar Richter um.</text:p>
        <text:p text:style-name="First_20_line_20_indent">„Was war das?“</text:p>
        <text:p text:style-name="First_20_line_20_indent">„Hörte sich nach einer Explosion an, Chef“, sagte die Assistentin Luzie Freuer. „Soll ich nachsehen?“</text:p>
        <text:p text:style-name="First_20_line_20_indent">„Keine Witze, Luzie. Bring den Gefangenen in seine Zelle. <text:soft-page-break/>Ich kümmere mich selbst darum.“</text:p>
        <text:p text:style-name="First_20_line_20_indent">Er hatte gerade den Hausbesitzenden aus der Göring-Eckardt-Straße vernommen, der seine Mietenden ohne Strom im Kalten sitzen ließ. Seine Solaranlage kaputtgehen zu lassen war Sabotage im Klimakampf, eine böse Sache. Die Wohnungsbehörde würde das Haus übernehmen müssen.</text:p>
        <text:p text:style-name="First_20_line_20_indent">Das Telefon klingelte. Staatsrätin Idil Üzel war dran.</text:p>
        <text:p text:style-name="First_20_line_20_indent">„Linus, was war das eben?“</text:p>
        <text:p text:style-name="First_20_line_20_indent">„Eine Explosion, Idil. Mehr weiß ich auch nicht.“</text:p>
        <text:p text:style-name="First_20_line_20_indent">„Frag bei den Chinesen nach und schicke mir bis heute Abend einen vollständigen Bericht. Ich bin auf dem Weg nach Berlin.“</text:p>
        <text:p text:style-name="First_20_line_20_indent">„Wird gemacht, Idil.“</text:p>
        <text:p text:style-name="First_20_line_20_indent">„Ich übertrage dir den Fall, Linus. Und sorge vor allem dafür, dass jetzt keine Gerüchte und fake News in Umlauf kommen, hörst du? Der Erfolg von <text:span text:style-name="Emphasis">Sanfte Sonne XIV</text:span> darf nicht in Frage gestellt werden, was immer auch passiert.“</text:p>
        <text:p text:style-name="First_20_line_20_indent">„In Ordnung, Staatsrätin. Gute Reise.“</text:p>
      </text:section>
      <text:section text:style-name="Sect1" text:name="ScID:36">
        <text:p text:style-name="First_20_line_20_indent"><office:annotation>
      <dc:creator>Abschnitt</dc:creator>
      <dc:date>2023-08-07T14:19:43.42</dc:date>
      <text:p>~ Offensichtlich will die Weltklimaallianz den Anschlag vertuschen. ~</text:p>
      <text:p/>
      <text:p><text:a xlink:href="../normal_scenes.odt#ScID:36%7Cregion">→Zusammenfassung</text:a></text:p>
     </office:annotation>Die Chefin hatte aufgelegt. Richter wählte die Nummer des Klimaallianz-Verbindungsoffiziers.</text:p>
        <text:p text:style-name="First_20_line_20_indent">„Was kann ich für Sie tun, Kommissar?“ fragte der Obergefreite Fang, der allzeit beflissene Adjutant von Leutnant Sun.</text:p>
        <text:p text:style-name="First_20_line_20_indent">„Wissen Sie schon, was das gerade eben für eine Explosion war?“</text:p>
        <text:p text:style-name="First_20_line_20_indent">„Es gab keine Explosion“, sagte Fang. Wir haben zur Eröffnung der Chemiefabrik <text:span text:style-name="Emphasis">Sanfte Sonne XIV</text:span> Salutschüsse abgefeuert. Es läuft alles nach Plan, Kommissar. Machen Sie sich keine Sorgen.“ Mit diesen Worten legte der Obergefreite Fang auf.</text:p>
        <text:p text:style-name="First_20_line_20_indent"><text:soft-page-break/>Inzwischen war Kommissar Richters Büro voller Leute, die durcheinanderredeten und Kaffee verschütteten. Richter klopfte auf die Schreibtischplatte, um sich Gehör zu verschaffen.</text:p>
        <text:p text:style-name="First_20_line_20_indent">„Alles in Ordnung, Leute. Es waren Salutschüsse der Klimaallianz zur Eröffnung der Chemiefabrik. Kein Grund zur Aufregung. Alle wieder zurück an die Arbeit!“</text:p>
        <text:p text:style-name="First_20_line_20_indent">Die Leute gingen, und Richter begann zu tippen.</text:p>
        <text:p text:style-name="First_20_line_20_indent">„… stellte sicher, dass der Erfolg des Projekts <text:span text:style-name="Emphasis">Sanfte Sonne</text:span> in keinster Weise in Frage steht“, schloss er seinen Bericht.</text:p>
      </text:section>
      <text:section text:style-name="Sect1" text:name="ScID:37">
        <text:p text:style-name="First_20_line_20_indent"><office:annotation>
      <dc:creator>Abschnitt</dc:creator>
      <dc:date>2023-08-07T14:19:43.43</dc:date>
      <text:p>~ Leonies Entführer stellen absurde Forderungen. ~</text:p>
      <text:p/>
      <text:p><text:a xlink:href="../normal_scenes.odt#ScID:37%7Cregion">→Zusammenfassung</text:a></text:p>
     </office:annotation>Wieder klingelte das Telefon. Es war Luzie.</text:p>
        <text:p text:style-name="First_20_line_20_indent">„Linus, wir haben hier einen Anrufenden, der seinen Namen nicht nennen will. Er will mit der Chefin sprechen, aber die ist doch nicht da.“</text:p>
        <text:p text:style-name="First_20_line_20_indent">Richter seufzte. „Stell ihn durch, Luzie. Ich mache das.“</text:p>
        <text:p text:style-name="First_20_line_20_indent">Es knackte in der Leitung. „Ist dort die Fakom? Staatsrätin Üzel?“ ließ sich eine heisere Stimme vernehmen.</text:p>
        <text:p text:style-name="First_20_line_20_indent">„Ich bin Kommissar Linus Richter und vertrete heute die Staatsrätin Üzel. Womit kann ich dienen?“ Sicher ein besorgter Bürger, der einen Klimafrevel anzeigen will, dachte Richter. Warum können die damit nicht einfach zur Polizei gehen?</text:p>
        <text:p text:style-name="First_20_line_20_indent">„Hör mir gut zu, Linus“, sagte die heisere Stimme. „Wir haben die Abgeordnete Schönbrunner festgenommen. Sie ist des Verrats am Klimakampf schuldig.“</text:p>
        <text:p text:style-name="First_20_line_20_indent">„Was?“ Richter traute seinen Ohren nicht. „Davon weiß ich nichts. Wer bist du?“</text:p>
        <text:p text:style-name="First_20_line_20_indent">„Ich vertrete die Gruppe der <text:span text:style-name="Emphasis">Wahren Freunde der Erde</text:span>. Verrat wird bestraft.“</text:p>
        <text:p text:style-name="First_20_line_20_indent"><text:soft-page-break/><text:span text:style-name="Emphasis">Wahre Freunde der Erde?</text:span> Nie gehört, dachte Richter. Und die Abgeordnete Schönbrunner eine Verräterin? Leonie Schönbrunner?</text:p>
        <text:p text:style-name="First_20_line_20_indent">„Habt ihr Forderungen?“ fragte Richter. „Warum wendet ihr euch an uns, und nicht direkt an die Medien?“ Bei Entführungen hieß doch die allererste Forderung „keine Polizei“, das wusste Richter von seiner Ausbildung.</text:p>
        <text:p text:style-name="First_20_line_20_indent">„Netter Versuch, Linus. Du weißt, dass die Journalisten alle gekauft sind und unsere Aktion vertuschen werden, oder ins falsche Licht setzen. Nein, Linus. Wir fordern einen öffentlichen Prozess, und zwar von der Fakom gesteuert. Die Welt muss die Wahrheit über <text:span text:style-name="Emphasis">Sanfte Sonne </text:span>erfahren.“</text:p>
        <text:p text:style-name="First_20_line_20_indent">„Die Wahrheit? Die Wahrheit ist, dass es den Treibhauseffekt bald nicht mehr geben wird. Was glaubt denn ihr, ihr Spinner?“</text:p>
        <text:p text:style-name="First_20_line_20_indent">Schweigen am anderen Ende der Leitung. Hoffentlich hatte die Kollegen den Anruf bereits zurückverfolgt! In der Ferne heulte eine Sirene.</text:p>
        <text:p text:style-name="First_20_line_20_indent">„Also gut, Linus“, ertönte der Heisere. „Du glaubst, alle unsere Probleme sind gelöst, wenn wir nur die Sonneneinstrahlung verringern? Dann –“</text:p>
        <text:p text:style-name="First_20_line_20_indent">„Dann kühlt sich die Atmosphäre wieder ab“, unterbrach ihn Richter. „Was ist da so schwer zu verstehen? Das ist eine wissenschaftliche Tatsache.“</text:p>
        <text:p text:style-name="First_20_line_20_indent">„So. Und wenn die Sonneneinstrahlung abnimmt, woher soll dann der Solarstrom kommen? Verstehst du jetzt? Sie wollen über die Hintertür die Atomkraft wieder einführen. Das wollte sie schon immer, die sauberen Freunde vom <text:span text:style-name="Emphasis">Demokratischen Konsens.</text:span>“</text:p>
        <text:p text:style-name="First_20_line_20_indent">Oh Gott, dachte Richter, noch so ein <text:soft-page-break/>Verschwörungstheoretiker. Mit solchen Leuten redete man nicht. Er konnte nur versuchen, sie hinzuhalten, zu übertölpeln.</text:p>
        <text:p text:style-name="First_20_line_20_indent">„Okay“, sagte er, „das klingt logisch. Ihr lasst jetzt Leonie frei, und ich sorge dafür, dass sie einen fairen Prozess bekommt. Einverstanden?“</text:p>
        <text:p text:style-name="First_20_line_20_indent">Der Heisere lachte. „Das hättest du wohl gerne, was? Nein, mein Freund. Ihr organisiert einen Schauprozess, an dem die Verurteilte per Videoschaltung teilnehmen wird. Wir sind doch nicht blöd.“</text:p>
        <text:p text:style-name="First_20_line_20_indent">„Und wenn nicht?“ fragte Richter. Was hatte dieser Kerl überhaupt in der Hand? Gut möglich, dass er nur bluffte, und Leonie war überhaupt nicht entführt worden.</text:p>
        <text:p text:style-name="First_20_line_20_indent">„Dann werden wir –“</text:p>
        <text:p text:style-name="First_20_line_20_indent">Es knackte. Luzie war in der Leitung: „Linus, ein dringender Anruf für dich auf Leitung zwei.“</text:p>
      </text:section>
      <text:section text:style-name="Sect1" text:name="ScID:38">
        <text:p text:style-name="First_20_line_20_indent"><office:annotation>
      <dc:creator>Abschnitt</dc:creator>
      <dc:date>2023-08-07T14:19:43.43</dc:date>
      <text:p>~ Richters Chefin macht ihn für Leonies Freilassung verantwortlich. ~</text:p>
      <text:p/>
      <text:p><text:a xlink:href="../normal_scenes.odt#ScID:38%7Cregion">→Zusammenfassung</text:a></text:p>
     </office:annotation>„Nicht jetzt, Luzie!“ rief Richter genervt. Doch da meldete sich schon die schrille Stimme der Staatsrätin Idil Üzel.</text:p>
        <text:p text:style-name="First_20_line_20_indent">„Was muss ich da hören, Linus? Die Chemiefabrik brennt? Eine Bundestagsabgeordnete wurde getötet? Warum informierst du mich nicht?“</text:p>
        <text:p text:style-name="First_20_line_20_indent">„Das muss ein Irrtum sein, Chefin. Die Chemiefabrik ist okay. Und wegen der Abgeordneten habe hier gerade einen Anrufer, der –“</text:p>
        <text:p text:style-name="First_20_line_20_indent">„So. Hm. Gut. Ich erwarte einen vollständigen Bericht, Linus, und zwar subito! Du stehst mir dafür gerade, dass Leonie Schönbrunner wohlauf ist, verstanden? Die Fakom wird für ihre Sicherheit verantwortlich gemacht.“</text:p>
        <text:p text:style-name="First_20_line_20_indent">„Sicher, geht klar“, sagte Richter.</text:p>
        <text:p text:style-name="First_20_line_20_indent"><text:soft-page-break/>„Lass dir nicht einfallen, mich veralbern zu wollen, Linus. Leute, die an meinem Stuhl sägen, kann ich nicht gebrauchen.“</text:p>
        <text:p text:style-name="First_20_line_20_indent">Wer kann die schon gebrauchen, dachte Richter. Er wechselte auf die erste Leitung zurück, doch der Erpresser war nicht mehr da.</text:p>
      </text:section>
      <text:p text:style-name="Heading_20_4">* * *</text:p>
      <text:section text:style-name="Sect1" text:name="ScID:7">
        <text:p text:style-name="Text_20_body"><office:annotation>
      <dc:creator>Abschnitt</dc:creator>
      <dc:date>2023-08-07T14:19:43.43</dc:date>
      <text:p>~ Der Vertreter der Weltklimaallianz pfeift Richter zurück. ~</text:p>
      <text:p/>
      <text:p><text:a xlink:href="../normal_scenes.odt#ScID:7%7Cregion">→Zusammenfassung</text:a></text:p>
     </office:annotation>Stellen wir die Fakten zusammen, dachte Richter. Erstens: Laut offizieller Mitteilung des Weltklimarats-Verbindungsoffiziers war die Eröffnung des Chemiewerks <text:span text:style-name="Emphasis">Sanfte Sonne XIV</text:span> plangemäß verlaufen. Zweitens: Irgendjemand hatte gegenüber der Chefin behauptet, die Chemiefabrik brenne und die Abgeordnete sei tot. Klarer Fall: Die Chefin war nicht vor Ort, und die Quelle blieb ungenannt. Also fake News. Dann drittens, dieser heisere Anrufer. Ein Spinner und Verschwörungstheoretiker, alles Andere als eine glaubwürdige Quelle. Zufrieden ergänzte Richter seinen Bericht: „Nach der aktuellen Faktenlage gab es bei der reibungslos verlaufenen Eröffnung des Chemiewerks <text:span text:style-name="Emphasis">Sanfte Sonne XIV</text:span> keine Verletzten. Insbesondere die Bundestagsabgeordnete Leonie Schönbrunner erfreut sich bester Gesundheit.“</text:p>
        <text:p text:style-name="First_20_line_20_indent">Jetzt einen schönen Kräutertee, dachte Richter, und ging zur Teeküche. Die war gerammelt voll. Alle versuchten, einen Blick aufs Fenster zu erhaschen, vor dem sich schwarze Qualmwolken zusammenballten.</text:p>
        <text:p text:style-name="First_20_line_20_indent">„Das neue Chemiewerk brennt“, rief der Assistent Frank Placzinsky.</text:p>
        <text:p text:style-name="First_20_line_20_indent">„Was soll diese Behauptung?“ fragte Richter. „Und <text:soft-page-break/>überhaupt: warum hat nur die Hälfte von euch eine Maske auf?“</text:p>
        <text:p text:style-name="First_20_line_20_indent">„Aber Chef …“</text:p>
        <text:p text:style-name="First_20_line_20_indent">„Chef, ein Anruf!“ Das war Luzie aus Idils Vorzimmer.</text:p>
        <text:p text:style-name="First_20_line_20_indent">Was ist das nur für ein Tag heute, dachte Richter resigniert, und ging ohne Tee zurück in sein Büro. „Kommissar Richter am Apparat“, meldete er sich.</text:p>
        <text:p text:style-name="First_20_line_20_indent">Es war der Obergefreite der Volksarmee Fang. „Linus, was erzählen Sie da herum?“ fragte er ungewöhnlich schroff. „Das Chemiewerk soll brennen, und eine Abgeordnete eures Parlaments soll tot sein?“</text:p>
        <text:p text:style-name="First_20_line_20_indent">„Das habe ich nie gesagt“, verteidigte sich Richter. „Ich –“</text:p>
        <text:p text:style-name="First_20_line_20_indent">„Nun hören sie mir mal gut zu, Kommissar: Die Weltklimaallianz lässt keine Spielchen mit sich machen. Wenn Sie hier versuchen, quer zu treiben und Stimmung gegen unser Projekt <text:span text:style-name="Emphasis">Sanfte Sonne</text:span> zu machen, werden wir dem einen Riegel vorschieben, verstanden?“</text:p>
        <text:p text:style-name="First_20_line_20_indent">Richter schluckte. „Klar, ja, natürlich.“</text:p>
        <text:p text:style-name="First_20_line_20_indent">„Also bringen Sie das in Ordnung, Kommissar. Wir lieben es nicht, wenn die deutschen Behörden gegen uns arbeiten.“ Klick. Aufgelegt.</text:p>
      </text:section>
      <text:section text:style-name="Sect1" text:name="ScID:35">
        <text:p text:style-name="First_20_line_20_indent"><office:annotation>
      <dc:creator>Abschnitt</dc:creator>
      <dc:date>2023-08-07T14:19:43.44</dc:date>
      <text:p>~ Leonies Entführer verstärken den Druck. ~</text:p>
      <text:p/>
      <text:p><text:a xlink:href="../normal_scenes.odt#ScID:35%7Cregion">→Zusammenfassung</text:a></text:p>
     </office:annotation>Irgendwo im Haus klirrte Glas. Während sich Richter noch die Schläfen massierte, stürmte Placzinsky herein, in der Hand ein Päckchen.</text:p>
        <text:p text:style-name="First_20_line_20_indent">„Das wurde uns gerade durch die Fensterscheibe geworfen“, berichtete er schnaufend.</text:p>
        <text:p text:style-name="First_20_line_20_indent">„Hat man gesehen, wer’s war?“</text:p>
        <text:p text:style-name="First_20_line_20_indent">„Nein, Chef, wir waren gerade dabei, unsere Masken aufzusetzen.“</text:p>
        <text:p text:style-name="First_20_line_20_indent"><text:soft-page-break/>Richter seufzte. „Mach’s auf. Und zieh dir vorher die Handschuhe an, wie es sich gehört.“</text:p>
        <text:p text:style-name="First_20_line_20_indent">„Klar, Chef.“ Der Mann zog ein paar Latexhandschuhe aus der Brusttasche, streifte sie über seine behaarten Pranken und machte sich daran, einen Streifen Klebeband abzknibbeln.</text:p>
        <text:p text:style-name="First_20_line_20_indent">„Moment“, rief Richter, „was, wenn es eine Bombe ist?“</text:p>
        <text:p text:style-name="First_20_line_20_indent">Placzinsky hielt sich das Päckchen ans Ohr und schüttelte es kräftig. „Hört sich nicht wie eine Bombe an, Chef“, sagte er. Richter verdrehte die Augen. Wie schwer es doch heutzutage war, guten Nachwuchs von der Parteischule zu bekommen!</text:p>
        <text:p text:style-name="First_20_line_20_indent">„Dachte ich es doch, Chef: ein Ziegelstein.“ Triumphierend hielt er einen alten, rauchgeschwärzten und an den Kanten abgebröckelten Ziegel in der Hand. „Ich lasse ihn gleich auf Fingerabdrücke untersuchen.“</text:p>
        <text:p text:style-name="First_20_line_20_indent">„Sehr gut, Frank. Ist sonst noch etwas im Päckchen?“</text:p>
        <text:p text:style-name="First_20_line_20_indent">„Nein … doch! Hier, ein Tuch mit etwas Eingewickeltem darin. Mann, ist das versifft!“</text:p>
        <text:p text:style-name="First_20_line_20_indent">Richter durchfuhr es wie ein Blitzschlag. Das Ding, das ihm Placzinsky entgegenstreckte, war ein Finger. Der abgetrennte kleine Finger einer Frau.</text:p>
        <text:p text:style-name="First_20_line_20_indent">Frank Placzinskys Augen weiteten sich. Er ließ den Finger zu Boden fallen, und stürzte zur Tür hinaus. Dann erschien Luzie.</text:p>
        <text:p text:style-name="First_20_line_20_indent">„Ist was passiert, Chef?“</text:p>
        <text:p text:style-name="First_20_line_20_indent">„Nimm das da“ – Richter zeigte auf den Finger – „und bring ihn rüber ins Labor. Wir brauchen sofort eine DNS-Analyse.“</text:p>
      </text:section>
      <text:h text:style-name="Heading_20_2" text:outline-level="2"><text:soft-page-break/><text:a xlink:type="simple" xlink:href="../normal_chapters.odt#ChID:5%7Cregion">Kapitel 7</text:a></text:h>
      <text:section text:style-name="Sect1" text:name="ScID:8">
        <text:p text:style-name="Text_20_body"><office:annotation>
      <dc:creator>Abschnitt</dc:creator>
      <dc:date>2023-08-07T14:19:43.44</dc:date>
      <text:p>~ Roland will Leonies Posten und versucht, die Ermittlungen zu stoppen. ~</text:p>
      <text:p/>
      <text:p><text:a xlink:href="../normal_scenes.odt#ScID:8%7Cregion">→Zusammenfassung</text:a></text:p>
     </office:annotation>„Immer noch keine Nachricht von Leonie?“ fragte Roland Haubold, Abgeordneter der <text:span text:style-name="Emphasis">Partei des Demokratischen Konsenses</text:span>. Die unattraktive Sekretärin zuckte mit den Achseln.</text:p>
        <text:p text:style-name="First_20_line_20_indent">„Wahrscheinlich steckt sie wieder einmal in einem Funkloch.“</text:p>
        <text:p text:style-name="First_20_line_20_indent">Ich muss es wissen, dachte Haubold. Merkwürdige Gerüchte machten die Runde. Im Chemiewerk, das Leonie einweihen sollte, sollte es einen Unfall mit Toten und Verletzten gegeben haben. Angeblich war Leonie unter den Opfern. Doch das könnte auch eine gezielte Fehlinformation sein, um ihn aus der Reserve zu locken, ihm eine Falle zu stellen. Lange schon hatte er auf seine Gelegenheit gewartet, seine Vorgesetzte zu entthronen. Tief saß sein Groll, denn eigentlich sollte er, Roland Haubold, an ihrer Stelle sein. Sie dachte schon nicht mehr an diese Tage damals, als erstmalig über die Kanzlerkandidatur entschieden wurde. Doch er konnte nicht vergessen, wie sie damals triumphiert hatte, und wie er gedemütigt wurde und ihr zur Wahl gratulieren musste. Seitdem interessierte sich kein Schwein mehr für Roland Haubold, den einst prominenten Mitgründer der Partei des <text:span text:style-name="Emphasis">Demokratischen Konsenses</text:span>. Er war es gewesen, der die Allianz aller fortschrittlichen Kräfte im Land organisiert hatte, er hatte die Fäden gezogen, die Zögerlichen und Unzuverlässigen aus ihren Positionen entfernt, die öffentliche Meinung ausgesteuert. Leonie war nur die Vorzeigepuppe gewesen, weil sie Noah Fasel gekannt hatte, und bei dessen tragischem Tod dabei gewesen sein wollte. Wie <text:soft-page-break/>auch immer – wenn Leonie tatsächlich etwas zugestoßen sein sollte, hieß es den Wissensvorsprung zu nutzen und schnell die Lücke zu füllen. Der Plan dafür war da, bis ins Detail ausgearbeitet, seit Jahren. Er traf einen Entschluss.</text:p>
        <text:p text:style-name="First_20_line_20_indent">„Verbinde mich mit der Fakom-Dienststelle Groß-Wolfenbüttel“, befahl er der unattraktiven Sekretärin. Es dauerte nicht lange, und er bekam einen gewissen Richter an die Strippe, Kommissar seines Zeichens.</text:p>
        <text:p text:style-name="First_20_line_20_indent">„Kann ich bitte mit der Amtsvorstehenden sprechen?“ fragte er den Mann, der bestimmt nur irgend ein Unterling war. Typisch: Hörte man den Namen Haubold, reichte man den Hörer automatisch nach unten weiter.</text:p>
        <text:p text:style-name="First_20_line_20_indent">„Ich bin zur Zeit der diensthöchste Diensthabende“, hörte Roland den Mann sagen. „Die Staatsrätin ist unterwegs nach Berlin.“</text:p>
        <text:p text:style-name="First_20_line_20_indent">Ach ja, das hatte Haubold ganz vergessen. Na schön. Es war eilig.</text:p>
        <text:p text:style-name="First_20_line_20_indent">„Wir haben eine dringende Nachricht an die Bundestagsabgeordnete Leonie Schönbrunner, können sie aber nicht telefonisch erreichen.“</text:p>
        <text:p text:style-name="First_20_line_20_indent">„Ja, das ist gut möglich“, antwortete der Kommissar. „Hier ist das Netz nicht so stabil wie bei euch in Berlin. Immer wieder kommt es zu Ausfällen. Die Stromversorgung –“ Herrgott, wollte ihm dieser Richter mit Beschwerden kommen?</text:p>
        <text:p text:style-name="First_20_line_20_indent">„Wissen Sie, wo sie ist?“ fragte er knapp und förmlich.</text:p>
        <text:p text:style-name="First_20_line_20_indent">„Nicht direkt, Herr – äh – Haubold, aber seien Sie versichert: Sie erfreut sich bester Gesundheit. Augenblick bitte …“ Das Gespräch wurde unterbrochen und eine Warteschleifenmelodie erklang. Roland fühlte seinen Hals anschwellen. Was bildeten die sich ein! in Gedanken notierte <text:soft-page-break/>er sich den Namen Linus Richter. Der würde für seine Unverschämtheit noch bezahlen.</text:p>
        <text:p text:style-name="First_20_line_20_indent">Es knackte. „Herr Haubold? Sind Sie noch dran?“</text:p>
        <text:p text:style-name="First_20_line_20_indent">„Aber sicher bin ich noch dran, Kommissar Richter. Haben Sie mir vielleicht noch etwas zu sagen?“</text:p>
        <text:p text:style-name="First_20_line_20_indent">„Hm – ja. Wie es aussieht, wurde die Abgeordnete von Terroristen entführt.“</text:p>
        <text:p text:style-name="First_20_line_20_indent">„Was sagen Sie da? Wie kommen Sie so plötzlich auf so etwas?“</text:p>
        <text:p text:style-name="First_20_line_20_indent">„Nun ja. uns wurde ein Päckchen zugespielt, das den abgetrennten kleinen Finger von Leonie Schönbrunner enthielt.“</text:p>
        <text:p text:style-name="First_20_line_20_indent">In Rolands Gehirn ratterten die Zahnräder los. „Sind Sie ganz sicher? Wer sollen die Entführer denn sein?“</text:p>
        <text:p text:style-name="First_20_line_20_indent">„Es hat sich eine Gruppe gemeldet, die sich die Wahren Freunde der Erde nennt. Offenbar bekämpfen sie das Projekt <text:span text:style-name="Emphasis">Sanfte Sonne</text:span>.“</text:p>
        <text:p text:style-name="First_20_line_20_indent"><text:span text:style-name="Emphasis">Sanfte Sonne</text:span>, Leonies Lebenswerk! Das war interessant. Dann stimmte es also, was man über den Brand oder die Explosion munkelte. Aber Leonie sollte doch tot sein, in den Flammen umgekommen?</text:p>
        <text:p text:style-name="First_20_line_20_indent">„Wer außer Ihnen weiß noch von dieser angeblichen Entführung?“ fragte Roland.</text:p>
        <text:p text:style-name="First_20_line_20_indent">„Nun, ich habe den DNS-Befund des Fingers eben erst bekommen. Bislang gingen wir von einem Fehlalarm aus …“</text:p>
        <text:p text:style-name="First_20_line_20_indent">„In Ordnung. Hören Sie mir jetzt gut zu, Kommissar Richter. Wir haben hier aus sicherer Quelle, ich wiederhole: aus hundertprozentig sicherer Quelle, dass Leonie Schönbrunner bei einer Explosion im Chemiewerk <text:span text:style-name="Emphasis">Sanfte Sonne XIV</text:span> ums Leben gekommen ist. Sie ist tot. Ob es sich um einen <text:soft-page-break/>Unfall handelt, oder um einen Anschlag, ist zurzeit nicht sicher. Das herauszufinden, wird Ihre Aufgabe sein. Diese selbst ernannten Terroristen – wie nennen sie sich noch einmal?“</text:p>
        <text:p text:style-name="First_20_line_20_indent">„Wahre Freunde der Erde.“</text:p>
        <text:p text:style-name="First_20_line_20_indent">„Gut, also diese angebliche Gruppe, von der noch nie jemand etwas gehört hat, das sind Trittbrettfahrer oder Spaßvögel. Lassen sie sich nicht von denen ablenken. und verbreiten Sie auf keinen Fall deren Falschinformationen, sonst verbringen Sie den Rest Ihres Lebens auf dem Wachturm eines Arbeitslagers, ist das klar?“</text:p>
        <text:p text:style-name="First_20_line_20_indent">„Ja, schon. Aber was ist mit dem Finger?“</text:p>
        <text:p text:style-name="First_20_line_20_indent">„Den schicken Sie umgehend in die Parteizentrale nach Berlin. An mich persönlich adressiert. Mit allen Berichten. Sie behalten keine Kopie zurück, verstanden? Außerdem will ich die Namen und Adressen der beteiligten Laborantinnen und Laboranten, um gezielt Rückfragen stellen zu können.“</text:p>
        <text:p text:style-name="First_20_line_20_indent">„Unser Labor hier ist gut, Herr Haubold. Wenn die sagen, es ist der Finger von Leonie Schönbrunner, dann gibt es daran keinen Zweifel.“</text:p>
        <text:p text:style-name="First_20_line_20_indent">Haubold verlor langsam die Geduld mit diesem Kommissar Richter.</text:p>
        <text:p text:style-name="First_20_line_20_indent">„Natürlich“, sagte er wie zu einem kleinen Kind. „Natürlich ist es ihr Finger. Weil sie nämlich getötet wurde, und irgendwelche Trittbrettfahrer ihre Leiche geschändet haben. Lassen Sie sich da in nichts hereinziehen, verstanden? Richten Sie Ihr Augenmerk auf den Anschlag! Das ist, worauf es jetzt ankommt. Es geht um das Weltklima, nicht um irgendwelche Einzelpersonen. Okay?“</text:p>
        <text:p text:style-name="First_20_line_20_indent">„Ja … in Ordnung. Sie haben recht.“</text:p>
        <text:p text:style-name="First_20_line_20_indent"><text:soft-page-break/>„Ausgezeichnet. Viel Erfolg, Kommissar!“ Mit diesen Worten legte Roland Haubold den Hörer auf. Es geht los, dachte er. Endlich geht es los.</text:p>
      </text:section>
      <text:h text:style-name="Heading_20_2" text:outline-level="2"><text:a xlink:type="simple" xlink:href="../normal_chapters.odt#ChID:6%7Cregion">Kapitel 8</text:a></text:h>
      <text:section text:style-name="Sect1" text:name="ScID:9">
        <text:p text:style-name="Text_20_body"><office:annotation>
      <dc:creator>Abschnitt</dc:creator>
      <dc:date>2023-08-07T14:19:43.45</dc:date>
      <text:p>~ Die Kräfte der Weltklimaallianz lassen Richter nicht an den Tatort. ~</text:p>
      <text:p/>
      <text:p><text:a xlink:href="../normal_scenes.odt#ScID:9%7Cregion">→Zusammenfassung</text:a></text:p>
     </office:annotation>Am Ort der Chemiefabrik bot sich Linus Richter ein Bild der Verwüstung: Das Verwaltungsgebäude war ausgebrannt, und über den Produktionsanlagen mit ihren Tanks, Druckbehältern und Röhrensystemen stieg eine dunkle Rauchsäule empor, von der sich immer wieder Schwaden lösten und über die Stadt schwebten. Mehrere Lastwagen der Weltklimaallianz blockierten die Zufahrtsstraße, und bewaffnete Posten hinderten die Schaulustigen am Zutritt. Wo war die Feuerwehr? Richter konnte niemanden sehen, der die Katastrophe bekämpfte. Mehrere Männer umstanden einen elektrischen Rettungswagen, dessen Batterien offensichtlich erschöpft waren.</text:p>
        <text:p text:style-name="First_20_line_20_indent">Richter ging bis zur Absperrung und zeigte dem Posten seine Dienstmarke sowie den Impfausweis. Der chinesische Soldat schüttelte nur den Kopf.</text:p>
        <text:p text:style-name="First_20_line_20_indent">„Ich muss einen Todesfall untersuchen“, erklärte Richter dem Mann. „Wurden die Toten schon abtransportiert?“ Der Posten zuckte mit den Schultern. Resigniert wandte sich Richter ab und ging auf den Rettungswagen zu. Die Rettungssanitäter stritten sich heftig.</text:p>
        <text:p text:style-name="First_20_line_20_indent">„Und ich sage noch: ‚Mach das Blaulicht aus, solange wir hier nur herumstehen. Aber nein: er lässt es laufen, bis der Saft alle ist.“</text:p>
        <text:p text:style-name="First_20_line_20_indent"><text:soft-page-break/>„Wer hat die Batterie nicht aufgeladen, du oder ich?“</text:p>
        <text:p text:style-name="First_20_line_20_indent">„Wie denn, ohne Strom?“</text:p>
        <text:p text:style-name="First_20_line_20_indent">„Sag das nicht zu laut!“</text:p>
        <text:p text:style-name="First_20_line_20_indent">Richter tippte einem der Männer auf die Schulter.</text:p>
        <text:p text:style-name="First_20_line_20_indent">„Fakom. Sind da Verletzte im Wagen?“</text:p>
        <text:p text:style-name="First_20_line_20_indent">Alle drehten sich zu ihm um.</text:p>
        <text:p text:style-name="First_20_line_20_indent">„Verletzte? Schön wär’s. Wir sind ja nicht einmal bis zur Unfallstelle gekommen. Sie haben uns hier warten lassen, bis unser Saft alle war.“</text:p>
        <text:p text:style-name="First_20_line_20_indent">„Weil du die Batterien nicht geladen hast.“</text:p>
        <text:p text:style-name="First_20_line_20_indent">„Nein, weil du das Blaulicht nicht ausgeschaltet hast. Eine Stunde Blaulicht, was das Strom frisst …“</text:p>
        <text:p text:style-name="First_20_line_20_indent">Richter hob beide Hände. „Wo sind die Verletzten? Gab es Tote?“</text:p>
        <text:p text:style-name="First_20_line_20_indent">Die Männer schauten sich an.</text:p>
        <text:p text:style-name="First_20_line_20_indent">„Wo sind überhaupt die ganzen Leute? Ich sehe nur Soldaten.“</text:p>
        <text:p text:style-name="First_20_line_20_indent">„Vorhin haben sie einen Bus mit geschwärzten Scheiben und einige geschlossene Transporter nach draußen durchgelassen“, sagte einer. „Gut möglich, dass damit auch Unfallopfer weggefahren wurden.“</text:p>
        <text:p text:style-name="First_20_line_20_indent">„Dann hätten wir uns den Weg ja sparen können“, rief einer. „Warum sagst du das nicht?“</text:p>
        <text:p text:style-name="First_20_line_20_indent">„Du hast sie doch auch gesehen. Aber nein, du musstest ja hier herumdrängeln mit deinem Blaulicht.“</text:p>
        <text:p text:style-name="First_20_line_20_indent">„Jetzt ist es auf einmal mein Blaulicht.“</text:p>
        <text:p text:style-name="First_20_line_20_indent">Richter gab auf. Er stieg auf sein Fahrrad und fuhr zum Amt zurück. Er wollte noch einmal bei Leutnant Sun Zhemin anrufen. Vielleicht war man jetzt bereit, ihm ein paar Fakten zu liefern. Wenn die Chinesen die Leiche der <text:soft-page-break/>vermissten Bundestagsabgeordneten gefunden hatten, warum sollten sie das verheimlichen?</text:p>
      </text:section>
      <text:p text:style-name="Heading_20_4">* * *</text:p>
      <text:section text:style-name="Sect1" text:name="ScID:10">
        <text:p text:style-name="Text_20_body"><office:annotation>
      <dc:creator>Abschnitt</dc:creator>
      <dc:date>2023-08-07T14:19:43.45</dc:date>
      <text:p>~ Richters Chefin verlangt schnelle Ergebnisse. ~</text:p>
      <text:p/>
      <text:p><text:a xlink:href="../normal_scenes.odt#ScID:10%7Cregion">→Zusammenfassung</text:a></text:p>
     </office:annotation>„Die Chefin hat angerufen“, sagte Luzie. „du möchtest sie sofort kontaktieren.“</text:p>
        <text:p text:style-name="First_20_line_20_indent">Na schön, dann muss Sun Zhemin warten, dachte Richter, und wählte Idil Üzels Mobil-Nummer. Er bekam nicht einmal Gelegenheit, sich zu melden, da legte sie schon los:</text:p>
        <text:p text:style-name="First_20_line_20_indent">„Linus, was versuchst du mir da weiszumachen? Die Schönbrunner ist wohlauf? Da lachen ja die Hühner! Tot ist sie, umgekommen bei einem Brand in der Chemiefabrik, das weiß hier in Berlin inzwischen jedes Kind.“</text:p>
        <text:p text:style-name="First_20_line_20_indent">Dieser Haubold hat keine Zeit verloren, dachte Richter. Was aber sollte die offizielle Brandursache sein? Das konnte nur Sun Zhemin entscheiden. Richter fühlte sich plötzlich sehr müde. „Diese Fakten liegen mir inzwischen auch vor“, sagte er.</text:p>
        <text:p text:style-name="First_20_line_20_indent">„Linus, ich kann im Moment nicht weg aus Berlin. ich muss mich hundertprozentig auf dich verlassen können. Du bringst jetzt näheres über die Brandursache heraus. Die Regierung wird heute Abend eine Erklärung abgeben, sie erwartet von uns eine lückenlose Aufklärung. Was sagt dieser Leutnant Sun eigentlich?“</text:p>
        <text:p text:style-name="First_20_line_20_indent">„Nichts, bis jetzt. Er hat das Werksgelände abgeriegelt und alle Zivilisten, tot oder lebend, abtransportiert.“</text:p>
        <text:p text:style-name="First_20_line_20_indent">„Wie: Abtransportiert? Wohin? Du musst sie vernehmen.“</text:p>
        <text:p text:style-name="First_20_line_20_indent">„Ich weiß es nicht, Ich wollte Sun gerade fragen, als –“</text:p>
        <text:p text:style-name="First_20_line_20_indent">„Lass dir von den Chinesen keine Märchen erzählen, Linus. <text:soft-page-break/>Bleib hart.“ Damit legte sie auf. Richter spürte, wie seine Kopfschmerzen wiederkamen. Er wählte die Nummer des Verbindungsbüros der Weltklimaallianz.</text:p>
      </text:section>
      <text:section text:style-name="Sect1" text:name="ScID:39">
        <text:p text:style-name="First_20_line_20_indent"><office:annotation>
      <dc:creator>Abschnitt</dc:creator>
      <dc:date>2023-08-07T14:19:43.45</dc:date>
      <text:p>~ Der Vertreter der Weltklimaallianz lässt Richter auflaufen. ~</text:p>
      <text:p/>
      <text:p><text:a xlink:href="../normal_scenes.odt#ScID:39%7Cregion">→Zusammenfassung</text:a></text:p>
     </office:annotation>„Leutnant Sun ist momentan nicht im Hause“, vermeldete der Obergefreite Fang aufgeräumt. „Darf ich ihm etwas von Ihnen ausrichten, Herr Richter?“</text:p>
        <text:p text:style-name="First_20_line_20_indent">„Ich brauche nur eine Auskunft. Die Überlebenden. Wo haben Sie sie hingebracht?“</text:p>
        <text:p text:style-name="First_20_line_20_indent">„Überlebende?“ fragte Fang erstaunt. „Wovon sprechen Sie, Herr Kommissar? ist etwas passiert?“</text:p>
        <text:p text:style-name="First_20_line_20_indent">„Allerdings“, sagte Richter müde. „Die Chemiefabrik brennt. Das ist passiert. Ihre eigenen Leute haben alles abgesperrt.“</text:p>
        <text:p text:style-name="First_20_line_20_indent">Jetzt hörte er Fang lachen. „Ach das! Eine Sicherheitsübung, Herr Kommissar. Reine Routine. Machen Sie sich deswegen bitte keine Gedanken.“</text:p>
        <text:p text:style-name="First_20_line_20_indent">„Und wo ist dann die Bundestagsabgeordnete Leonie Schönbrunner abgeblieben?“</text:p>
        <text:p text:style-name="First_20_line_20_indent">„Eine Abgeordnete?“ wunderte sich Fang. „Sitzt sie denn nicht im Parlament in Berlin?“</text:p>
        <text:p text:style-name="First_20_line_20_indent">„Sie sollte heute das Werk <text:span text:style-name="Emphasis">Sanfte Sonne XIV</text:span> eröffnen“, erinnerte ihn Richter. Er hatte es so satt.</text:p>
        <text:p text:style-name="First_20_line_20_indent">„Davon müsste ich aber gehört haben, Herr Kommissar. Aber wissen Sie was? Ich werde meinen Vorgesetzten, Herrn Sun, fragen. Er weiß mehr als ich. Ich bin nur ein Obergefreiter. Herr Sun hingegen ist ein Offizier der Volksbefreiungsarmee. Er hat an der Hochschule studiert. Herr Sun wird Ihnen alle Fragen beantworten, sobald er Zeit hat.“</text:p>
        <text:p text:style-name="First_20_line_20_indent">„Verbindlichsten Dank“, stieß Richter hervor.</text:p>
        <text:p text:style-name="First_20_line_20_indent">„Keine Ursache, Herr Kommissar. Wir helfen gerne. Dazu <text:soft-page-break/>sind wir da.“</text:p>
      </text:section>
      <text:section text:style-name="Sect1" text:name="ScID:27">
        <text:p text:style-name="First_20_line_20_indent"><office:annotation>
      <dc:creator>Abschnitt</dc:creator>
      <dc:date>2023-08-07T14:19:43.45</dc:date>
      <text:p>~ Leonies Entführer bedrohen Richters Eltern. ~</text:p>
      <text:p/>
      <text:p><text:a xlink:href="../normal_scenes.odt#ScID:27%7Cregion">→Zusammenfassung</text:a></text:p>
     </office:annotation>Ich muss auf meine Gesundheit achten, dachte Richter, da schrillte das Telefon abermals. „Es ist wieder dieser Terrorist!“ hauchte Luzie. „Ich verbinde.“</text:p>
        <text:p text:style-name="First_20_line_20_indent">„Linus?“ fragte die heisere Stimme. „Linus Richter?“</text:p>
        <text:p text:style-name="First_20_line_20_indent">„Am Apparat.“</text:p>
        <text:p text:style-name="First_20_line_20_indent">„Hast du mein Päckchen erhalten? Möchtest du noch eines?“</text:p>
        <text:p text:style-name="First_20_line_20_indent">Jetzt wurde es Linus Richter zu bunt. „Glaubt ihr denn, ihr könntet den ganzen Fortschritt aufhalten, indem ihr eine einzige Fabrik sabotiert und eine Leiche schändet, ihr Hobby-Terroristen? Geht mir nicht auf die Nerven mit diesem Mist!“</text:p>
        <text:p text:style-name="First_20_line_20_indent">„Die Bombe“, sagte die heisere Stimme. „Das waren nicht wir.“</text:p>
        <text:p text:style-name="First_20_line_20_indent">„Ach ja? Na, dann ist ja alles in bester Ordnung.“ Richter musste sich jetzt einfach abreagieren. „Dann war es nur ein Unfall. Vergessen wir’s einfach.“</text:p>
        <text:p text:style-name="First_20_line_20_indent">„Ich verstehe, dass du nervös bist, Linus Richter. Das wäre ich an deiner Stelle auch. Wie geht es übrigens deinen Eltern? Hast du heute schon deinen Vater im Klinikum besucht?“</text:p>
        <text:p text:style-name="First_20_line_20_indent">„Was haben meine Eltern …“ Richter hielt inne. „Wagt das nicht!“ brüllte er. „Lasst meine Eltern aus dem Spiel!“</text:p>
        <text:p text:style-name="First_20_line_20_indent">„Aber Linus! Es geht um die Rettung der Welt. Schon vergessen? Das ist ein hoher Einsatz. Ich habe mit einigen guten Freunden gesprochen und erfahren, dass dein Vater die letzte Booster-Impfung nicht vertragen hat. Weißt du, was er im Moment für Infusionen erhält? Ich habe hier eine Liste, lauter Fremdwörter …“</text:p>
        <text:p text:style-name="First_20_line_20_indent">Richter legte seine Handfläche auf die Sprechmuschel und <text:soft-page-break/>brüllte: „Frank! Her zu mir!“ Augenblicklich erschien Placzinsky in der Tür. „Zwei Mann zum Klinikum, Personenschutz für Zimmer 3027, aber plötzlich!“</text:p>
        <text:p text:style-name="First_20_line_20_indent">„Was?“ Placzinsky glotzte verständnislos. Dann hellte sich seine Miene auf. „Man hat die Abgeordnete gefunden?“</text:p>
        <text:p text:style-name="First_20_line_20_indent">„Nein“, knurrte Richter. „Mein Vater wird bedroht.“</text:p>
        <text:p text:style-name="First_20_line_20_indent">„Oh –“ Placzinsky verschwand.</text:p>
        <text:p text:style-name="First_20_line_20_indent">Richter hielt sich den Hörer wieder ans Ohr. Der Heisere lachte.</text:p>
        <text:p text:style-name="First_20_line_20_indent">„Kranke kann man nicht isolieren. Sie brauchen Pflege, Linus. Zuwendung. Menschliche Nähe.“</text:p>
        <text:p text:style-name="First_20_line_20_indent">Vor seinem inneren Auge sah Richter eine Krankenschwester mit diabolischem Gesichtsausdruck einen Infusionshahn zudrehen.</text:p>
        <text:p text:style-name="First_20_line_20_indent">„Du weißt, was wir wollen, Linus. Und weil du nicht dumm bist, weißt du auch, dass es zum Besten der gesamten Menschheit sein wird, wenn wir das Projekt <text:span text:style-name="Emphasis">Sanfte Sonne“</text:span> stoppen.“</text:p>
        <text:p text:style-name="First_20_line_20_indent">Richter antwortete nicht.</text:p>
        <text:p text:style-name="First_20_line_20_indent">„Den Prozess, Linus. Den Schauprozess gegen die Verräterin Schönbrunner.“</text:p>
        <text:p text:style-name="First_20_line_20_indent">Richter versuchte sich vorzustellen, wie Idil Üzel das aufnehmen würde. Es gelang ihm nicht.</text:p>
        <text:p text:style-name="First_20_line_20_indent">„Hör mal, wer auch immer du bist: Du stellst dir das völlig falsch vor. Ich kann nicht einfach –“</text:p>
        <text:p text:style-name="First_20_line_20_indent">„Den Schauprozess, Linus. In einer Woche. Ihr seid die Fakom.“</text:p>
        <text:p text:style-name="First_20_line_20_indent">Es klickte. Der Terrorist hatte aufgelegt.</text:p>
        <text:p text:style-name="First_20_line_20_indent">„Luzie? Habt ihr den Anruf zurückverfolgt?“</text:p>
        <text:p text:style-name="First_20_line_20_indent">„Das dürfen wir doch nicht mehr, Linus“, ertönte Luzies <text:soft-page-break/>Stimme im Hörer. „Nur noch die Chinesen.“</text:p>
      </text:section>
      <text:section text:style-name="Sect1" text:name="ScID:28">
        <text:p text:style-name="First_20_line_20_indent"><office:annotation>
      <dc:creator>Abschnitt</dc:creator>
      <dc:date>2023-08-07T14:19:43.46</dc:date>
      <text:p>~ Die Attentäter kündigen neue Anschläge an. ~</text:p>
      <text:p/>
      <text:p><text:a xlink:href="../normal_scenes.odt#ScID:28%7Cregion">→Zusammenfassung</text:a></text:p>
     </office:annotation>„Zum Teufel!“ fluchte Kommissar Richter, und knallte den Hörer auf die Gabel. Sofort schellte es wieder.</text:p>
        <text:p text:style-name="First_20_line_20_indent">„Was ist denn noch?“ schnauzte Richter in die Sprechmuschel.</text:p>
        <text:p text:style-name="First_20_line_20_indent">„Hier ist das Kommando <text:span text:style-name="Emphasis">Apocalypse Rebellion</text:span>“, sagte eine offenbar durch ein dickes Tuch gedämpfte Stimme. „Wir übernehmen die Verantwortung für die direkte Aktion gegen das Vernichtungswerk der sogenannten Klimaallianz.“</text:p>
        <text:p text:style-name="First_20_line_20_indent">„Seid ihr jetzt alle total übergeschnappt?“ Richter konnte sich einfach nicht mehr beherrschen. „Warum tut ihr so etwas? Wollt ihr, dass die ganze Welt drauf geht? Und das wird passieren, Freunde: Die ganze Welt wird draufgehen, wenn es uns nicht gelingt, den Klimawandel zu stoppen.“</text:p>
        <text:p text:style-name="First_20_line_20_indent">„Den Klimawandel stoppt man nicht“, erklärte die gedämpfte Stimme. „Das Erdklima hat sich verändert, seit es eine Atmosphäre gibt, und wird sich auch weiterhin verändern. Aber was ihr vorhabt, den Himmel verdunkeln, das ist ein Frevel an der Natur.“</text:p>
        <text:p text:style-name="First_20_line_20_indent">Ein militanter Klimaleugner, dachte Richter, Gott steh mir bei.</text:p>
        <text:p text:style-name="First_20_line_20_indent">„Was wollt ihr denn? Habt ihr auch eine Geisel genommen?“</text:p>
        <text:p text:style-name="First_20_line_20_indent">„Die Kämpfer der <text:span text:style-name="Emphasis">Apocalypse Rebellion</text:span> nehmen keine Geiseln“, erklärte der Unbekannte. So etwas tun nur die <text:span text:style-name="Emphasis">Wahren Freunde der Erde</text:span>.“</text:p>
        <text:p text:style-name="First_20_line_20_indent">„Ihr kennt die Leute, die Leo…“ er unterbrach sich. Beinahe hätte er zu viel gesagt.</text:p>
        <text:p text:style-name="First_20_line_20_indent">„Die sogenannten <text:span text:style-name="Emphasis">Wahren Freunde der Erde</text:span> stehen im Sold der Solarzellenindustrie. Denen geht es nur um Profit, doch auch sie werden ihre Strafe noch erhalten.“</text:p>
        <text:p text:style-name="First_20_line_20_indent"><text:soft-page-break/>„Was fordert ihr von mir?“ fragte Richter erschöpft.</text:p>
        <text:p text:style-name="First_20_line_20_indent">„Ah! Jetzt kommen wir weiter“, ließ sich die gedämpfte Stimme vernehmen. „Sorge dafür, dass unsere Erklärung in allen Leitmedien verbreitet wird. Sag ihnen, dass das erst der Anfang war. Die Menschen müssen Buße tun. Das Folgende richte ihnen aus: ‚Bereut!‘“</text:p>
        <text:p text:style-name="First_20_line_20_indent">Das war völlig abgefahren, aber Richter spürte jetzt, wie seine Professionalität das Kommando übernahm.</text:p>
        <text:p text:style-name="First_20_line_20_indent">„Was heißt das: ‚erst der Anfang‘?“</text:p>
        <text:p text:style-name="First_20_line_20_indent">„Das werdet ihr sehen. Bald. Merke dir zwei Namen, Scherge!“</text:p>
        <text:p text:style-name="First_20_line_20_indent">„Zwei Namen?“ fragte Richter, während er nach einem Notizzettel angelte. „Welche Namen?“</text:p>
        <text:p text:style-name="First_20_line_20_indent">„Sodom und Gomorrha!“</text:p>
      </text:section>
      <text:h text:style-name="Heading_20_2" text:outline-level="2"><text:soft-page-break/><text:a xlink:type="simple" xlink:href="../normal_chapters.odt#ChID:7%7Cregion">Kapitel 9</text:a></text:h>
      <text:section text:style-name="Sect1" text:name="ScID:11">
        <text:p text:style-name="Text_20_body"><office:annotation>
      <dc:creator>Abschnitt</dc:creator>
      <dc:date>2023-08-07T14:19:43.46</dc:date>
      <text:p>~ Richters Chefin bringt ihn auf Cordulas Spur. ~</text:p>
      <text:p/>
      <text:p><text:a xlink:href="../normal_scenes.odt#ScID:11%7Cregion">→Zusammenfassung</text:a></text:p>
     </office:annotation>„Sodom und Gomorrha?“ fragte Staatsrätin Idil Üzel. „Was soll das bedeuten?“</text:p>
        <text:p text:style-name="First_20_line_20_indent">„Das sind zwei biblische Städte, die zur Strafe für die Sünden ihrer Bewohner vernichtet wurden“, erklärte Richter. „Mit Feuer und Schwefel.“</text:p>
        <text:p text:style-name="First_20_line_20_indent">„Biblisch?“ fragte Idil. „Dann sind das also religiöse Fanatiker?“</text:p>
        <text:p text:style-name="First_20_line_20_indent">„Ich bin mir nicht sicher. Auf jeden Fall handelt es sich um Klimaleugner.“</text:p>
        <text:p text:style-name="First_20_line_20_indent">„Endlich eine gute Nachricht“, meinte Richters Chefin. „Ein klares Motiv.“</text:p>
        <text:p text:style-name="First_20_line_20_indent">„Ich weiß nicht … Von einer Organisation namens <text:span text:style-name="Emphasis">Apocalypse Rebellion</text:span> habe ich noch nie etwas gehört.“</text:p>
        <text:p text:style-name="First_20_line_20_indent">„Für mich hört sich das an, wie eine Splittergruppe von <text:span text:style-name="Emphasis">Extinction Rebellion</text:span>, sagte Idil. Aktivisten, die sich nach der Wende getrennt haben sollen. Gut möglich, dass sich einige alte Mitglieder inzwischen radikalisiert und neu formiert haben. Nach meinen Informationen gibt es da eine Sympathisantin, die in letzter Zeit wieder aktiv wurde. Eine gewisse Cordula Gundlach, früher als Seenotretterin tätig. Vor sechs Monaten wurde in Bremen ein Schiff auf ihren Namen registriert. Nimm dir die einmal unter die Lupe, Linus, und gib mir Bescheid. Ich werde noch eine Weile hier in Berlin gebraucht.“</text:p>
        <text:p text:style-name="First_20_line_20_indent">Unglaublich, dachte Richter, wo Idil Üzel überall ihre Kontakte hatte. Kein Wunder, dass sie die Chefin war, und er nur der Befehlsempfänger.</text:p>
        <text:p text:style-name="First_20_line_20_indent">Wie auch immer, eine Fahrt an die Küste würde Richter <text:soft-page-break/>jetzt gut tun.</text:p>
        <text:p text:style-name="First_20_line_20_indent">„Ich fahre nach Bremen und verhöre diese Cordula“, versprach er.</text:p>
        <text:p text:style-name="First_20_line_20_indent">„In Ordnung. Aber mach nicht zu lange. Denke an die Chemiefabrik. Die Menschen könnten unruhig werden. Man erwartet von der Polizei, in solchen Momenten präsent zu sen.“</text:p>
        <text:p text:style-name="First_20_line_20_indent">„Ja, ich verstehe“, sagte Richter. „Es wird nicht lange dauern.“</text:p>
      </text:section>
      <text:p text:style-name="Heading_20_4">* * *</text:p>
      <text:section text:style-name="Sect1" text:name="ScID:13">
        <text:p text:style-name="Text_20_body"><office:annotation>
      <dc:creator>Abschnitt</dc:creator>
      <dc:date>2023-08-07T14:19:43.46</dc:date>
      <text:p>~ Richter trift in Bremen ein und wird von der Außenwelt abgeschnitten. ~</text:p>
      <text:p/>
      <text:p><text:a xlink:href="../normal_scenes.odt#ScID:13%7Cregion">→Zusammenfassung</text:a></text:p>
     </office:annotation>Als der Zug am Abend in Bremen ankam, zog gerade ein Sturm auf. Rubinrot leuchteten die letzten Strahlen der untergehenden Sonne unter den tiefhängenden Wolken und ließen die Siele und Priele des Delmenhorster Watts aufblinken. Eine Reihe Fischerboote strebte mit gerefften Segeln aus der Bremer Förde auf die Insel zu.</text:p>
        <text:p text:style-name="First_20_line_20_indent">„Ihr hattet Glück“, sagte der Bahnhofsvorsteher zu den wenigen Passagieren, während er seine Stahlrollos herabließ. „Zehn Minuten später, und ihr wärt auf dem Festland hängen geblieben. Der Bremer Damm wird jetzt für den Verkehr gesperrt.“</text:p>
        <text:p text:style-name="First_20_line_20_indent">„Und wie komme ich zurück?“ fragte Richter beunruhigt. Der Bahnhofsvorsteher kratzte sich an seiner Schifferkrause.</text:p>
        <text:p text:style-name="First_20_line_20_indent">„Tscha, vor morgen Mittag wird wohl kein Zug mehr gehen. Wenn der Damm heute Nacht überflutet wird, könnten die Gleise unterspült werden. Bevor wir das gecheckt haben, fährt da keiner rüber.“</text:p>
        <text:p text:style-name="First_20_line_20_indent">Schöne Bescherung, dachte Richter. Aber vielleicht gab es <text:soft-page-break/>ja noch andere Verkehrsmittel? Vielleicht fand er einen Fischer, der ihn zum Festland zurücksegeln würde? Oder gar ein Polizeiboot?</text:p>
        <text:p text:style-name="First_20_line_20_indent">„Übrigens: Mobilnetz gibt’s nicht hier auf der Insel. Den Mast hat die letzte Sturmflut mitgenommen, den haben sie noch nicht ersetzt.“</text:p>
        <text:p text:style-name="First_20_line_20_indent">Richter hörte nur mit einem Ohr zu. Seine Aufmerksamkeit war von einer riesigen Zigarre gefangen, die rot angeleuchtet am nördlichen Himmel schwebte: Ein Luftschiff, das am Landemast des Bremer Airports verankert war.</text:p>
        <text:p text:style-name="First_20_line_20_indent">Der Bahnhofsvorsteher hatte sich neben Richter gestellt und folgte dessen Blick.</text:p>
        <text:p text:style-name="First_20_line_20_indent">„Einer von Wallachs Zeppelinen“, erklärte er. „Die Jungs dort drüben sind jetzt bestimmt schwer am Rödeln, um ihn noch rechtzeitig vom Mast herab und in die Halle hinein zu bekommen.“</text:p>
        <text:p text:style-name="First_20_line_20_indent">Luftschiffe faszinierten Richter. Alles funktionierte da mit Wasserstoff, eine ganz und gar unbedenkliche Technologie.</text:p>
        <text:p text:style-name="First_20_line_20_indent">„Wallachs Zeppeline? Gehört der dort <text:span text:style-name="Emphasis">dem</text:span> Jörn Wallach?“</text:p>
        <text:p text:style-name="First_20_line_20_indent">„Jau, wir haben doch jetzt das <text:span text:style-name="Emphasis">Wallach Research Center hier</text:span> auf der Insel. Für ihre ozeanographischen Forschungen fahren sie täglich hinaus.“</text:p>
        <text:p text:style-name="First_20_line_20_indent">„Interessant“, murmelte Richter versonnen. Jörn Wallach, der Multimilliardär, der Philanthrop, Freund der Mächtigen. Er war es gewesen, der zunächst als kleiner Buchautor den Grundstein des Neuen Denkens gelegt hatte. Seine Ideen waren es letztendlich gewesen, die von den Drei Großen Klimarettern Xi Jinping, Wladimir Putin und Kamala Harris aufgenommen und in die Tat umgesetzt worden waren. Jörn <text:soft-page-break/>Wallach selbst war Zeit seines Lebens bescheiden im Hintergrund geblieben. Von den Millionen, die ihm seine aufrüttelnden Bestseller eingebracht hatten, kaufte er eine Drogeriemarktkette und verdiente während den Pandemiezeiten mit dem Verkauf von Desinfektionsmitteln ein gigantisches Vermögen, das er samt und sonder dem Wohl der Menschheit widmete. Die Jörn-Wallach-Stiftung war die größte Hilfsorganisation der Welt und linderte die Leiden von Millionen. Die Fortschritte bei der Impfstoffentwicklung waren zum guten Teil Jörn Wallach zu verdanken. Und es war kein Geheimnis, dass seine große Leidenschaft die Meeresforschung war. Wie gerne würde Richter einmal mit einem dieser Zeppeline hinausfahren über die endlosen blauen Weiten, um dem Ozean seine Geheimnisse zu entlocken.</text:p>
        <text:p text:style-name="First_20_line_20_indent">Genug geträumt, dachte er. Zunächst gilt es, dem Treiben der <text:span text:style-name="Emphasis">Apocalypse Rebellion</text:span> ein Ende zu setzen. Wie hieß noch mal ihr Schiff? <text:span text:style-name="Emphasis">Global Savior?</text:span> Das passte ins Bild. Richter nahm seine Reisetasche auf und machte sich auf den Weg zum Seehafen.</text:p>
      </text:section>
      <text:p text:style-name="Heading_20_4">* * *</text:p>
      <text:section text:style-name="Sect1" text:name="ScID:14">
        <text:p text:style-name="Text_20_body"><office:annotation>
      <dc:creator>Abschnitt</dc:creator>
      <dc:date>2023-08-07T14:19:43.47</dc:date>
      <text:p>~ Der Hafenmeister gibt keine Auskunft über Cordula und ihr Schiff. ~</text:p>
      <text:p/>
      <text:p><text:a xlink:href="../normal_scenes.odt#ScID:14%7Cregion">→Zusammenfassung</text:a></text:p>
     </office:annotation>Der Wind heulte durch die Takelage der unzähligen großen und kleinen Segler und ließ rhythmisch die Stahlseile gegen die Masten schlagen. Auf den im letzten Abendlicht nass glänzenden Stegen herrschte reges Treiben. Seeleute und Hafenarbeiter räumten Decks frei, zurrten lose Gegenstände fest, prüften Vertäuungen. Der Hafenmeister machte kein erfreutes Gesicht, als Richter ihm seine Dienstmarke zeigte.</text:p>
        <text:p text:style-name="First_20_line_20_indent">„<text:span text:style-name="Emphasis">Global Savior?</text:span> Die habe ich hier noch nie gesehen. Frag <text:soft-page-break/>doch mal im Jachthafen von Schwanewede nach.“</text:p>
        <text:p text:style-name="First_20_line_20_indent">Schwanewede? War das nicht jenseits der Bremer Förde?</text:p>
        <text:p text:style-name="First_20_line_20_indent">„Würdet ihr dort für mich anrufen?“</text:p>
        <text:p text:style-name="First_20_line_20_indent">„Jau, morgen“, antwortete der Hafenmeister, und spähte zum Kai hinüber, wo lautes Geschrei erklang. Eine Plane hatte sich losgerissen und fegte durch die Gegend, Schrecken und Verwüstung verbreitend. „Ich muss los.“ Er stülpte sich einen Südwester über und stiefelte hinaus. Richter blickte zum Telefon auf dem mit Kladden und Zetteln übersäten Schreibtisch. Nein, dachte er, das hat heute keinen Sinn mehr. Er würde sich wohl oder übel eine Bleibe suchen und das Ende des Unwetters abwarten müssen.</text:p>
      </text:section>
      <text:p text:style-name="Heading_20_4">* * *</text:p>
      <text:section text:style-name="Sect1" text:name="ScID:15">
        <text:p text:style-name="Text_20_body"><office:annotation>
      <dc:creator>Abschnitt</dc:creator>
      <dc:date>2023-08-07T14:19:43.47</dc:date>
      <text:p>~ Richter quartiert sich in einem Seemannshotel ein. ~</text:p>
      <text:p/>
      <text:p><text:a xlink:href="../normal_scenes.odt#ScID:15%7Cregion">→Zusammenfassung</text:a></text:p>
     </office:annotation>Richter stemmte sich gegen den Wind. Regenschauer prasselten ihm wie eisige Nadeln ins Gesicht. Die Straßenbeleuchtung war spärlich, nur jede dritte Lampe funktionierte und verströmte einen matten Schein, in dem die vorbeijagenden Wasserschlieren aufleuchteten. Das alte Kopfsteinpflaster war rutschig, Unrat und Trümmer kullerten umher. Schließlich musste Richter vor sich selbst zugeben, dass er sich verlaufen hatte. Was war das nur für ein Hafenviertel? Keine Vergnügungen für die Seeleute? Keine Möglichkeit, für die karge Heuer einer halbjährigen Reise ein paar Stunden Entspannung zu bekommen? Doch, da: Am Ende einer schmalen Gasse leuchtete ein Schild: <text:span text:style-name="Strong_20_Emphasis">Hotel Kalypso</text:span>. Es waren altmodische Neonröhren, die die Umrisse einer Nixe formten. Die Fenster waren gegen den Sturm mit Brettern verschalt. Durch die Spalte strömte schwaches Licht. Richter drückte <text:soft-page-break/>die quietschende Klinke und trat ein.</text:p>
        <text:p text:style-name="First_20_line_20_indent">Genau so hatte sich Richter immer eine zünftige Taverne vorgestellt: Der Schankraum war in das kränkliche Licht von Biolumineszenz-Röhren getaucht. Die Wände zierten verstaubte Netze und ausgestopfte Fische. In der Luft hing das Aroma verbotswidrig gerauchten Knasters. Erschöpfte Fahrensmänner bevölkerten die Tische und stärkten sich mit veganem Labskaus und synthetischem Grog. Der Tresen wurde von einem spillerigen Schankmädchen mit schwarz umrandeten Augen über der Schutzmaske betreut. Sie warf einen gleichgültigen Blick auf Richters Impfausweis. Seine Dienstmarke zeigte er nicht vor, denn er wollte sich unter den Seeleuten umhören, und da hätte die Aura des „Bullen“ nur gestört.</text:p>
        <text:p text:style-name="First_20_line_20_indent">„Zimmer 9 im ersten Stock ist noch frei“, sagte die Maid. „Aber wir nehmen keine neuen Euro. Nur Rubel, Dollar und Renminbi.“</text:p>
        <text:p text:style-name="First_20_line_20_indent">Als Beamter hatte Richter natürlich keine Devisen, dafür aber Einkaufsgutscheine für die staatlichen Supermärkte. „Wie wär’s damit?“ fragte er, und ließ ein ungebrauchtes Heftchen auf den Tresen fallen. Der Blick des Mädchens wurde misstrauisch. „Hat mich eine Kiste Selbstgebrannten gekostet“, behauptete Richter schnell.</text:p>
        <text:p text:style-name="First_20_line_20_indent">„Okay“, sagte das Mädchen, und steckte das Heftchen in die Kassenlade. „Die Toilette ist am Ende des Flurs. Wasser gibt’s ab sieben.“</text:p>
        <text:p text:style-name="First_20_line_20_indent">Richter kletterte eine ausgetretene Stiege hoch. Das Zimmer 9 hatte eine Kleiderstange mit Drahtbügeln, ein stramm bezogenes Bett mit Stahlrohrgestell und ein zugenageltes Fenster. Richter stellte seine Tasche ab und ging wieder nach unten, um bei einem steifen Grog seine <text:soft-page-break/>Ermittlungen aufzunehmen.</text:p>
      </text:section>
      <text:p text:style-name="Heading_20_4">* * *</text:p>
      <text:section text:style-name="Sect1" text:name="ScID:16">
        <text:p text:style-name="Text_20_body"><office:annotation>
      <dc:creator>Abschnitt</dc:creator>
      <dc:date>2023-08-07T14:19:43.47</dc:date>
      <text:p>~ Zwei Ganoven greifen Richter an. ~</text:p>
      <text:p/>
      <text:p><text:a xlink:href="../normal_scenes.odt#ScID:16%7Cregion">→Zusammenfassung</text:a></text:p>
     </office:annotation>Am nächsten Morgen fand sich Richter in seinem quietschenden Bett wieder, mit einem widerlichen Geschmack im Mund und höllischen Kopfschmerzen. Langsam kam die Erinnerung zurück: Der Abend hatte nichts gebracht. Seine Zechkumpanen hatten sich rasch als maulfaule Gesellen herausgestellt. Mit Umweltaktivisten wollte keiner etwas zu schaffen haben. Cordula Gundlach? „Nie gehört.“ Die <text:span text:style-name="Emphasis">Global Savior?</text:span> „Ja, die war doch vor Madagaskar auf Grund gelaufen, damals, in der Taifunsaison ’32. Oder war’s ’33 in der Biskaya?“ Eine Überfahrt nach Schwanewede? „Nee, wir laufen mit Stückgut nach Macao aus.“ Ein stockbetrunkener Fischer hatte etwas von Riesenkraken in der Nordsee gefaselt, war aber schnell von den Anderen hinausgeworfen worden. Die Mehrzahl der Übernachtungsgäste sprach ohnehin kein Deutsch, es waren nordafrikanische Fachkräfte für Gleisbau. Nun ja, ein Gutes hatte das Ganze: Der Alkohol hatte Richter so fertig gemacht, dass er vom nächtlichen Sturm nichts mitbekommen hatte. Es musste ganz schön gewütet haben. Auf den Straßen waren Aufräumarbeiten im Gange.</text:p>
        <text:p text:style-name="First_20_line_20_indent">„Vorsicht!“ hörte er jemanden hinter sich rufen. Dann krachte etwas Schweres neben ihm auf das Pflaster und zersprang in Scherben. Er blickte nach oben und sah ein offenes Fenster, in dem ein Schatten verschwand.</text:p>
        <text:p text:style-name="First_20_line_20_indent">„Alles okay?“ Zwei Männer mit Schutzmasken vor den Gesichtern, ein großer und ein kleiner, traten links und rechts heran. „Ist was passiert? Nein? Na, so ein Glück!“ <text:soft-page-break/>Der kleine Mann wedelte mit der Hand über Richters linken Ärmel, wie um Staub abzuwischen. Der Große blickte sich kurz um, rückte dicht heran und packte Richters rechten Oberarm mit hartem Griff. Geschwind drängten ihn die Beiden in eine enge Seitengasse hinter einen Müllcontainer. „Was willst du von Cordula?“ knurrte der Kleine.</text:p>
        <text:p text:style-name="First_20_line_20_indent">„Kennt ihr sie denn?“ entgegnete Richter. „Das ist ja eine freudige Überraschung so früh am Morgen. Wisst ihr, ich möchte das Hochseefischen lernen und brauche ein komfortables, sicheres Boot mit einer erfahrenen Kapitänin. Cordula ist mir empfohlen worden. Könnt ihr mir weiterhelfen? Ich zahle gut.“</text:p>
        <text:p text:style-name="First_20_line_20_indent">„Verarsch uns nicht“, knurrte der Kleine.</text:p>
        <text:p text:style-name="First_20_line_20_indent">„Du stinkst doch vier Seemeilen gegen den Wind nach ’nem Spitzel“, knurrte der Große.</text:p>
        <text:p text:style-name="First_20_line_20_indent">„Mach dich vom Acker, Alter. Wenn wir dich hier noch mal sehen, kommst du nicht mehr so gut weg.“ Ein plötzlicher Schlag traf Richter in die Magengrube. Seine Beine gaben unter ihm nach, er stürzte zu Boden. Sobald er sich wieder halb aufgerichtet hatte, musste er sich übergeben.</text:p>
      </text:section>
      <text:p text:style-name="Heading_20_4">* * *</text:p>
      <text:section text:style-name="Sect1" text:name="ScID:25">
        <text:p text:style-name="Text_20_body"><office:annotation>
      <dc:creator>Abschnitt</dc:creator>
      <dc:date>2023-08-07T14:19:43.47</dc:date>
      <text:p>~ Ein Unbekannter bestellt Richter in die Fischfabrik. ~</text:p>
      <text:p/>
      <text:p><text:a xlink:href="../normal_scenes.odt#ScID:25%7Cregion">→Zusammenfassung</text:a></text:p>
     </office:annotation>Als er wieder klar sehen konnte, waren die beiden Ganoven verschwunden. Waren das Terroristen gewesen? Aktivisten? Wohl kaum. Vermutlich Alkoholschmuggler. Mühsam schleppte er sich zur Hafenmeisterei. An der verschlossenen Tür hing ein Schild: „Komme gleich wieder“.</text:p>
        <text:p text:style-name="First_20_line_20_indent">Richter setzte sich zusammengekrümmt auf einen Poller. Was hatte er hier eigentlich verloren? Im Amt zu Hause würden <text:soft-page-break/>sich die Kollegen jetzt zur ersten Teepause treffen und Krapfen essen. Er beobachtete Arbeiter, die aus einem Lastkahn Gleisschotter in Schienenloren schaufelten. Er erkannte einige Fachkräfte aus dem Hotel und winkte ihnen zu. Sie reagierten nicht, waren ganz von ihrer Aufgabe erfüllt. Richter dachte an das, was der Bahnhofsvorsteher am Tag zuvor über die Unterspülungen am Damm zum Festland erzählt hatte. Wie es aussah, waren die notwendigen Maßnahmen schon ergriffen worden. Sehr gut, dann bestand Aussicht, heute wieder nach Hause zu kommen. Diese Cordula hatte sich als kalte Spur erwiesen, das war sonnenklar.</text:p>
        <text:p text:style-name="First_20_line_20_indent">Ein Mann mit Schiffermütze kam angetorkelt. Na, der hat aber geladen schon so früh am Morgen, dachte Richter. Der Mann blieb neben Richter stehen, schob seinen dunkelblauen Jumper etwas hoch, nestelte den Hosenstall auf und pisste laut seufzend ins Hafenbecken. „Aaah – tut das gut!“ verkündete er. Dann warf er Richter einen schnellen Blick zu. „Du suchst Cordula?“ fragte er leise. „Die <text:span text:style-name="Emphasis">Global Savior?</text:span>“</text:p>
        <text:p text:style-name="First_20_line_20_indent">Richter hatte inzwischen dazugelernt. „Meinst du die <text:span text:style-name="Emphasis">Global Savior</text:span>, die ’32 vor Madagaskar auf Grund gelaufen ist?“</text:p>
        <text:p text:style-name="First_20_line_20_indent">„Sehr witzig, Mann. Ich kann hier nicht sprechen, man beobachtet uns. Komm in zwei Stunden zum Eingang 2 der Fischfabrik und frag nach Knut.“ Der Fremde rülpste laut. „Iss mir doch egal!“ brüllte er Richter ins Gesicht, und schwankte davon.</text:p>
      </text:section>
      <text:section text:style-name="Sect1" text:name="ScID:29">
        <text:p text:style-name="First_20_line_20_indent"><office:annotation>
      <dc:creator>Abschnitt</dc:creator>
      <dc:date>2023-08-07T14:19:43.47</dc:date>
      <text:p>~ In Gedanken fasst Richter die Fakten zusammen. ~</text:p>
      <text:p/>
      <text:p><text:a xlink:href="../normal_scenes.odt#ScID:29%7Cregion">→Zusammenfassung</text:a></text:p>
     </office:annotation>Das wurde ja immer besser. Richter sah auf seine Armbanduhr. Sie zeigte halb vier, war wohl in der Nacht stehen geblieben. Über den Dächern am anderen Ufer des <text:soft-page-break/>Hafenbeckens sah er eine Kirchturmuhr. Gleich Acht, schon besser. Dann also um Zehn zur Fischfabrik und sehen, was passiert. Im Kopf ging Richter noch einmal die Ereignisse durch. Er hatte bei Fremden herumgefragt und nichts erfahren. Dann versuchten zwei Halunken, ihn einzuschüchtern. Und schließlich diese Schmierentheater. Wie passte das zusammen? Vielleicht sollte er doch besser zu den Bremer Kollegen gehen. Doch die hatten keinen sonderlich guten Ruf. Sahen nichts, hörten nichts und sagten nichts, das war im ganzen Norden bekannt. Aber kalt war es, lausig kalt. Stöhnend erhob sich Richter von dem Poller. Er hatte es so satt. Wie es wohl seinem Vater im Krankenhaus ging? Die Mutter war alleine zu Hause, er musste sie unbedingt am Wochenende besuchen. Richter seufzte. Sein Kopf schmerzte, sein Bauch tat weh, und kalt war ihm auch. Doch wie immer, gewann seine Professionalität die Oberhand, und er trug in Gedanken die Fakten zusammen. Was wussten sie bis jetzt? Es war klar, dass sich alles um das Geoengineering-Projekt <text:span text:style-name="Emphasis">Sanfte Sonne</text:span> handelte, jenen kühnen Plan, weltweit unvorstellbare Mengen von Kalziumkarbonatpartikeln in der Stratosphäre zu verteilen und somit die Intensität der Sonneneinstrahlung exakt zu kontrollieren. Dadurch, so standen die wissenschaftlichen Fakten, wäre der Klimawandel ein für allemal gestoppt. Wer nur konnte da etwas dagegen haben? Offenbar Einige: Da gab es auf der einen Seite die Gruppe <text:span text:style-name="Emphasis">Apocalypse Rebellion</text:span>, die Sprengstoffanschläge verübte, und auf der anderen die Organisation <text:span text:style-name="Emphasis">Wahre Freunde der Erde</text:span>, die Geiseln nahm. Ihre Motive: Die <text:span text:style-name="Emphasis">Apocalypse Rebellion</text:span>-Leute waren religiöse Fanatiker, wohingegen die <text:span text:style-name="Emphasis">Wahren Freunde der Erde</text:span> im Verdacht standen, im Interesse <text:soft-page-break/>der Solarindustrie zu agieren. Eigentlich recht überschaubar. Allerdings bestanden die Chinesen darauf, dass überhaupt kein Bombenanschlag stattgefunden hatte, und dass es deshalb auch keine Opfer gab. Und die <text:span text:style-name="Emphasis">Partei des Demokratischen Konsenses</text:span> wiederum bestand auf der Feststellung, dass ihre Galionsfigur Leonie Schönbrunner nicht entführt, sondern tot sei. Doch anstelle einer Leiche gab es nur ihren kleinen Finger, und der wiederum war ihnen von <text:span text:style-name="Emphasis">Apocalypse Rebellion</text:span> zugespielt worden. Nein, falsch: von den <text:span text:style-name="Emphasis">Wahren Freunden der Erde</text:span>, natürlich. Richters Kopfschmerzen wurden unerträglich. Verzweifelt versuchte er sich zu konzentrieren. Von wem ging die größte Gefahr für die Allgemeinheit aus? Von Leuten, die Chemiefabriken sprengten, oder von Leuten, die Menschen entführten und verstümmelten? Oder – beinahe scheute er den Gedanken – von Leuten, die systematisch die Wahrheit leugneten und die Fakten verdrehten? Doch wohl eindeutig von denen, das war nach einem halben Jahrhundert Klimakampf sonnenklar. Aber dann wäre ja die Weltklimaallianz – nein, unmöglich. Aber was zum Teufel –?</text:p>
      </text:section>
      <text:section text:style-name="Sect1" text:name="ScID:26">
        <text:p text:style-name="First_20_line_20_indent"><office:annotation>
      <dc:creator>Abschnitt</dc:creator>
      <dc:date>2023-08-07T14:19:43.47</dc:date>
      <text:p>~ Richter entgeht knapp einem Mordanschlag. ~</text:p>
      <text:p/>
      <text:p><text:a xlink:href="../normal_scenes.odt#ScID:26%7Cregion">→Zusammenfassung</text:a></text:p>
     </office:annotation>Es war der Instinkt des geborenen Polizisten, der Richter warnte. Ein feines, anschwellendes Vibrieren des Pollers, auf dem er saß, ein Zittern des Bodens, ließ ihn schlagartig seine Schmerzen vergessen, aufspringen und sich zur Seite werfen. Da kam auch schon ein Wagen angerumpelt, eine Lore voller Schottersteine, die wohl aus den Schienen gesprungen war. Sie prallte gegen den Poller, überschlug sich, und kippte ins Wasser.</text:p>
        <text:p text:style-name="First_20_line_20_indent">Richter spähte in die Richtung, aus der die Lore gekommen war. Niemand zu sehen. Die Fachkräfte waren fort. In der <text:soft-page-break/>Ferne pfiff eine Lokomotive. Wie konnte die Lore hier auf der Ebene solchen Schwung bekommen? Richter griff sich an den Kopf. Er hatte genug vom Rätselraten. Er benötigte dringend etwas Greifbares. Fakten. Daten. Und die sollte ihm Cordula Gundlach liefern. Warum? Weil die Staatsrätin Idil Üzel, Richters Chefin, das glaubte. Man konnte es nur weibliche Intuition nennen. Sollte sich diese Spur endgültig als falsch erweisen, würde Idil keinen Augenblick zögern, ihn, Richter, für den Fehlschlag und die aufgelaufenen Kosten verantwortlich zu machen, da hatte er keine Illusionen. Doch die Ereignisse dieses Morgens ließen in ihm die Gewissheit aufkommen, dass er doch auf der richtigen Fährte war. Irgend jemand wollte ihn daran hindern, mit Cordula Gundlach in Kontakt zu treten. Irgend jemand, der Bescheid wusste. Der etwas zu verbergen hatte. Was auch immer das war, Kommissar Linus Richter würde es ans Licht bringen.</text:p>
      </text:section>
      <text:h text:style-name="Heading_20_2" text:outline-level="2"><text:a xlink:type="simple" xlink:href="../normal_chapters.odt#ChID:9%7Cregion">Kapitel 10</text:a></text:h>
      <text:section text:style-name="Sect1" text:name="ScID:17">
        <text:p text:style-name="Text_20_body"><office:annotation>
      <dc:creator>Abschnitt</dc:creator>
      <dc:date>2023-08-07T14:19:43.48</dc:date>
      <text:p>~ Der Pförtner der Fischfabrik stellt Rätselfragen. ~</text:p>
      <text:p/>
      <text:p><text:a xlink:href="../normal_scenes.odt#ScID:17%7Cregion">→Zusammenfassung</text:a></text:p>
     </office:annotation>Richter hatte Fisch noch nie gemocht. Er war gesund, sicher, doch dieser Geruch … Die Ereignisse des Morges waren ihm ohnehin schon schwer auf den Magen geschlagen, doch die Atmosphäre der Fischfabrik, die geschwärzten Ziegelmauern, die zerbrochenen Fensterscheiben, die rostigen Blechdächer – das zog ihn noch mehr herunter. Und der Geruch, natürlich. Obwohl im Freien, zog er sich die Schutzmaske über Mund und Nase, als er auf das Pförtnerhäuschen am Tor 2 zusteuerte, in dem ein alter Mann saß und Kreuzworträtsel löste.</text:p>
        <text:p text:style-name="First_20_line_20_indent"><text:soft-page-break/>„Verursacher des Klimawandels mit sechs Buchstaben?“ fragte der Pförtner laut, ohne Richter anzusehen.</text:p>
        <text:p text:style-name="First_20_line_20_indent">„Mensch“, sagte Richter. Der Pförtner kniff die Augen zusammen und kritzelte.</text:p>
        <text:p text:style-name="First_20_line_20_indent">„Strahlenkranz, sechs Buchstaben?“</text:p>
        <text:p text:style-name="First_20_line_20_indent">„Weiß nicht.“</text:p>
        <text:p text:style-name="First_20_line_20_indent">„Was lernt ihr Jungspunde überhaupt noch in der Schule? Versuchen wir es damit: Tödlichste aller Seuchen, immer noch sechs Buchstaben?“</text:p>
        <text:p text:style-name="First_20_line_20_indent">„Corona“ antwortete Richter. Für wie ungebildet hielt ihn dieser Mann? „Ich suche einen gewissen Knut. Wo finde ich den?“</text:p>
        <text:p text:style-name="First_20_line_20_indent">„Scherzhaft für Polizist?“ fragte der Alte ungerührt. „Fünf Buchstaben.“</text:p>
        <text:p text:style-name="First_20_line_20_indent">Richter wurde des Spiels langsam müde. „Bulle.“</text:p>
        <text:p text:style-name="First_20_line_20_indent">„Falsch. Mit ‚P‘ am Anfang und am Ende?“</text:p>
        <text:p text:style-name="First_20_line_20_indent">„Keine Ahnung. Wo ist Knut?“</text:p>
        <text:p text:style-name="First_20_line_20_indent">Der Pförtner nervte. Doch Richter wollte sich jetzt nicht als Kommissar des Fakom offenbaren. „Weiter“, sagte er ergeben. „Nächste Frage.“</text:p>
        <text:p text:style-name="First_20_line_20_indent">„Geflügelter Löwe mit Menschenkopf? Wieder sechs Buchstaben.“</text:p>
        <text:p text:style-name="First_20_line_20_indent">„So etwas gibt es nicht.“</text:p>
        <text:p text:style-name="First_20_line_20_indent">„Banause. Vor der Halle dort drüben.“</text:p>
      </text:section>
      <text:section text:style-name="Sect1" text:name="ScID:20">
        <text:p text:style-name="First_20_line_20_indent"><office:annotation>
      <dc:creator>Abschnitt</dc:creator>
      <dc:date>2023-08-07T14:19:43.48</dc:date>
      <text:p>~ Richter findet Cordula, die erzählt, was sie weiß. ~</text:p>
      <text:p/>
      <text:p><text:a xlink:href="../normal_scenes.odt#ScID:20%7Cregion">→Zusammenfassung</text:a></text:p>
     </office:annotation>Richter ging in die angewiesene Richtung, vorbei an Güterwaggons und summenden Kühlcontainern. Immer wieder tauchten Schwärme kreischender Möwen auf, ließen sich nieder, flatterte wieder auf, verbreiteten Unruhe und Hektik. Dazu die vom Öl schillernden Pfützen, der von Rost, Moos und Pilzen überzogene Schrott, der faulige Unrat – <text:soft-page-break/>Richter wurde es immer unbehaglicher zu Mute. Wo war eigentlich die Belegschaft? Wo waren die Filetierer, die Kühlmeister, die Packer, die Stauer, und wer sonst noch so alles für die Produktion zuständig war? Keine Menschenseele zu sehen. Der ideale Ort für einen Hinterhalt, ging es Richter durch den Kopf. Ein Schlag mit der Spake, dann hinein in den Zerkleinerer, ein paar knirschende Geräusche, und der Störenfried verließ diesen Ort als Fischfrikadelle.</text:p>
        <text:p text:style-name="First_20_line_20_indent">„Stehenbleiben!“ ertönte eine Stimme hinter ihm. „Nicht umdrehen!“</text:p>
        <text:p text:style-name="First_20_line_20_indent">Richter stand wie angewurzelt. Jemand griff ihm von hinten unter die Arme, tastete ihn nach Waffen ab. Seine Dienstmarke wurde aus der Brusttasche gezogen.</text:p>
        <text:p text:style-name="First_20_line_20_indent">„Linus Richter, Kommissar des Fakom“, ertönte die Stimme. Gehörte sie einer Frau oder einem jungen Mann? Langsam drehte Richter sich um. Die Person trug einen unförmigen Arbeitsoverall mit alten Schweißflecken, einen flachen Aluminiumhelm und eine das gesamte Gesicht bedeckende Maske mit dosenartigen Filterkartuschen daran. Jetzt verstand Richter endlich, wie man die Arbeit an einem Ort wie diesem erträglich machen konnte.</text:p>
        <text:p text:style-name="First_20_line_20_indent">„Sieht gut aus, diese Filtermaske“, sagte er. „Habt ihr mir auch eine? und du? Bist du Knut?“</text:p>
        <text:p text:style-name="First_20_line_20_indent">Der Fremde ging nicht auf Richters Frage ein. „Was willst du von Cordula? Sie hat nichts verbrochen.“</text:p>
        <text:p text:style-name="First_20_line_20_indent">„Das behauptet auch niemand“, antwortete Richter. „Ich ermittle wegen eines klimafeindlichen Anschlags, und hoffe, von ihr etwas über eine Gruppe zu erfahren, die sich <text:span text:style-name="Emphasis">Apocalypse Rebellion</text:span> nennt.“</text:p>
        <text:p text:style-name="First_20_line_20_indent">„Was weißt du über Apocalypse Rebellion?“ fragte der <text:soft-page-break/>Fremde.</text:p>
        <text:p text:style-name="First_20_line_20_indent">„Zum Beispiel, dass sie Bombenanschläge verübt.“</text:p>
        <text:p text:style-name="First_20_line_20_indent">Der Fremde schien zu überlegen. „Meinst du <text:span text:style-name="Emphasis">Sanfte Sonne XIV?</text:span>“</text:p>
        <text:p text:style-name="First_20_line_20_indent">Die Medien hatten noch nichts über die Vorfälle in dem Chemiewerk berichtet, da war sich Richter sicher. Offiziell lief immer noch alles nach Plan.</text:p>
        <text:p text:style-name="First_20_line_20_indent">„Du weißt Bescheid? Bist du von „Apocalypse Rebellion?“</text:p>
        <text:p text:style-name="First_20_line_20_indent">Der Fremde machte eine wegwerfende Handbewegung. „Die Leute erzählen sich so manches. Ich bin in keiner Gruppe. Ich bin ein gewöhnlicher Arbeiter in der Fischfabrik.“</text:p>
        <text:p text:style-name="First_20_line_20_indent">Richter glaubte kein Wort. Er war sich sicher, dass er es mit einem untergetauchten Insider zu tun hatte. Wenn er ihn doch nur festnehmen und verhören könnte!</text:p>
        <text:p text:style-name="First_20_line_20_indent">„Warum hast du mich eigentlich herbestellt?“ fragte er.</text:p>
        <text:p text:style-name="First_20_line_20_indent">Der Fremde nahm den Helm ab und zog sich die Maske vom Gesicht. Es war eine Frau mit braunem Lockenkopf und harten grauen Augen. Cordula Gundlach! Jetzt ging Richter ein Licht auf.</text:p>
        <text:p text:style-name="First_20_line_20_indent">„Du bist Cordula, richtig?“ sagte er. „Und lass mich raten: Du bist untergetaucht, weil du bedroht wirst. Bist du bei den Terroristen ausgestiegen?“</text:p>
        <text:p text:style-name="First_20_line_20_indent">„So einfach ist das nicht. Ich weiß aber etwas, was die Öffentlichkeit erfahren muss.“</text:p>
        <text:p text:style-name="First_20_line_20_indent">„Die ‚Wahrheit‘ über <text:span text:style-name="Emphasis">Sanfte sonne?</text:span> Da wirst du mir nicht viel Neues erzählen können. Ich kenne die Standpunkte zweier Terrorgruppen.“</text:p>
        <text:p text:style-name="First_20_line_20_indent">Cordula verzog spöttisch die Mundwinkel.</text:p>
        <text:p text:style-name="First_20_line_20_indent">„Das ist Kinderkram“, sagte sie. „Es geht nicht um <text:span text:style-name="Emphasis">Sanfte Sonne</text:span>.“</text:p>
        <text:p text:style-name="First_20_line_20_indent"><text:soft-page-break/>„Worum dann? <text:span text:style-name="Emphasis">Sanfte Sonne</text:span> ist die Zukunft der Menschheit“, sagte Richter überzeugt. „Es gibt keine Alternative.“</text:p>
        <text:p text:style-name="First_20_line_20_indent">Cordula seufzte. „Geoengineering ist reine Augenwischerei. Ein Ablenkungsmanöver. Die Leute werden in Sicherheit gewiegt. Tatsächlich wird im Verborgenen ein viel größeres Projekt in die Wege geleitet.“</text:p>
        <text:p text:style-name="First_20_line_20_indent"><office:annotation>
      <dc:creator>Peter Triesberger</dc:creator>
      <dc:date>2023-08-07T14:19:43.48</dc:date>
      <text:p>Hinweis auf Noah Fasels Atomsprengköpfe </text:p>
     </office:annotation></text:p>
        <text:p text:style-name="First_20_line_20_indent"/>
        <text:p text:style-name="Text_20_body"/>
        <text:p text:style-name="First_20_line_20_indent"/>
        <text:p text:style-name="Text_20_body">„Und das wäre?“ Richter konnte sich beim besten Willen keinen besseren Plan als <text:span text:style-name="Emphasis">Sanfte Sonne</text:span> vorstellen. „Überhaupt: wozu dann die Geheimnistuerei?“</text:p>
        <text:p text:style-name="First_20_line_20_indent">Cordula machte eine wegwerfende Handbewegung. „Ich sagte doch, ich weiß nicht viel. Eigentlich bin ich nur durch Zufall darauf gestoßen, nachdem ich mich zu einer Aktion überreden ließ. Ich war nicht einmal selbst dabei, aber einer der Aktivisten – äh – überließ mir einen Datenträger mit beunruhigendem Material.“</text:p>
        <text:p text:style-name="First_20_line_20_indent">Oh Gott, dachte Richter. Da haben wir schon die nächste Verschwörungstheorie.</text:p>
        <text:p text:style-name="First_20_line_20_indent">„Wo ist dieser Datenträger jetzt? Du musst ihn uns geben, das ist dir wohl klar. Hast du mich deshalb hierher kommen lassen?“</text:p>
        <text:p text:style-name="First_20_line_20_indent">„Der Datenträger ist an einem sicheren ort. Es sind zu Viele hinter mir her, als dass ich es riskieren könnte, ihn einfach mit mir herumzutragen.“</text:p>
        <text:p text:style-name="First_20_line_20_indent">Richter war dabei, die Geduld zu verlieren. „Halten wir also fest: Es gibt da ein neues Projekt zur Rettung der Erde vor dem Klimawandel, richtig?“</text:p>
        <text:p text:style-name="First_20_line_20_indent"><text:soft-page-break/>Cordula nickte.</text:p>
        <text:p text:style-name="First_20_line_20_indent">„Gut. Und es ist äußerst geheim, weil – ja, warum eigentlich? Warum muss man einen so guten Plan eigentlich geheim halten? Gibt es Konkurrenten?“</text:p>
        <text:p text:style-name="First_20_line_20_indent">Cordula schüttelte den Kopf. Sie schien mit sich zu ringen. „Ich kann jetzt nur sagen, was ich weiß: Im August stellte ich mein Boot, die <text:span text:style-name="Emphasis">Global Savior,</text:span> einer Gruppe von Aktivisten zur Verfügung, die mich über alte Bekannte von <text:span text:style-name="Emphasis">Extinction Rebellion</text:span> kontaktiert hatten. Sie wollten ein Enthüllungsvideo über ein geheimes Offshore-Labor drehen, in dem sie illegale Tierversuche vermuteten. In der Nacht gerieten wir in eine Flaute. Am Rand des Windparks <text:span text:style-name="Emphasis">Schlicktown 5</text:span> verließen die Aktivisten mein Boot im Dingi und setzten die Aktion ohne mich fort. Am Morgen machte ich mich auf die Suche und fand einen der drei Männer. Er redete nur wirres Zeug, gab mir aber diesen Datenträger. Wir segelten gemeinsam zurück, doch dann passierten lauter eigenartige Dinge. Mein Boot brannte im Hafen aus. Fremde fragten nach mir. Ich hielt es für das Beste, eine andere Identität anzunehmen. Hier in der Fischfabrik spricht keiner Deutsch. Die Leute hier existieren offiziell überhaupt nicht. Von den Kontrollbehörden lässt sich hier niemand blicken.“</text:p>
        <text:p text:style-name="First_20_line_20_indent">Verständlich, dachte Richter, dem es von der schlechten Luft ganz schwummerig wurde. Was für eine gerissene Frau, diese Cordula!</text:p>
        <text:p text:style-name="First_20_line_20_indent">„Und der Mann, der mich am Hafen angesprochen hat?“</text:p>
        <text:p text:style-name="First_20_line_20_indent">„Ein Freund. Über ihn habe ich Kontakt zur Außenwelt. Er ist absolut zuverlässig.“</text:p>
        <text:p text:style-name="First_20_line_20_indent">„Schön. Fassen wir also zusammen: Du hast einen <text:soft-page-break/>Datenträger mit Hinweisen auf ein streng geheimes Projekt zur Weltklimarettung. Den willst du mir geben, sonst wäre ich nicht hier. Und irgendwo läuft dein Kumpel von der <text:span text:style-name="Emphasis">Global Savior</text:span> herum, der mir mehr erzählen könnte. Und wenn er damit fertig wäre? Würde mir das weiterhelfen? Könnte ich damit die Attentäter und die Entführer fassen?“</text:p>
        <text:p text:style-name="First_20_line_20_indent">„Kann ich nicht sagen“, gab Cordula zu.</text:p>
        <text:p text:style-name="First_20_line_20_indent">Richter versuchte sich, Idils Reaktion vorzustellen, wenn er unverrichteter Dinge zurückkehren und von einem geheimnisvollten Datenträger erzählen würde. Nein, das hier war keine Spur, das stand fest. Und es war höchste Zeit zu gehen. Er zog eine Visitenkarte hervor und streckte sie Cordula hin.</text:p>
        <text:p text:style-name="First_20_line_20_indent">„Gut, ich nehme das mal so mit. Aber ich muss jezt gehen. Hier ist meine Nummer. Falls dir noch etwas einfällt, ruf mich einfach an.“</text:p>
      </text:section>
      <text:section text:style-name="Sect1" text:name="ScID:21">
        <text:p text:style-name="First_20_line_20_indent"><office:annotation>
      <dc:creator>Abschnitt</dc:creator>
      <dc:date>2023-08-07T14:19:43.49</dc:date>
      <text:p>~ Olaf will Richter erschießen und trifft Cordula. ~</text:p>
      <text:p/>
      <text:p><text:a xlink:href="../normal_scenes.odt#ScID:21%7Cregion">→Zusammenfassung</text:a></text:p>
     </office:annotation>Sie nahm die Visitenkarte und ließ sie sofort fallen. Ihre Augen richteten sich auf einen Punkt hinter ihm und weiteten sich.</text:p>
        <text:p text:style-name="First_20_line_20_indent">„Achtung! In Deckung!“</text:p>
        <text:p text:style-name="First_20_line_20_indent">Schneller als jeder Gedanke arbeitete Richters Instinkt und ließ ihn zu Boden fallen. Ein Schuss fiel. Cordula griff sich an die Brust. Richter rollte zur Seite und stand schon wieder auf den Beinen. Ein Mann rannte auf ihn zu. Er schwenkte eine Pistole und feuerte blindlings zwei Schüsse ab, die weit an Richter vorbei gingen.</text:p>
        <text:p text:style-name="First_20_line_20_indent">„Cordula!“ brüllte der Mann. „Das wollte ich nicht!“ Er stürzte an Richter vorbei und packte mit der freien Hand Cordula, die in die Knie gegangen war. Cordula hustete Blut. Blitzschnell schlug Richter dem Mann die Waffe aus der Hand <text:soft-page-break/>und drehte ihm den Arm auf den Rücken. Eiskalt setzte sein Kriminalistenverstand ein. Mit Cordula ging es zu Ende. Mit Rettung war nicht zu rechnen, nicht hier. Er musste sich auf den Täter konzentrieren. Er drückte den Mann in die Knie und herrschte ihn an:</text:p>
        <text:p text:style-name="First_20_line_20_indent">„Wer bist du?“</text:p>
        <text:p text:style-name="First_20_line_20_indent">Er war sehr jung. Muskulös, wirrer blonder Bart, eine schwarze Wollmütze, die ihm übe die Augen gerutscht war.</text:p>
        <text:p text:style-name="First_20_line_20_indent">„Cordula! Ich bin’s, Olaf“, wimmerte der Junge. „Cordula! Ach, Cordula, das wollte ich nicht!“ Er schniefte.</text:p>
        <text:p text:style-name="First_20_line_20_indent">„Fakom“, schnarre Richter. „Du bist vorläufig festgenommen. Warum hast du auf mich geschossen?“</text:p>
        <text:p text:style-name="First_20_line_20_indent">„Cordula!“ heulte Olaf. Cordula lag flach auf dem Rücken, Blut breitete sich auf ihrer wattierten Jacke aus. Ihr war nicht mehr zu helfen.</text:p>
        <text:p text:style-name="First_20_line_20_indent">Richter zog dem Mann die Mütze herunter und schüttelte ihn grob, um ihn zur Besinnung zu bringen. „Was soll das? Was hast du mit Cordula zu schaffen?“</text:p>
        <text:p text:style-name="First_20_line_20_indent">„Cordula!“ Tränen rannen aus Olafs geröteten Augen. „Hätten wir doch niemals diese Aktion …“</text:p>
        <text:p text:style-name="First_20_line_20_indent">Richter ging ein Licht auf. Olaf war der dritte Mann von Cordulas fehlgeschlagener Aktion gegen das ominöse Forschungslabor. Er musste zum Reden gebracht werden.</text:p>
        <text:p text:style-name="First_20_line_20_indent">„Du warst mit Cordula auf der Global Savior, Olaf“, sagte Richter. „Was hast du gesehen, draußen auf See?“</text:p>
        <text:p text:style-name="First_20_line_20_indent">Olaf verdrehte die Augen. „Gesehen? Nichts! Nichts habe ich gesehen!“ Er wand sich in Richters Griff. „Lasst mich in Ruhe! Ich habe nichts gesehen! Lasst Cordula endlich in Ruhe!“</text:p>
        <text:p text:style-name="First_20_line_20_indent">Der Mann war offensichtlich nicht bei Sinnen. Richter <text:soft-page-break/>musste seine Taktik ändern.</text:p>
        <text:p text:style-name="First_20_line_20_indent">„Cordula kann jezt nichts mehr passieren“, sagte er in beruhigendem Tonfall. „Ich bin Linus. ich meine es gut mit dir, Olaf. Nun erzähl mir, Linus: Warum hast du geschossen? Wovor hast du Angst?“</text:p>
        <text:p text:style-name="First_20_line_20_indent">„Kraken!“ heulte Olaf. „Ihr macht uns zu Kraken! ich will kein Krake sein! Lasst mich gehen!“</text:p>
        <text:p text:style-name="First_20_line_20_indent">Der Mann war offensichtlich übergeschnappt. Na schön. Vielleicht brauchte er einfach nur Zeit, um zur Vernunft zu kommen.</text:p>
        <text:p text:style-name="First_20_line_20_indent">„Weißt du was, Olaf? Wir gehen jetzt zu mir, da bekommst du eine schöne Zelle und einen warmen Tee. und morgen erzählst du mir dann alles der Reihe nach. Einverstanden?“</text:p>
        <text:p text:style-name="First_20_line_20_indent">„Nein!“ Olaf ließ sich fallen und strampelte mit den Beinen. „Lasst mich! ich will nicht zu den Kraken!“</text:p>
      </text:section>
      <text:section text:style-name="Sect1" text:name="ScID:22">
        <text:p text:style-name="First_20_line_20_indent"><office:annotation>
      <dc:creator>Abschnitt</dc:creator>
      <dc:date>2023-08-07T14:19:43.49</dc:date>
      <text:p>~ Drei Polizisten nehmen Richter und Olaf im Wagen mit. ~</text:p>
      <text:p/>
      <text:p><text:a xlink:href="../normal_scenes.odt#ScID:22%7Cregion">→Zusammenfassung</text:a></text:p>
     </office:annotation>Reifen knirschten. Richter blickte über die Schulter. Aus einem elektrischen Lieferwagen stiegen drei Männer in Polizeiuniformen. Wo kamen denn die so schnell her? Der Anführer hatte die drei Sterne eines Obermeisters auf der Schulter. „Wir haben Schüsse gehört“, sagte er. Was geht hier vor?“</text:p>
        <text:p text:style-name="First_20_line_20_indent">„Fakom“, sagte Richter. „Ich habe diesen Mann hier in Gewahrsam genommen. Ich nehme ihn mit nach Groß-Wolfenbüttel.“</text:p>
        <text:p text:style-name="First_20_line_20_indent">Wenn dieser Olaf sich erst einmal beruhigt haben würde, wäre vielleicht noch etwas Brauchbares aus ihm herauszubringen. Irgend etwas musste hiter dieser Sache stecken, davon war Richter inzwischen überzeugt. Einer der Polizisten kniete neben Cordula.</text:p>
        <text:p text:style-name="First_20_line_20_indent">„Sie ist tot, Jim“, sagte er.</text:p>
        <text:p text:style-name="First_20_line_20_indent"><text:soft-page-break/>„Haben wir noch Säcke?“ fragte der Angesprochene. „Packt sie ein und hinein in den Wagen.“</text:p>
        <text:p text:style-name="First_20_line_20_indent">Mit routinierten Handgriffen zückte der Dritte ein Paar Handschellen und befreite Richter von dem sich nur noch schwach wehrenden Olaf. Während die Drei mit Cordula und Olaf beschäftigt waren, hob Richter dessen Pistole auf, sicherte sie und steckte sie sich in den Hosenbund.</text:p>
        <text:p text:style-name="First_20_line_20_indent">„Wisst Ihr, ob die Züge aufs Festland schon wieder fahren?“ fragte er. „Kann ich mal euren Funk benutzen?“</text:p>
        <text:p text:style-name="First_20_line_20_indent">„Ein Funkgerät haben wir in diesem Wagen leider nicht“, meinte der Obermeister bedauernd. Aber eine Fahrt zum Bahnhof bieten wir gerne an.“</text:p>
        <text:p text:style-name="First_20_line_20_indent">Eine Schiebetür wurde geöffnet und Olaf auf den Rücksitz bugsiert. Richter setzte sich neben ihn. Die Kofferraumklappe schlug hinter Cordulas eingepacktem Leichnam zu. Die drei Beamten nahmen vorne Platz, und der Wagen setzte sich holpernd in Bewegung.</text:p>
      </text:section>
      <text:p text:style-name="Heading_20_4">* * *</text:p>
      <text:section text:style-name="Sect1" text:name="ScID:18">
        <text:p text:style-name="Text_20_body"><office:annotation>
      <dc:creator>Abschnitt</dc:creator>
      <dc:date>2023-08-07T14:19:43.49</dc:date>
      <text:p>~ Olaf flüchtet und Richter wird getasert. ~</text:p>
      <text:p/>
      <text:p><text:a xlink:href="../normal_scenes.odt#ScID:18%7Cregion">→Zusammenfassung</text:a></text:p>
     </office:annotation>„Die drei hab ich schon einmal gesehen“, flüsterte Olaf Richter zu. „Die haben die <text:span text:style-name="Emphasis">Global Savior</text:span> angezündet. Das sind keine Polizisten.“</text:p>
        <text:p text:style-name="First_20_line_20_indent">„Du musst dich jetzt beruhigen, Olaf.“ Richter klopfte ihm auf die Schulter. „Du bist ja völlig durch den Wind. Wie konntest du nur auf mich schießen?“</text:p>
        <text:p text:style-name="First_20_line_20_indent">Doch Olaf wollte sich nicht beruhigen. „Da gehts nicht zum Bahnhof!“ kreischte er und fing heftig zu zappeln an. „Wo bringt ihr mich hin?“</text:p>
        <text:p text:style-name="First_20_line_20_indent">Der Obermeister drehte sich zu ihne um. „Nur die Ruhe. Die <text:soft-page-break/>Nordstraße ist noch blockiert. Wir fahren einen Umweg über den Airport.“</text:p>
        <text:p text:style-name="First_20_line_20_indent">Wie schön, dachte Richter. Hoffentlich sehe ich das Luftschiff! Doch Olaf wollte sich partout nicht beruhigen. Schaum quoll ihm aus dem Mund.</text:p>
        <text:p text:style-name="First_20_line_20_indent">„Nicht die Kraken!“ heulte er. Sein Ellbogen traf Richter schmerzhaft in die Seite.</text:p>
        <text:p text:style-name="First_20_line_20_indent">„So geht das nicht, Leute“, rief Richter nach vorn. Der Wagen kam zum Stehen. Der Obermeister stieg aus und riss die Schiebetür auf. Er hielt einen gelb leuchtenden Taser in der Hand.</text:p>
        <text:p text:style-name="First_20_line_20_indent">„Das wird ihn für eine Weile ruhig stellen.“</text:p>
        <text:p text:style-name="First_20_line_20_indent">Richter stieg aus, um dem Obermeister das Schussfeld frei zu machen. Doch er hatte nicht mit der Kraft von Olafs Verzweiflung gerechnet. Der hatte sich zusammengekrümmt und schnellte mit einem Satz hinaus, seinen Kopf dem Obermeister in die Magengrube rammend. Der Taser entlud sich gegen Richter, der auf den Obermeister stürzte. Schüsse knallten.</text:p>
        <text:p text:style-name="First_20_line_20_indent">„Daneben, Mist!“</text:p>
        <text:p text:style-name="First_20_line_20_indent">„Lass ihn laufen. Den kriegen wir früher oder später.“</text:p>
      </text:section>
      <text:section text:style-name="Sect1" text:name="ScID:40">
        <text:p text:style-name="First_20_line_20_indent"><office:annotation>
      <dc:creator>Abschnitt</dc:creator>
      <dc:date>2023-08-07T14:19:43.49</dc:date>
      <text:p>~ Die drei Polizisten entpuppen sich als Ganoven. Richter entkommt. ~</text:p>
      <text:p/>
      <text:p><text:a xlink:href="../normal_scenes.odt#ScID:40%7Cregion">→Zusammenfassung</text:a></text:p>
     </office:annotation>Richter lag gelähmt am Fahrbahnrand, das Gesicht im nassen Gras.</text:p>
        <text:p text:style-name="First_20_line_20_indent">„Was machen wir mit dem?“ hörte er jemanden sagen. „Zu der anderen?“</text:p>
        <text:p text:style-name="First_20_line_20_indent">„Noch nicht, Joe. „Vielleicht kann er uns ja etwas sagen. Die Gundlach hat lange mit ihm gesprochen, bevor dieser Irre aufgetaucht ist.“</text:p>
        <text:p text:style-name="First_20_line_20_indent">„Beeilung, dort kommen Autos.“</text:p>
        <text:p text:style-name="First_20_line_20_indent">Richter wurde hochgehievt und auf die Rückbank gesetzt. Er konnte noch immer keinen Muskel rühren, und es war ihm <text:soft-page-break/>sterbenselend zumute. Doch ein Gedanke ließ ihn nicht los: Die Pistole. Er hatte ja noch Olafs Pistole. Das würde eine schöne Überraschung werden für die drei falschen Polizisten, sobald er sich erst einmal wieder rühren konnte. Der Wagen ruckte an. Richter hörte die Stimme des falschen Obermeisters.</text:p>
        <text:p text:style-name="First_20_line_20_indent">„Hast du ihn durchsucht? Vielleicht ist er bewaffnet.“</text:p>
        <text:p text:style-name="First_20_line_20_indent">„Ich habe ihm unter die Arme gegriffen. Ein Schulterhalfter hätte ich bemerkt. Wie lange wirkt der Stromstoß?“</text:p>
        <text:p text:style-name="First_20_line_20_indent">„Lange genug. Gib jetzt auf die Fahrbahn acht!“</text:p>
        <text:p text:style-name="First_20_line_20_indent">„Hast du den Schocker überhaupt schon mal benutzt?“</text:p>
        <text:p text:style-name="First_20_line_20_indent">„Nee, ist doch nur Kinderkram.“</text:p>
        <text:p text:style-name="First_20_line_20_indent">Richter fühlte seine Muskeln zucken. Langsam kehrte das Leben zurück. Mühsam schob er seine rechte Hand zum Hosenbund. Er bekam die Pistole zu fassen.</text:p>
        <text:p text:style-name="First_20_line_20_indent">„Wir hätten ihn doch fesseln sollen. Halt noch einmal an!“ befahl der falsche Obermeister. Schwankend fuhr der Wagens aufs Bankett. Abermals wurde die Schiebetür geöffnet. Richter zog die Pistole und hielt sie dem überraschten Joe vors Gesicht.</text:p>
        <text:p text:style-name="First_20_line_20_indent">„Die Hände hoch! Und ihr Anderen: Aus dem Wagen! Langsam!“</text:p>
        <text:p text:style-name="First_20_line_20_indent">Doch der „Obermeister“ und sein Kumpan hatten sich schon auf der anderen Seite aus der Fahrertür fallen lassen. Offensichtlich waren sie reaktionsschnell und gut trainiert. Sie sprinteten über die freie Fahrbahn und gingen hinter einem abgestellten Wagen in Deckung. Glas splitterte. Eine Kugel pfiff dicht an Richters Kopf vorbei. Joe nutzte die Ablenkung, um auszureißen und hinter einer Hausecke zu verschwinden. War er bewaffnet? Bestimmt. Richter saß in der <text:soft-page-break/>Klemme. Da sah er den Lastzug. Ein altes Brennstoffzellenmodell mit Auflieger näherte sich auf der Straße. Richter erkannte seine Chance. Er dehnte noch einmal die Muskeln. Als der LKW genau zwischen ihm und den Ganoven war, zog er sich in den Fahrerraum, rückte auf den Fahrersitz, zog die Tür zu und drückte den Fahrschalter durch. Mit durchdrehenden Rädern eierte der Wagen los, machte einen Schlenker und setzte sich hinter den LKW. Richter hörte weitere Kugeln einschlagen, doch er wusste, dass er so gut wie in Sicherheit war. Wie viele Jahre er nun schon im Polizeidienst war, und immer hatte er es nur mit Klimaleugnern, Umweltfrevlern und drittklassigen Saboteuren zu tun gehabt, die nicht im Traum an gewaltsamen Widerstand gedacht hätten. Und nun wurde quasi pausenlos auf ihn geschossen. Idils Spur nach Bremen war in der Tat heißer als zunächst gedacht. Wenn er nur wüsste, was diesen Olaf so traumatisiert hatte.</text:p>
      </text:section>
      <text:section text:style-name="Sect1" text:name="ScID:19">
        <text:p text:style-name="First_20_line_20_indent"><office:annotation>
      <dc:creator>Abschnitt</dc:creator>
      <dc:date>2023-08-07T14:19:43.50</dc:date>
      <text:p>~ Richter wird unter Mordverdacht festgenommen. ~</text:p>
      <text:p/>
      <text:p><text:a xlink:href="../normal_scenes.odt#ScID:19%7Cregion">→Zusammenfassung</text:a></text:p>
     </office:annotation>Das Meer kam in Sicht. Eigentlich könnte er auch mit diesem Wagen nach Groß-Wolfenbüttel zurückfahren, oder? Das würde Zeit sparen. Die Ladezustandsanzeige war noch im grünen Bereich. Kurz entschlossen bog Richter zum Damm ab. Vor ihm kam eine Polizeisperre in Sicht. Ein altertümlicher Streifenwagen stand mit müde blinkendem Blaulicht quer auf der Spur. Daneben zwei Uniformierte. Richter hielt an und suchte nach seiner Dienstmarke. Sie war nicht mehr in der Brusttasche. Schwach erinnerte er sich daran, dass Cordula sie zuletzt herausgezogen hatte. Schöner Mist! Wahrscheinlich lag sie irgendwo in der Fischfabrik auf der Erde.</text:p>
        <text:p text:style-name="First_20_line_20_indent">Einer der Beamten war um den Lieferwagen herumgegangen.</text:p>
        <text:p text:style-name="First_20_line_20_indent"><text:soft-page-break/>„Sind das Einschusslöcher?“ fragte er und lockerte sein Pistolenhalfter. „Steig mal aus, mein Freund, und lass deine Hände, wo ich sie sehen kann!“</text:p>
        <text:p text:style-name="First_20_line_20_indent">Richter musste sich am Fahrzeug abstützen und die Beine spreizen, während der Beamte Olafs Pistole in ein Tuch wickelte. Sein Kollege öffnete die Heckklappe und stieß einen überraschten Pfiff aus.</text:p>
        <text:p text:style-name="First_20_line_20_indent">„Du glaubst es nicht, Dirk: Ein Leichensack.“</text:p>
        <text:p text:style-name="First_20_line_20_indent">Oh nein, dachte Richter. Eine Kugel aus der Pistole, die ihm abgenommen worden war, steckte ja in der Brust der toten Cordula.</text:p>
        <text:p text:style-name="First_20_line_20_indent">„Ich bin Kommissar Richter aus Groß Wolfenbüttel“, sagte er über die Schulter. „Ruft die Staatsrätin Üzel an, die wird euch das bestätigen.“</text:p>
        <text:p text:style-name="First_20_line_20_indent">„Gewiss werden wir das machen. Aber erst einmal geht’s ab in die Zelle“, sagte der Polizist Dirk und ließ die Handschellen zuschnappen.</text:p>
      </text:section>
      <text:p text:style-name="Heading_20_4">* * *</text:p>
      <text:section text:style-name="Sect1" text:name="ScID:41">
        <text:p text:style-name="Text_20_body"><office:annotation>
      <dc:creator>Abschnitt</dc:creator>
      <dc:date>2023-08-07T14:19:43.50</dc:date>
      <text:p>~ Die drei falschen Polizisten bringen Richter wieder in ihre Gewalt. ~</text:p>
      <text:p/>
      <text:p><text:a xlink:href="../normal_scenes.odt#ScID:41%7Cregion">→Zusammenfassung</text:a></text:p>
     </office:annotation>„Nun setzt euch doch mit Groß-Wolfenbüttel in Verbindung!“ Richter war dabei, die Geduld zu verlieren. Jens, der zweite Polizist, murkste am Funkgerät herum, bekam aber nur Rauschen zu hören. Plötzlich schrillte der Signalton, der einen Rundruf ankündigte. Eine Stimme ertönte, klar und deutlich.</text:p>
        <text:p text:style-name="First_20_line_20_indent">„An alle Einheiten: Die Inselverwaltung hat soeben Pandemie-Warnstufe ‚rot‘ ausgerufen. Alle Personen, die keinen Wohnsitz in Bremen nachweisen können, haben die Insel unverzüglich zu verlassen.“</text:p>
        <text:p text:style-name="First_20_line_20_indent"><text:soft-page-break/>„Da hast du den Salat“, sagte Dirk unter seiner blauen OP-Maske. „Was machen wir jetzt mit dem Verdächtigen?“</text:p>
        <text:p text:style-name="First_20_line_20_indent">Es näherten sich einige Busse, um von den Beamten auf den Damm durchgewinkt zu werden.</text:p>
        <text:p text:style-name="First_20_line_20_indent">„Zentrale, hier <text:span text:style-name="Emphasis">Weser 12</text:span>“, rief Jens zum wiederholten Male ins Mikrofon. „Haben eine Leiche sichergestellt. Außerdem Verdächtigen festgenommen. Gibt an, Beamter des Fakom zu sein.“</text:p>
        <text:p text:style-name="First_20_line_20_indent">Nach drei weiteren Wiederholungen krachte das Funkgerät.</text:p>
        <text:p text:style-name="First_20_line_20_indent">„<text:span text:style-name="Emphasis">Weser 12</text:span>, hier <text:span text:style-name="Emphasis">Weser 9</text:span>. Verstanden. Wir übernehmen den Verdächtigen. Frage: Standort?“</text:p>
        <text:p text:style-name="First_20_line_20_indent">Das war die Stimme des falschen Polizeiobermeisters, da war sich Richter ganz sicher.</text:p>
        <text:p text:style-name="First_20_line_20_indent">„Halt!“ rief Richter. „Nicht durchgeben! Das ist nicht <text:span text:style-name="Emphasis">Weser 9!</text:span>“</text:p>
        <text:p text:style-name="First_20_line_20_indent">Es brummte am Himmel. Ein Zeppelin fuhr über sie hinweg und verdeckte für einen Augenblick die trübe Sonne. Richter kniff die Augen zusammen. Am Bug prangte das Hufeisen-Logo des Wallach-Konzerns. Majestätisch schwebte das Luftschiff Richtung Festland davon.</text:p>
        <text:p text:style-name="First_20_line_20_indent">„Nee, das war der Nikolaus, gerade eben“, spottete Dirk.</text:p>
        <text:p text:style-name="First_20_line_20_indent">„Ich habe die Stimme erkannt.“ Richter versuchte, seine ganze Überzeugungskraft aufzubringen. „Es sind drei Kriminelle in Polizeiuniformen. Sie haben auf diesen Wagen hier geschossen.“</text:p>
        <text:p text:style-name="First_20_line_20_indent">„So? Dann haben sie wohl auch diese Frau auf dem Gewissen?“</text:p>
        <text:p text:style-name="First_20_line_20_indent">„Nein. Sie wurde mit der Pistole erschossen, die ihr dort eingesteckt habt. Aber nicht von mir.“</text:p>
        <text:p text:style-name="First_20_line_20_indent">„Das wird sich alles aufklären“, meinte Dirk. „Nur die <text:soft-page-break/>Ruhe, mein Freund.“</text:p>
        <text:p text:style-name="First_20_line_20_indent">Ein verbeulter Streifenwagen fuhr heran. Heraus stiegen die drei falschen Polizisten von vorhin.</text:p>
        <text:p text:style-name="First_20_line_20_indent">„Gut gemacht“, sagte der falsche Obermeister und deutete mit dem Kopf auf Richter. „Der wird überall gesucht. Hat er geredet?“</text:p>
        <text:p text:style-name="First_20_line_20_indent">„Er nennt sich Richter“, antwortete Jens. „Er will ein Fakom-Kommissar aus Groß-Wolfenbüttel sein, kann sich nicht ausweisen. Fragt ihr mal nach?“</text:p>
        <text:p text:style-name="First_20_line_20_indent">„Augenblick!“ Dirks Miene zeigte plötzlich Misstrauen. „Wo sind eigentlich Janina und Deniz von <text:span text:style-name="Emphasis">Weser 9?</text:span>“ Woher kommt ihr Drei überhaupt?</text:p>
        <text:p text:style-name="First_20_line_20_indent">„Deniz und Janina sind – äh – nicht im Dienst.“</text:p>
        <text:p text:style-name="First_20_line_20_indent">Der Mann, den seine Komplizen Joe nannten, stand jetzt hinter Dirk und Jens. Richter sah ihn die Waffe ziehen.</text:p>
        <text:p text:style-name="First_20_line_20_indent">„Achtung!“ rief Richter, da fielen auch schon zwei Schüsse. Dirk und Jens brachen zusammen.</text:p>
        <text:p text:style-name="First_20_line_20_indent">„Wir müssen unsere Unterhaltung noch zu Ende bringen“, sagte Jim zu Richter. „Aber nicht hier, mitten auf der Straße, vor all den Leuten. Du wolltest hier ohnehin weg, hab ich Recht?“</text:p>
        <text:p text:style-name="First_20_line_20_indent">Reifen quietschten. Ein Auto hatte gewendet und raste jetzt in Richtung Zentrum davon.</text:p>
        <text:p text:style-name="First_20_line_20_indent">„Da hat uns einer beobachtet“, stellte Jim fest. „Joe, du kümmerst dich darum.“</text:p>
        <text:p text:style-name="First_20_line_20_indent">Mit aufbrüllendem Martinshorn jagte Joe im <text:span text:style-name="Emphasis">Weser 12</text:span>-Streifenwagen hinterher.</text:p>
        <text:p text:style-name="First_20_line_20_indent">„Warten wir auf ihn, Jim?“ fragte der dritte Ganove.</text:p>
        <text:p text:style-name="First_20_line_20_indent">„Nicht nötig“, sagte Jim. Und zu Richter: „Hinten einsteigen, bitte!“</text:p>
      </text:section>
      <text:section text:style-name="Sect1" text:name="ScID:42">
        <text:p text:style-name="First_20_line_20_indent"><text:soft-page-break/><office:annotation>
      <dc:creator>Abschnitt</dc:creator>
      <dc:date>2023-08-07T14:19:43.50</dc:date>
      <text:p>~ Der Mann mit der Schiffermütze rettet Richter. ~</text:p>
      <text:p/>
      <text:p><text:a xlink:href="../normal_scenes.odt#ScID:42%7Cregion">→Zusammenfassung</text:a></text:p>
     </office:annotation>Richters Gedanken rasten. Ein zweites Mal ließen sich diese Killer bestimmt nicht übertölpeln. Er blickte sich um. Weit und breit kein Auto. Nur ein einsamer Radfahrer näherte sich. Ein Betrunkener offenbar, der laut fluchend in Schlangenlinien näher kam. Der Schirm seiner Schiffermütze war ihm über die Augen gerutscht.</text:p>
        <text:p text:style-name="First_20_line_20_indent">„Na, los jetzt!“ rief Jim ungeduldig und gab Richter einen Schubs in Richtung Streifenwagen.</text:p>
        <text:p text:style-name="First_20_line_20_indent">„Weiterfahren!“ herrschte der andere Ganove den Radfahrer an, der stehengeblieben war und Anstalten machte, sich zu übergeben. Der Betrunkene kam Richter irgendwie bekannt vor. Er hickste und zerrte umständlich eine Tasche vom Gepäckträger.</text:p>
        <text:p text:style-name="First_20_line_20_indent">„Ge-ssetzes-hüter“, nuschelte er. „Freu-hick-freunde der Nacht! Trinkt mit mir!“</text:p>
        <text:p text:style-name="First_20_line_20_indent">„Gar nicht beachten“, befahl Jim seinem Komplizen. „In den Wagen jetzt!“</text:p>
        <text:p text:style-name="First_20_line_20_indent">„Hände hoch!“ sagte der Betrunkene plötzlich mit klarer, scharfer Stimme, und richtete eine kurzläufige Maschinenpistole auf die falschen Polizeibeamten. Die standen wie versteinert da. Jetzt erkannte Richter den Mann: Er hatte sein Treffen mit Cordula arrangiert. „Absolut zuverlässig“ hatte sie ihn genannt. Wie er es wohl aufnehmen würde, wenn er Cordulas Leiche sah? Richter beschloss, das Thema zunächst nicht anzusprechen. Mit schnellen Schritten entfernte er sich vom Streifenwagen und aus dem Schussfeld.</text:p>
        <text:p text:style-name="First_20_line_20_indent">„Die Pistolen fallenlassen!“ herrschte der „Freund“ die falschen Polizisten an. „Auch den Taser da und das Pfefferspray! Jetzt legt euch gegenseitig eure Handschellen an. Schön langsam. Und dann hinein in den Wagen!“ Er sperrte <text:soft-page-break/>die Beiden in den Streifenwagen. Dann hob er die Waffen der Ganoven auf und stopfte sie zusammen mit der Maschinenpistole in seinen Seesack. Er öffnete die Beifahrertür des Streifenwagens und entlud das Reizstoffsprühgerät in den Innenraum. Richter erwartete, dass ihm nun die Handschellen geöffnet würden, doch sein Retter beachtete ihn gar nicht weiter, sondern ging zum Elektrotransporter und öffnete die zersiebte Heckklappe. Er öffnete den Reißverschluss am Leichensack ein Stückweit und warf einen langen nachdenklichen Blick auf seinen Inhalt. Dann knallte er die Klappe zu, schwang sich, ohne Richter eines Blickes zu würdigen, auf den Fahrersitz und preschte Richtung Festland davon.</text:p>
        <text:p text:style-name="First_20_line_20_indent">Holla, die Waldfee, dachte Richter. Jetzt aber fort von hier, bevor der dritte Killer zurückkommt. Oder bevor die echte Polizei kommt und die Leichen von Dirk und Jens findet. Eine weitere Festnahme heute wäre eine zu viel. Ein Gedanke kam ihm. Er ging vor dem toten Dirk in die Hocke und durchsuchte dessen Taschen. Schnell hatte er den richtigen Schlüssel gefunden und sich befreit.</text:p>
        <text:p text:style-name="First_20_line_20_indent">„Ruht in Frieden“, murmelte er, hob das verlassene Fahrrad auf und machte sich auf den Weg zum Bahnhof.</text:p>
      </text:section>
      <text:p text:style-name="Heading_20_4">* * *</text:p>
      <text:section text:style-name="Sect1" text:name="ScID:46">
        <text:p text:style-name="Text_20_body"><office:annotation>
      <dc:creator>Abschnitt</dc:creator>
      <dc:date>2023-08-07T14:19:43.50</dc:date>
      <text:p>~ In einer Wetterstation erfährt Richter von einer drohenden Naturkatastrophe. ~</text:p>
      <text:p/>
      <text:p><text:a xlink:href="../normal_scenes.odt#ScID:46%7Cregion">→Zusammenfassung</text:a></text:p>
     </office:annotation>Auf der karte sch die Insel Bremen überschaubarer aus, als sie es tatsächlich war. und der Weg vom Festlandsdamm ins Zentrum zog sich dahin, wenn man nur ein Fahrrad hatte, und kein Auto. Am Meteorologischen Institut, das in einem Wohncontainerkomplex untergebracht war, hatte er einen <text:soft-page-break/>Platten. Regentropfen begannen zu fallen. Kurzentschlossen stellte er das Rad ab, setzte seine Schutzmaske auf und betrat den Container mit dem Schild <text:span text:style-name="Emphasis">Leitung.</text:span> An einem Resopaltisch saß ein einsamer Graukopf und studierte Satellitenbilder.</text:p>
        <text:p text:style-name="First_20_line_20_indent">„Moin“, sagte Richter. „Kommissar Richter, Fakom.“</text:p>
        <text:p text:style-name="First_20_line_20_indent">Erschrocken blickte der Alte auf. „Wir haben es noch nicht bekannt gegeben“, sagte er.</text:p>
        <text:p text:style-name="First_20_line_20_indent">„Bekannt gegeben? Was denn?“ Richter wollte eigentlich nur ein Taxi rufen lassen, vielleicht auch einen Tee trinken, aber seine professionelle Neugier siegte.</text:p>
        <text:p text:style-name="First_20_line_20_indent">Der Alte knallte die Bilder auf den Tisch. „Das habe ich vor einer Stunde von den Russen bekommen. Sieht gar nicht gut aus.“</text:p>
        <text:p text:style-name="First_20_line_20_indent">„Ein Unwetter? hatten wir doch erst letzte Nacht.“</text:p>
        <text:p text:style-name="First_20_line_20_indent">De Alte lachte spöttisch. „Das war kein Unwetter, mein Freund. Das war ein ganz normaler Sommersturm. Aber was hier auf uns zukommt, ist ein Taifun. Der wird die Hälfte unserer Windräder umlegen und die paar Sonnenkollektoren, die hier noch funktionieren, mitnehmen. ich weiß nur nicht, ob ich das so weitergeben kann. Wie sieht’s aus, habe ich den Segen der Fakom?“</text:p>
        <text:p text:style-name="First_20_line_20_indent">Richter überlegte. Seine Behörde war dafür zuständig, Fake News zu unterbinden. Katastrophenwarnungen waren ein heißes Eisen. Schnell konnten daraus Chaos und Verschwörungstheorien erwachsen, so wie anno ’42, als der vorausgesagte Tsunami nicht eintraf. Er deutete auf die Satellitenbilder. „Von den Russen, sagst du? haben die das auch wirklich gecheckt? Was sagen die Chinesen?“</text:p>
        <text:p text:style-name="First_20_line_20_indent">„Die Chinesen wollen, dass ich den Ball flach halten. <text:soft-page-break/>Vielleicht wollen die Amerikaner denen nur in die Parade fahren.“</text:p>
        <text:p text:style-name="First_20_line_20_indent">Ärgerlich, dachte Richter, Seit China für die Ordnung in Deutschland verantwortlich war, machten die Amerikaner immer wieder Schwierigkeiten. Bröckelte die Weltklimaallianz? Jetzt, kurz vor ihrem dreißigsten Jubiläum?</text:p>
        <text:p text:style-name="First_20_line_20_indent">Der Alte blickte Richter aus müden Augen an. „Das chinesische Statement lautet: ‚Wir sind auf dem richtigen Weg. Die Opfer waren nicht umsonst.‘“</text:p>
        <text:p text:style-name="First_20_line_20_indent">„Verstehe“, sagte Richter. „und dann kommt auch noch die Pandemie-Warnstufe dazu. Habt ihr hier eigentlich keine Masken?“</text:p>
        <text:p text:style-name="First_20_line_20_indent">Erst jetzt fiel ihm auf, dass der Alte Mund und Nase unbedeckt hielt. Dabei war er doch im kritischen Alter!</text:p>
        <text:p text:style-name="First_20_line_20_indent">Mir gleichgültiger Miene zog der Wettermann eine lappige Papiermaske unter einem Ordner hervor.</text:p>
        <text:p text:style-name="First_20_line_20_indent">„Die Pandemie-Warnstufe war das Einzige, was die Inselverwaltung bisher tun konnte.“</text:p>
        <text:p text:style-name="First_20_line_20_indent">Richter runzelte die Stirn.</text:p>
        <text:p text:style-name="First_20_line_20_indent">„Ist schon mit der Fakom abgeklärt. Dumm nur, dass wir damit unsere eigenen Leute nicht mehr evakuieren können.“</text:p>
        <text:p text:style-name="First_20_line_20_indent">Das Telefon klingelte und der Alte ging ran.</text:p>
        <text:p text:style-name="First_20_line_20_indent">„Fiete? Nee, du. Keine Neuigkeiten. In vierundzwanzig Stunden ist die Front da, wenn die Daten stimmen.“ Er legte auf. „Der Bürgermeister“, erklärte er.</text:p>
        <text:p text:style-name="First_20_line_20_indent">Richter verstand das Dilemma dieser Leute. Allerdings würde auch die Region Groß-Wolfenbüttel betroffen sein. Und hier lebten vier Millionen Menschen auf engstem Raum zusammen. Richter dachte an seine Eltern in der Kellerwohnung. Eine Entscheidung war gefragt.</text:p>
        <text:p text:style-name="First_20_line_20_indent"><text:soft-page-break/>„Ihr werdet die Pandemiestufe herabsetzen und eine Unwetterwarnung herausgeben“, sagte er mit de Autorität des Fakom-Kommissars. Der Alte hob die Brauen. „Wie war noch dein Name? Richter?“</text:p>
        <text:p text:style-name="First_20_line_20_indent">„Korrekt. aus Groß-Wolfenbüttel.“ Wie dumm, dass er seine Dienstmarke nicht mehr hatte. Um das Thema nicht zur Sprache kommen zu lassen, fragte er:</text:p>
        <text:p text:style-name="First_20_line_20_indent">„habt ihr noch andere Quellen? Da fahren doch diese Forschungsluftschiffe umher. Liefern die denn auch Daten?“</text:p>
        <text:p text:style-name="First_20_line_20_indent">„Tscha, das Wallach Research Center. Das sind Zoologen, Biochemiker, Ozeanographen. Würden wohl am liebsten zusammen mit ihren Fischen unter der Wasseroberfläche leben.“ Er nahm den Telefonhörer ab und wählte eine Nummer.</text:p>
        <text:p text:style-name="First_20_line_20_indent">„Fiete? ich bin’s noch mal. Also hier ist einer von der Fakom, nennt sich Richter. Der würde grünes Licht geben. Was sagst du? … Ja, klar, verstehe. Schriftlich. Ich sag’s ihm.“ Er wies auf eine Schreibmaschine. Richter nickte, setzte sich auf einen Schemel, spannte einen Bogen ein und tippte eine dienstliche Anweisung. Er riss den Bogen aus der Maschine und unterschrieb. Das musste genügen.</text:p>
        <text:p text:style-name="First_20_line_20_indent">„Jetzt brauche ich ein Taxi. Bin im Einsatz liegengeblieben.“</text:p>
        <text:p text:style-name="First_20_line_20_indent">Der Alte nickte, als ob jeden Tag ein im Einsatz liegengebliebener Fakom-Beamter bei ihm hereinschneite. „Taxen fahren zurzeit keine, wegen der Pandemie-Warnstufe. Ich fahr dich mit unserem Pick-up, muss sowieso noch ein paar Spanplatten holen, bevor der große Run einsetzt.“</text:p>
        <text:p text:style-name="First_20_line_20_indent">Was für ein raues, zupackendes Volk hier an der Küste lebt, dachte Richter. Ja, die halten die Stellung, während sich der Rest ins Landesinnere verdrückt.</text:p>
        <text:p text:style-name="First_20_line_20_indent"><text:soft-page-break/>Sie verließen das Containerbüro und bestiegen einen bulligen japanischen Pick-up, der mindestens dreißig Jahre auf dem Buckel hatte.</text:p>
        <text:p text:style-name="First_20_line_20_indent">„Ist das noch ein Dieselmotor?“ staunte Richter.</text:p>
        <text:p text:style-name="First_20_line_20_indent">„Ja, mit Sondergenehmigung, für den Katastrophenschutz. Die Kiste kommt aus Syrien, aus der Konkursmasse irgend einer Kampftruppe. Unverwüstlich. Wohin willst du?“</text:p>
        <text:p text:style-name="First_20_line_20_indent">„Zum Bahnhof“, entschied Richter. hier war nichts mehr zu tun.</text:p>
        <text:p text:style-name="First_20_line_20_indent">„Arbeitet ihr nicht mit dem Wallach Research Center zusammen?“ fragte Richter, den dieses Thema nicht losließ. „Ozeanforschung und Meteorologie gehören doch irgendwie zusammen, oder?“</text:p>
        <text:p text:style-name="First_20_line_20_indent">„Sollte man meinen“, brummte der Alte.</text:p>
        <text:p text:style-name="First_20_line_20_indent">Da hakte es wohl mit der Kooperation. Richter beschloss, sich selbst um dieses Thema zu kümmern, sobald er wieder etwas Luft hatte. Eine gute Gelegenheit für einen Einblick in dieses interessante Forschungsgebiet. Außerdem war seine Reisetasche noch im Hotel. Ja, da würde er auch noch anrufen müssen.</text:p>
        <text:p text:style-name="First_20_line_20_indent">Und da war auch schon der Bahnhof. Richter verabschiedete sich von dem freundlichen Meteorologen, und der alte Pick-up preschte davon, blaue Abgasschwaden hinterlassend.</text:p>
      </text:section>
      <text:h text:style-name="Heading_20_2" text:outline-level="2"><text:a xlink:type="simple" xlink:href="../normal_chapters.odt#ChID:8%7Cregion">Kapitel 11</text:a></text:h>
      <text:section text:style-name="Sect1" text:name="ScID:43">
        <text:p text:style-name="Text_20_body"><office:annotation>
      <dc:creator>Abschnitt</dc:creator>
      <dc:date>2023-08-07T14:19:43.51</dc:date>
      <text:p>~ Richters Chefin legt die Fälle zu den Akten. ~</text:p>
      <text:p/>
      <text:p><text:a xlink:href="../normal_scenes.odt#ScID:43%7Cregion">→Zusammenfassung</text:a></text:p>
     </office:annotation>Als Richter endlich wieder in seinem Büro am Lessingplatz war, war seine Chefin, die Staatsrätin Idil Üzel, immer noch nicht aus Berlin zurückgekehrt. Macht nichts, dachte <text:soft-page-break/>Richter, holte sich einen Kaffee an den Schreibtisch, und tippte seinen Bericht. Was für ein ereignisreicher Tag! Allerdings hatte ihn der Ausflug nach Bremen keinen Schritt näher ans Ziel gebracht. Ließ man die ganze Action einmal beiseite – Idil Üzel hatte für so etwas kein Interesse –, blieben einige vage Aussagen von Cordula Gundlach sowie ein ominöser Datenträger, hinter dem eine Bande von Kriminellen her war, deren Verbindung zu Leonie Schönbrunners Entführern oder den Aktivisten von <text:span text:style-name="Emphasis">Apocalypse Rebellion</text:span> mehr als fraglich war. Dann war da noch Cordulas geheimnisvoller Freund. Den hätte Richter am ehesten noch für einen militanten Klimaschützer gehalten. Doch egal, von welcher Seite man das Ganze betrachtete, es wollte sich einfach kein zusammenhängendes Bild formen. Doch irgend einen Schluss musste er liefern, die Chefin hasste Ungewissheit. Bekam sie keine Fakten präsentiert, konnte sie äußerst unangenehm werden. Richters Kombinationsgabe war gefragt. Er schrieb:</text:p>
        <text:p text:style-name="First_20_line_20_indent"><text:span text:style-name="Emphasis">Es besteht eine hochgradige Evidenz, dass sich auf der Insel Bremen zurzeit ein Revierkampf rivalisierender Alkoholkartelle abspielt. Gemäß noch unbestätigter Faktenlage wurden Cordula Gundlach und Olaf Pedersen während eines Segeltörns zu Zeugen illegaler Aktivität und sollten zum Schweigen gebracht werden. Überdies weisen das Verhalten und die Äußerungen von O. Pedersen deutlich auf Alkoholeinfluss hin. Gezeichnet: Richter, Kommissar.</text:span></text:p>
        <text:p text:style-name="First_20_line_20_indent">Zufrieden schickte Richter die E-Mail an Idils Handy. Damit wäre das Thema Bremen abgehakt, und er könnte sich wieder den Fingerabschneidern widmen, die Leonie Gundlach in ihrer Gewalt hatten.</text:p>
        <text:p text:style-name="First_20_line_20_indent">„Was ist das für ein Foto auf meinem Schreibtisch?“ fragte <text:soft-page-break/>er Luzie.</text:p>
        <text:p text:style-name="First_20_line_20_indent">„Ach, das! Beinahe hätte ich es vergessen, Chef: Das lag heute in einem unbeschrifteten Umschlag im Briefkasten. sieht aus wie die Abgeordnete Schönbrunner, nicht wahr?“</text:p>
        <text:p text:style-name="First_20_line_20_indent">Richter schaute genauer hin. „Tatsächlich.“ Sie starrte unglücklich in die Kamera, doch sie wirkte ansonsten wie immer. Schließlich war es ihre Aufgabe, die Menschen vor de Klimakatastrophe zu warnen, da gab es zur ernsten Miene keine Alternative. Er steckte das Foto in den Scanner, um es Idil zu schicken. Kaum war es draußen, rief sie auch schon an.</text:p>
        <text:p text:style-name="First_20_line_20_indent">„Linus, was ist los mit dir? Was soll dieses Bild?“</text:p>
        <text:p text:style-name="First_20_line_20_indent">Kommt wohl von den Entführern, als Lebenszeichen.</text:p>
        <text:p text:style-name="First_20_line_20_indent">„Unfug. Das ist von einem Wahlplakat abfotografiert, das sehe ich doch sofort. Du vergeudest jetzt keine Zeit mehr mit dieser Schönbrunner. Roland Haubold hat ihre Aufgaben kommissarisch übernommen. Nächste Woche findet eine Schweigeminute im Bundestag statt. Was wissen wir inzwischen von den Bombenlegern, Linus?“</text:p>
        <text:p text:style-name="First_20_line_20_indent">„Wenn man den Chinesen glaubt, gibt es keine Bombenleger. „Das Projekt <text:span text:style-name="Emphasis">Sanfte Erde</text:span> läuft nach Plan.“</text:p>
        <text:p text:style-name="First_20_line_20_indent">Idil schien mit sich zu kämpfen. „Na schön, ich kläre das mit dem Innenministerium ab. Wir wollen nicht anecken. Behalte die Sache im Auge, aber halte den Ball flach. Es darf auf keinen Fall zu Gerüchten und Fake News kommen, verstanden? Keine weiteren schlechten Nachrichten. Am besten, wir halten eine Pressekonferenz ab und bestätigen die Linie des Weltklimarats.“</text:p>
        <text:p text:style-name="First_20_line_20_indent">Damit lag man nie verkehrt. Und Richter könnte sich endlich einen freien Tag genehmigen und zum Arzt gehen. <text:soft-page-break/>Seitdem er den Elektroschock erhalten hatte, flatterte sein rechtes Augenlid. Außerdem schmerzte sein Magen. Wie es jetzt wohl seinem Vater ging? Ach ja, er wollte ja nach der Mutter sehen.</text:p>
        <text:p text:style-name="First_20_line_20_indent">„Geht in Ordnung, Idil. Ich lasse Luzie das organisieren. Wann wirst du zurück sein?“</text:p>
        <text:p text:style-name="First_20_line_20_indent">„Ich werde es wohl nicht bis zur Pressekonferenz schaffen. Du wirst mich vertreten.“</text:p>
        <text:p text:style-name="First_20_line_20_indent">Schmerz lass nach, dachte Richter. „In Ordnung, Idil“, sagte er. Sie hatte schon aufgelegt.</text:p>
      </text:section>
      <text:p text:style-name="Heading_20_4">* * *</text:p>
      <text:section text:style-name="Sect1" text:name="ScID:12">
        <text:p text:style-name="Text_20_body"><office:annotation>
      <dc:creator>Abschnitt</dc:creator>
      <dc:date>2023-08-07T14:19:43.51</dc:date>
      <text:p>~ Im Klinikum stirbt Richters Vater. ~</text:p>
      <text:p/>
      <text:p><text:a xlink:href="../normal_scenes.odt#ScID:12%7Cregion">→Zusammenfassung</text:a></text:p>
     </office:annotation>Nachdem er Luzie die nötigen Instruktionen gegeben hatte, ging Richter hinüber zur Dispatcherin, um von Placzinsky die Lage im Klinikum zu erfragen.</text:p>
        <text:p text:style-name="First_20_line_20_indent">„Alles in Butter, Chef. Ihrem Vater geht’s prächtig. Gerade zieht er sich an, um nach Hause zu fahren.“</text:p>
        <text:p text:style-name="First_20_line_20_indent">Das war doch mal eine gute Nachricht. „Dann könnt ihr jetzt abziehen. Schaut noch beim Chemiewerk vorbei und checkt die Lage.“ Es war nie verkehrt, Präsenz zu zeigen, auch wenn die Chinesen von der Weltklimaallianz offenbar alles unter Kontrolle hatten.</text:p>
        <text:p text:style-name="First_20_line_20_indent">„Geht klar, Chef. Moment … was ist das? He, holt Hilfe!“</text:p>
        <text:p text:style-name="First_20_line_20_indent">Richters Herz machte einen Satz.</text:p>
        <text:p text:style-name="First_20_line_20_indent">„Was ist los?“</text:p>
        <text:p text:style-name="First_20_line_20_indent">Keine Antwort.</text:p>
        <text:p text:style-name="First_20_line_20_indent">Die Panik pachte Richter. „Frank!“ brüllte er ins Mikro. Es knisterte und knirschte im Lautsprecher. Stimmengewirr im Hintergrund.</text:p>
        <text:p text:style-name="First_20_line_20_indent"><text:soft-page-break/>„Er ist zusammengebrochen, Chef. einfach so. Vor meinen Augen. Sie versuchen gerade, ihn wiederzubeleben.“</text:p>
      </text:section>
      <text:section text:style-name="Sect1" text:name="ScID:23">
        <text:p text:style-name="First_20_line_20_indent"><office:annotation>
      <dc:creator>Abschnitt</dc:creator>
      <dc:date>2023-08-07T14:19:43.51</dc:date>
      <text:p>~ Terroristen haben Richters ahnungslose Mutter in ihrer Gewalt. ~</text:p>
      <text:p/>
      <text:p><text:a xlink:href="../normal_scenes.odt#ScID:23%7Cregion">→Zusammenfassung</text:a></text:p>
     </office:annotation>Oh nein. Wie konnte Richter am schnellsten ins Klinikum kommen? Nein, da konnte er nicht helfen. Besser er rief seine Mutter an.</text:p>
        <text:p text:style-name="First_20_line_20_indent">„Oh, Linus!“ Mutter klang erfreut. „Weißt du was? Vati kommt nach Hause zurück.“</text:p>
        <text:p text:style-name="First_20_line_20_indent">„Ja, Mutter …“ Richter fehlten die Worte. Wie sollte er es ihr sagen? Er räusperte sich. „Weißt du, ich habe gerade mit jemandem im Krankenhaus gesprochen. Es könnte – hm – noch dauern.“</text:p>
        <text:p text:style-name="First_20_line_20_indent">„Das ist aber schade. Aber wenigstens bin ich nicht alleine. Jelena ist ein wahrer Schatz, Linus. Vielen, vielen Dank noch mal. Das war vielleicht eine Überraschung!“</text:p>
        <text:p text:style-name="First_20_line_20_indent">„Jelena? Welche Jelena?“</text:p>
        <text:p text:style-name="First_20_line_20_indent">„Na, die Haushaltshilfe, die du für mich organisiert hast. So eine nette Überraschung. Wo es doch so schwer ist, heutzutage noch jemanden zu finden, der richtig anpackt.“</text:p>
        <text:p text:style-name="First_20_line_20_indent">Richter fühlte sich, als müsse er sich gleich übergeben. „Gib mir diese Jelena mal ans Telefon, bitte!“ brachte er heraus.</text:p>
        <text:p text:style-name="First_20_line_20_indent">„Aber gern, Schatz. … Jelena! Mein Sohn möchte dich sprechen!“</text:p>
        <text:p text:style-name="First_20_line_20_indent">Es raschelte.</text:p>
        <text:p text:style-name="First_20_line_20_indent">„Hallo Linus! Was für eine entzückende Wohnung das hier ist! Und was für ein reizender Mensch deine Mutter!“</text:p>
        <text:p text:style-name="First_20_line_20_indent">„Ich – äh – also, das ist ja furchtbar nett, aber wir brauchen deine Dienste jetzt nicht mehr. Du kannst wieder gehen. Ich mache heute früher Schluss und kümmere mich selbst um meine Mutter.“</text:p>
        <text:p text:style-name="First_20_line_20_indent"><text:soft-page-break/>„Das ist <text:span text:style-name="Emphasis">überhaupt</text:span> nicht nötig, Linus. Wir zwei kommen hier wunderbar zurecht. Wir sind schon Freundinnen. Und dein Vater … nun, ja … das ist wirklich traurig. Aber du steckst doch bis zum Hals in Arbeit, hab ich Recht? Diesen Prozess organisieren, gegen eine Bundestagsabgeordnete. In nur einer Woche …“</text:p>
        <text:p text:style-name="First_20_line_20_indent">„Gib mir sofort meine Mutter!“ verlangte Richter.</text:p>
        <text:p text:style-name="First_20_line_20_indent">Rascheln.</text:p>
        <text:p text:style-name="First_20_line_20_indent">„Linus! Du hast ja so viel Stress, du Armer. Isst du auch genug? Hast du Bewegung an frischer Luft?“</text:p>
        <text:p text:style-name="First_20_line_20_indent">„Hör mir zu, Mutter: Du schickst diese Jelena jetzt weg. Sofort. Verstanden?“</text:p>
        <text:p text:style-name="First_20_line_20_indent">„Du musst nicht unfreundlich sein, Linus. Ich kann Jelena auch selbst bezahlen. Der gute Rotwein im Keller, weißt du noch?“</text:p>
        <text:p text:style-name="First_20_line_20_indent">„Keine Diskussion. Hinaus mit ihr. Ich schicke dir gleich jemand anderen.“</text:p>
        <text:p text:style-name="First_20_line_20_indent">„Du bist eifersüchtig, Linus. Das ist überhaupt nicht nötig. Jelena ist ein Engel, aber du bist doch immer noch mein Sohn.“</text:p>
        <text:p text:style-name="First_20_line_20_indent">„Ich komme selbst, Mutter“, sagte er. „Bis gleich.“</text:p>
        <text:p text:style-name="First_20_line_20_indent">Er holte seine Dienstwaffe aus der Schublade und prüfte das Magazin.</text:p>
      </text:section>
      <text:section text:style-name="Sect1" text:name="ScID:24">
        <text:p text:style-name="First_20_line_20_indent"><office:annotation>
      <dc:creator>Abschnitt</dc:creator>
      <dc:date>2023-08-07T14:19:43.52</dc:date>
      <text:p>~ Die Sonderermittlerin Corinne taucht auf. ~</text:p>
      <text:p/>
      <text:p><text:a xlink:href="../normal_scenes.odt#ScID:24%7Cregion">→Zusammenfassung</text:a></text:p>
     </office:annotation>Es klopfte am Türrahmen. Eine Frau stand dort, die er noch nie gesehen hatte. Unter anderen Umständen hätte Richter sie für absolut umwerfend gehalten, doch für solche Betrachtungen war jetzt kein Platz in seinem Kopf.</text:p>
        <text:p text:style-name="First_20_line_20_indent">„Linus Richter?“ Sie lächelte. „Ich bin Corinne Barland, Sonderermittlerin von Europol. Darf ich hereinkommen?“</text:p>
        <text:p text:style-name="First_20_line_20_indent">„Tut mir leid, äh, Corinne, ich muss dringend fort. Meine <text:soft-page-break/>Mutter …“</text:p>
        <text:p text:style-name="First_20_line_20_indent">Sie versperrte ihm den Weg.</text:p>
        <text:p text:style-name="First_20_line_20_indent">„Deine Mutter, Linus, ich weiß. Diese Haushaltshilfe. Wir kümmern uns darum, keine Sorge.“ Ihr Blick wurde ernst. „Und mein herzliches Beileid wegen deines Vaters, Linus. Was für eine erschütternde Wendung.“</text:p>
        <text:p text:style-name="First_20_line_20_indent">„Mein Vater? Ist er tot?“</text:p>
        <text:p text:style-name="First_20_line_20_indent">Corinne legte ihm eine federleichte Hand auf die Schulter. „Er ist von uns gegangen, Linus. Es tut mir so leid.“</text:p>
        <text:p text:style-name="First_20_line_20_indent">Für einen Moment erschlafften in Linus Richter alle Muskeln, dann aber riss er sich zusammen, stürzte zum Telefon und wählte die elterliche Nummer. Die synthetische Stimme des Anrufbeantworter ertönte: „Zur Zeit ist niemand zu sprechen. Bitte hinterlassen Sie nach dem Signalton –“</text:p>
        <text:p text:style-name="First_20_line_20_indent">Was war da los? Und überhaupt: Eine Sonderermittlerin der Europol? So etwas wie ein <text:span text:style-name="Emphasis">Special Agent</text:span> des FBI? Er musste sofort seine Chefin informieren.</text:p>
        <text:p text:style-name="First_20_line_20_indent">Idil meldete sich mit genervter Stimme. Im Hintergrund war Gläserklirren und gedämpftes Gelächter zu hören.</text:p>
        <text:p text:style-name="First_20_line_20_indent">„Idil, hier ist eine Corinne, äh –“</text:p>
        <text:p text:style-name="First_20_line_20_indent">„Barland“, half die umwerfende Frau aus.</text:p>
        <text:p text:style-name="First_20_line_20_indent">„Corinne Barland, Idil. Sie sagt, sie sei eine Europol-Sonderermittlerin.“</text:p>
        <text:p text:style-name="First_20_line_20_indent">„Europol?“ Idil schien zu überlegen. „Na gut. Daran kann ich nichts ändern. Du tust, was sie sagt. Dass mir keine Klagen kommen. Ich muss jetzt Schluss machen.“ Klick.</text:p>
        <text:p text:style-name="First_20_line_20_indent">Corinne Barland lächelte charmant unter ihrer Maske.</text:p>
        <text:p text:style-name="First_20_line_20_indent">„Jetzt, wo das geklärt wäre, müssen wir uns sofort an die Arbeit machen, sonst gerät die Lage außer Kontrolle. Die Probleme haben eine neue Dimension angenommen.“</text:p>
        <text:p text:style-name="First_20_line_20_indent"><text:soft-page-break/>„Eine neue Dimension?“</text:p>
        <text:p text:style-name="First_20_line_20_indent">„Das Projekt <text:span text:style-name="Emphasis">Sanfte Sonne</text:span> ist in ernsthafter Gefahr. Inzwischen wurden in acht verschiedenen Ländern Forschungsstätten und Produktionsanlagen zerstört. Der Weltklimarat ist aufs äußerste besorgt.“</text:p>
        <text:p text:style-name="First_20_line_20_indent">„Warum nimmt der die Sache nicht in die Hand?“ fragte Richter. „Die haben doch ganz andere Möglichkeiten als wir.“</text:p>
        <text:p text:style-name="First_20_line_20_indent">Corinnes Augen blickten ernst. „Man erwartet von uns, dass wir die Ordnung aufrecht erhalten, Linus. Wenn wir das nicht können, wird Deutschland unter Militärverwaltung gestellt.“</text:p>
        <text:p text:style-name="First_20_line_20_indent">Wie Polen und Ungarn, dachte Richter. Das musste natürlich nicht sein.</text:p>
        <text:p text:style-name="First_20_line_20_indent">„Okay“, sagte er. „Womit beginnen wir?“</text:p>
        <text:p text:style-name="First_20_line_20_indent">„Zuerst einmal wirst du mich briefen, Linus. Damit ich im Bild bin. Habt ihr Kaffee?“</text:p>
      </text:section>
      <text:p text:style-name="Heading_20_4">* * *</text:p>
      <text:section text:style-name="Sect1" text:name="ScID:44">
        <text:p text:style-name="Text_20_body"><office:annotation>
      <dc:creator>Abschnitt</dc:creator>
      <dc:date>2023-08-07T14:19:43.52</dc:date>
      <text:p>~ Corinne fragt Richter über Cordula aus. ~</text:p>
      <text:p/>
      <text:p><text:a xlink:href="../normal_scenes.odt#ScID:44%7Cregion">→Zusammenfassung</text:a></text:p>
     </office:annotation>Im Vernehmungsraum war es ruhig. Richter schenkte Kaffee ein. Corinne nahm Milch und Zucker, und er erzählte. Corinne war eine aufmerksame Zuhörerin.</text:p>
        <text:p text:style-name="First_20_line_20_indent">„Mehr hat Cordula nicht gesagt?“ fragte sie. „Ein Datenträger? Was meint sich damit? Einen Stick? Eine Speicherkarte?“</text:p>
        <text:p text:style-name="First_20_line_20_indent">„Eine Speicherkarte“, vermutete Richter. „Sie wollten ja Videoaufnahmen machen. Womöglich ist es Olaf noch gelungen, etwas aufzunehmen, als seine Mitstreiter verschwanden.“</text:p>
        <text:p text:style-name="First_20_line_20_indent">„Was wissen wir über die Mitstreiter?“ fragte Corinne.</text:p>
        <text:p text:style-name="First_20_line_20_indent">„Nicht viel. Einer hieß Kalle, einer Jochen.“</text:p>
        <text:p text:style-name="First_20_line_20_indent">Corinne tippte auf ihrem Smartphone herum, einem modern <text:soft-page-break/>aussehenden Teil. Bei Europol sind sie wohl großzügiger als ei uns in Niedersachsen, dachte Richter nicht ohne Neid.</text:p>
        <text:p text:style-name="First_20_line_20_indent">„Da hätte ich einen Kalle Schiefer, und einen Jochen Heitmann“, sagte sie. „Beides alte <text:span text:style-name="Emphasis">Extinction Rebellion</text:span> Leute. Ich gebe das gleich mal unseren Leuten weiter.“</text:p>
        <text:p text:style-name="First_20_line_20_indent">Sie hat Personal im Hintergrund, das für sie recherchiert und fahndet, dabei ist sie noch so jung aus. Muss eine echte Überfliegerin sein, dachte Richter bewundernd.</text:p>
        <text:p text:style-name="First_20_line_20_indent">„So, für Olaf habe ich auch einen Namen: Olaf Pedersen, bisher eher unauffällig. Und wo, sagtest du, hast du ihn zuletzt gesehen?“</text:p>
        <text:p text:style-name="First_20_line_20_indent">„Zwischen der Fischfabrik und Bremen Airport. Die Alkoholschmuggler könnten ihn inzwischen geschnappt und zum Reden gebracht haben.“</text:p>
        <text:p text:style-name="First_20_line_20_indent">Corinnes Blick über der Maske wurde nachdenklich. „Was könnte den Alkoholschmugglern so wichtig sein an dem, was Olaf gesehen hat?“</text:p>
        <text:p text:style-name="First_20_line_20_indent">„Das ist doch klar: Sie wollen wissen, wie weit ihre Tarnung aufgeflogen ist.“</text:p>
        <text:p text:style-name="First_20_line_20_indent">„Kann sein“, meinte Corinne. Aber weißt du was? ich bin mir inzwischen ziemlich sicher, dass dieser Olaf unwichtig ist. Auch die Alkoholschmuggler sind unwichtig. Überlassen wir sie einfach den Bremer Kollegen. Die sind vor Ort und können am besten die Spuren sichern.“</text:p>
        <text:p text:style-name="First_20_line_20_indent">„Das sagt meine Chefin auch.“</text:p>
        <text:p text:style-name="First_20_line_20_indent">„Sehr schön. Dann gehe ich mal wieder.“ sie leerte ihre Kaffeetasse und stand auf. „Danke für deine Kooperation, Linus.“</text:p>
        <text:p text:style-name="First_20_line_20_indent">Richter war enttäuscht. Warum hatte man ihm diese Spitzenfrau geschickt, wenn sich alle einig waren, dass es <text:soft-page-break/>im Grunde gar nichts zu ermitteln gab?</text:p>
        <text:p text:style-name="First_20_line_20_indent">„Und was ist mit den Bombenattentätern?“ fragte er. „Und den Leuten, die meinen Vater bedroht haben? Wo ist meine Mutter?“</text:p>
        <text:p text:style-name="First_20_line_20_indent">Corinne lächelte. „Der geht es bestimmt gut, Linus. mach dir keine Sorgen.“</text:p>
        <text:p text:style-name="First_20_line_20_indent">Die hat leicht reden, dachte Richter und stellte die Tassen aufs Tablett.</text:p>
      </text:section>
      <text:p text:style-name="Heading_20_4">* * *</text:p>
      <text:section text:style-name="Sect1" text:name="ScID:45">
        <text:p text:style-name="Text_20_body"><office:annotation>
      <dc:creator>Abschnitt</dc:creator>
      <dc:date>2023-08-07T14:19:43.52</dc:date>
      <text:p>~ Richter findet seine Mutter nicht. Corinne hat ihn getäuscht. ~</text:p>
      <text:p/>
      <text:p><text:a xlink:href="../normal_scenes.odt#ScID:45%7Cregion">→Zusammenfassung</text:a></text:p>
     </office:annotation>So plötzlich diese Corinne gekommen war, war sie auch schon wieder weg. Richter hielt es nicht mehr aus. Er eilte an seinen Arbeitsplatz und wählte die elterliche Nummer. Wieder nur der Anrufbeantworter. Ich fahre jetzt hin, sagte er sich. Wer weiß, ob diese Europol-Leute wirklich alles im Griff haben. Also zog er das Schulterhalfter über, steckte seine <text:span text:style-name="Emphasis">Makarow</text:span> ein und machte sich auf den Weg zur Bushaltestelle.</text:p>
        <text:p text:style-name="First_20_line_20_indent">Die Eltern wohnten in einem komfortablen Kellerraum eines großen Wohnblocks aus den 1980ern. Die Tür war unverschlossen, das Zimmer war leer. Richter ging in die Gemeinschaftsküche, wo ein verschlafener Typ Porridge kochte.</text:p>
        <text:p text:style-name="First_20_line_20_indent">„Tag“, sagte Richter. „Hast du vielleicht meine Mutter gesehen?“</text:p>
        <text:p text:style-name="First_20_line_20_indent">Der Typ gähnte. „Du bist doch der Kommissar, nicht wahr? Ich glaube, sie ist mit einem Auto weggefahren.“</text:p>
        <text:p text:style-name="First_20_line_20_indent">„Was für ein Auto? Farbe? Kennzeichen? Wer war bei ihr?“</text:p>
        <text:p text:style-name="First_20_line_20_indent">„Was soll das werden, ein Verhör?“ Der Typ kratzte den <text:soft-page-break/>Porridge aus der Pfanne in einen Teller und goss milch darüber. „Ein Mann und eine Frau, glaube ich. Diese Haushaltshilfe. Vielleicht sind sie beim Einkaufen?“</text:p>
        <text:p text:style-name="First_20_line_20_indent">Richter hatte da keine große Hoffnung. Wenn hier keine Polizeiaktion stattgefunden hatte, hieß das, dass seine Mutter jetzt ebenfalls in der Gewalt der Geiselnehmer war. Er zog sein Handy aus der Tasche und prüfte das Netz. Ein halber Balken, immerhin. Er würde diese Corinne noch einmal fragen, vielleicht wusste die ja inzwischen mehr. Hatte sie ihm eigentlich ihre Nummer dagelassen? Nein. Er wählte seine eigene. Luzie meldete sich. Er bat sie, ihn mit Corinne Barland von der Europol zu verbinden.</text:p>
        <text:p text:style-name="First_20_line_20_indent">„Okay“, antwortete sie. „Sofort.“</text:p>
        <text:p text:style-name="First_20_line_20_indent">Er wartete. Dann meldete Luzie sich wieder:</text:p>
        <text:p text:style-name="First_20_line_20_indent">„Sie sagen, sie haben keine Mitarbeiterin namens Corinne Barland bei der Europol.“</text:p>
        <text:p text:style-name="First_20_line_20_indent">Was? War Corinne etwa eine verdeckte Ermittlerin mit einem falschen Namen? oder – er wagte kaum, daran zu denken – war sie in Wahrheit gar keine Polizistin? Genau genommen, wollte sie nur wissen, was diese Drogenschmuggler auch wissen wollten, nämlich, was ihm Cordula in den letzten Minuten ihres Lebens anvertraut hatte. Aber welchen Sinn ergab das? Und seine Mutter? Ratlos machte sich Richter auf den Rückwe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egoe UI" svg:font-family="'Segoe UI'"/>
    <style:font-face style:name="Segoe UI1" svg:font-family="'Segoe UI'" style:font-family-generic="swiss"/>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Scene_20_mark" style:display-name="Scene mark" style:family="paragraph" style:parent-style-name="Standard" style:next-style-name="Standard" style:class="text">
      <style:text-properties fo:color="#008000" fo:font-size="10pt" fo:language="zxx" fo:country="none"/>
    </style:style>
    <style:style style:name="Scene_20_mark_20__28_unused_20_type_29_" style:display-name="Scene mark (unused type)" style:family="paragraph" style:parent-style-name="Standard" style:next-style-name="Standard" style:class="text">
      <style:text-properties fo:color="#808080" fo:font-size="10pt" fo:language="zxx" fo:country="none"/>
    </style:style>
    <style:style style:name="Scene_20_mark_20__28_notes_20_type_29_" style:display-name="Scene mark (notes type)" style:family="paragraph" style:parent-style-name="Standard" style:next-style-name="Standard" style:class="text">
      <style:text-properties fo:color="#0000ff" fo:font-size="10pt" fo:language="zxx" fo:country="none"/>
    </style:style>
    <style:style style:name="Scene_20_mark_20__28_todo_20_type_29_" style:display-name="Scene mark (todo type)" style:family="paragraph" style:parent-style-name="Standard" style:next-style-name="Standard" style:class="text">
      <style:text-properties fo:color="#b22222" fo:font-size="10pt" fo:language="zxx" fo:country="none"/>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9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estprojekt</dc:title>
    <dc:description>Die Welt im Jahr 2053. Seit dreißig Jahren regiert die Weltklimaallianz, ein Zusammenschluss der Großmächte USA, China und Russland, um die Erwärmung der Erdatmosphäre aufzuhalten. Das aktuelle Geoengineeringprojekt besteht darin, die Sonneneinstrahlung zu verringern, indem Karbonatpartikel in die Stratosphäre eingebracht werden. Dazu müssen weltweit große Mengen von Karbonat hergestellt werden. Intern konkurrieren die Großmächte: Während China die Atomkraft weiterentwickelt, setzt Russland auf Solarzellenproduktion. 

In Deutschland regiert die Bundeskanzlerin durch Verordnungen. Das Infektionsschutzgesetz verbietet Bundestagssitzungen. Es gibt eine Menge konkurrierender Ministerien, welche die oft widersprüchlichen Verordnungen der Kanzlerin umsetzen müssen; Entscheidungen trifft die Kanzlerin in Audienzen. 

Linus Richter, Kriminalkommissar in Groß-Wolfenbüttel, will in einer Welt voller Katastrophen und Bedrohungen Ruhe und Ordnung aufrechterhalten. Er ist ein ehemaliger Sympathisant von Klimaaktivisten, der nun, da die Weltklimaallianz an der Macht ist, die Obrigkeit mit voller Überzeugung unterstützt. Doch der Klimawandel dauert an, und extremistische Gruppen formieren sich, um immer radikalere Aktionen durchzuführen und die Projekte der Regierung sowie die Pläne ihrer Rivalen zu bekämpfen. Bei seinen gefahrvollen und verlustreichen Ermittlungen gegen Entführer und Attentäter kommt Linus Richter einer Verschwörung auf die Spur, welche die Geschichte der Menschheit in eine völlig neue Bahn lenken will. Am Ende muss Linus einsehen, dass sich Natur und Menschen jeder Kontrolle entziehen.</dc:description>
    <dc:subject/>
    <meta:keyword/>
    <meta:initial-creator>Peter Triesberger</meta:initial-creator>
    <dc:creator>Peter Triesberger</dc:creator>
    <meta:creation-date>2023-08-07T14:19:39Z</meta:creation-date>
    <dc:date>2023-08-07T14:21:07.97</dc:date>
    <meta:document-statistic meta:table-count="0" meta:image-count="0" meta:object-count="0" meta:page-count="94" meta:paragraph-count="779" meta:word-count="20740" meta:character-count="133699"/>
    <meta:editing-duration>PT1M24S</meta:editing-duration>
    <meta:editing-cycles>1</meta:editing-cycles>
  </office:meta>
</office:document-meta>
</file>